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alibri" svg:font-family="Calibri"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yriad Pro" svg:font-family="'Myriad Pr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erif1" svg:font-family="'Liberation Serif'" style:font-family-generic="system" style:font-pitch="variable"/>
    <style:font-face style:name="Myriad Pro1" svg:font-family="'Myriad Pr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3479in" fo:margin-left="-0.1507in" fo:margin-top="0in" fo:margin-bottom="0in" table:align="left" style:writing-mode="lr-tb"/>
    </style:style>
    <style:style style:name="Table1.A" style:family="table-column">
      <style:table-column-properties style:column-width="3.675in"/>
    </style:style>
    <style:style style:name="Table1.B" style:family="table-column">
      <style:table-column-properties style:column-width="3.6729in"/>
    </style:style>
    <style:style style:name="Table1.1" style:family="table-row">
      <style:table-row-properties fo:keep-together="auto"/>
    </style:style>
    <style:style style:name="Table1.A1" style:family="table-cell">
      <style:table-cell-properties style:vertical-align="" fo:padding="0in" fo:border="none" style:writing-mode="lr-tb"/>
    </style:style>
    <style:style style:name="P1" style:family="paragraph" style:parent-style-name="Standard">
      <style:paragraph-properties fo:margin-left="0in" fo:margin-right="0in" fo:text-align="start" style:justify-single-word="false" fo:orphans="2" fo:widows="2" fo:text-indent="0in" style:auto-text-indent="false" style:vertical-align="auto"/>
    </style:style>
    <style:style style:name="P2" style:family="paragraph" style:parent-style-name="Default">
      <style:paragraph-properties fo:margin-left="0in" fo:margin-right="0in" fo:text-align="start" style:justify-single-word="false" fo:orphans="0" fo:widows="0" fo:text-indent="0in" style:auto-text-indent="false" style:vertical-align="auto"/>
    </style:style>
    <style:style style:name="P3" style:family="paragraph" style:parent-style-name="Default">
      <style:paragraph-properties fo:margin-left="0in" fo:margin-right="0in" fo:text-align="start" style:justify-single-word="false" fo:orphans="0" fo:widows="0" fo:text-indent="0in" style:auto-text-indent="false" style:vertical-align="auto"/>
      <style:text-properties officeooo:paragraph-rsid="001316ae"/>
    </style:style>
    <style:style style:name="P4" style:family="paragraph" style:parent-style-name="Default">
      <style:paragraph-properties fo:margin-left="0in" fo:margin-right="0in" fo:text-align="start" style:justify-single-word="false" fo:orphans="0" fo:widows="0" fo:text-indent="0in" style:auto-text-indent="false" style:vertical-align="auto"/>
      <style:text-properties officeooo:paragraph-rsid="0016f34e"/>
    </style:style>
    <style:style style:name="P5" style:family="paragraph" style:parent-style-name="Default">
      <style:paragraph-properties fo:margin-left="0in" fo:margin-right="0in" fo:text-align="start" style:justify-single-word="false" fo:orphans="0" fo:widows="0" fo:text-indent="0in" style:auto-text-indent="false" style:vertical-align="auto"/>
      <style:text-properties officeooo:paragraph-rsid="0018111b"/>
    </style:style>
    <style:style style:name="P6" style:family="paragraph" style:parent-style-name="Default">
      <style:paragraph-properties fo:margin-left="0in" fo:margin-right="0in" fo:text-align="start" style:justify-single-word="false" fo:orphans="0" fo:widows="0" fo:text-indent="0in" style:auto-text-indent="false" style:vertical-align="auto"/>
      <style:text-properties officeooo:paragraph-rsid="002cb213"/>
    </style:style>
    <style:style style:name="P7"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Tahoma" fo:font-size="10pt" fo:language="en" fo:country="US" style:letter-kerning="true" style:font-name-asian="Tahoma1" style:font-size-asian="10pt" style:language-asian="ar" style:country-asian="SA"/>
    </style:style>
    <style:style style:name="P8"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Tahoma" fo:font-size="9pt" fo:language="en" fo:country="US" style:letter-kerning="true" style:font-name-asian="Tahoma1" style:font-size-asian="9pt" style:language-asian="ar" style:country-asian="SA"/>
    </style:style>
    <style:style style:name="P9"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Tahoma" fo:font-size="9pt" fo:language="en" fo:country="US" officeooo:rsid="0018111b" officeooo:paragraph-rsid="0018111b" style:letter-kerning="true" style:font-name-asian="Tahoma1" style:font-size-asian="9pt" style:language-asian="ar" style:country-asian="SA"/>
    </style:style>
    <style:style style:name="P10"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Tahoma" fo:font-size="9pt" fo:language="en" fo:country="US" style:letter-kerning="true" style:font-name-asian="Tahoma1" style:font-size-asian="9pt" style:language-asian="ar" style:country-asian="SA" style:font-size-complex="9pt"/>
    </style:style>
    <style:style style:name="P11"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Tahoma" fo:font-size="9pt" fo:language="en" fo:country="US" style:letter-kerning="true" style:font-name-asian="Tahoma1" style:font-size-asian="9pt" style:language-asian="en" style:country-asian="US"/>
    </style:style>
    <style:style style:name="P12"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Tahoma" fo:font-size="9pt" fo:language="en" fo:country="US" fo:font-weight="bold" style:letter-kerning="true" style:font-name-asian="Tahoma1" style:font-size-asian="9pt" style:language-asian="ar" style:country-asian="SA" style:font-weight-asian="bold"/>
    </style:style>
    <style:style style:name="P13"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Myriad Pro" fo:font-size="12pt" fo:language="en" fo:country="US" style:letter-kerning="true" style:font-name-asian="Myriad Pro1" style:font-size-asian="12pt" style:language-asian="ar" style:country-asian="SA"/>
    </style:style>
    <style:style style:name="P14"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FreeSans" fo:font-size="12pt" fo:language="en" fo:country="US" style:letter-kerning="true" style:font-name-asian="Myriad Pro1" style:font-size-asian="12pt" style:language-asian="ar" style:country-asian="SA"/>
    </style:style>
    <style:style style:name="P15"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FreeSans" fo:font-size="12pt" fo:language="en" fo:country="US" style:letter-kerning="true" style:font-name-asian="Liberation Serif1" style:font-size-asian="12pt" style:language-asian="hi" style:country-asian="IN"/>
    </style:style>
    <style:style style:name="P16"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FreeSans" fo:font-size="12pt" fo:language="en" fo:country="US" style:letter-kerning="true" style:font-name-asian="Tahoma1" style:font-size-asian="12pt" style:language-asian="ar" style:country-asian="SA"/>
    </style:style>
    <style:style style:name="P17"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FreeSans" fo:font-size="12pt" fo:language="en" fo:country="US" fo:font-weight="normal" style:letter-kerning="true" style:font-name-asian="Tahoma1" style:font-size-asian="12pt" style:language-asian="ar" style:country-asian="SA" style:font-weight-asian="normal"/>
    </style:style>
    <style:style style:name="P18"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FreeSans1" fo:font-size="12pt" fo:language="en" fo:country="US" officeooo:rsid="001316ae" officeooo:paragraph-rsid="00242b01" style:letter-kerning="true" style:font-name-asian="Tahoma1" style:font-size-asian="12pt" style:language-asian="ar" style:country-asian="SA" style:font-size-complex="12pt"/>
    </style:style>
    <style:style style:name="P19"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FreeSans1" fo:font-size="12pt" fo:language="en" fo:country="US" officeooo:rsid="0018111b" officeooo:paragraph-rsid="0018111b" style:letter-kerning="true" style:font-name-asian="Tahoma1" style:font-size-asian="12pt" style:language-asian="ar" style:country-asian="SA" style:font-size-complex="12pt"/>
    </style:style>
    <style:style style:name="P20"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FreeSans1" fo:font-size="12pt" fo:language="en" fo:country="US" officeooo:rsid="002874a7" officeooo:paragraph-rsid="0018111b" style:letter-kerning="true" style:font-name-asian="Tahoma1" style:font-size-asian="12pt" style:language-asian="ar" style:country-asian="SA" style:font-size-complex="12pt"/>
    </style:style>
    <style:style style:name="P21" style:family="paragraph" style:parent-style-name="Default">
      <style:paragraph-properties fo:margin-left="0in" fo:margin-right="0in" fo:text-align="start" style:justify-single-word="false" fo:orphans="0" fo:widows="0" fo:text-indent="0in" style:auto-text-indent="false" style:vertical-align="auto"/>
      <style:text-properties fo:color="#000000" style:font-name="FreeSans1" fo:font-size="12pt" fo:language="en" fo:country="US" fo:font-weight="normal" officeooo:rsid="0016f34e" officeooo:paragraph-rsid="0016f34e" style:letter-kerning="true" style:font-name-asian="Tahoma1" style:font-size-asian="12pt" style:language-asian="ar" style:country-asian="SA" style:font-weight-asian="normal" style:font-size-complex="12pt" style:font-weight-complex="normal"/>
    </style:style>
    <style:style style:name="P22" style:family="paragraph" style:parent-style-name="Default">
      <style:paragraph-properties fo:margin-left="0in" fo:margin-right="0in" fo:text-align="start" style:justify-single-word="false" fo:orphans="0" fo:widows="0" fo:text-indent="0in" style:auto-text-indent="false" style:vertical-align="auto"/>
      <style:text-properties fo:language="en" fo:country="US"/>
    </style:style>
    <style:style style:name="P23" style:family="paragraph" style:parent-style-name="Default">
      <style:paragraph-properties fo:margin-left="0in" fo:margin-right="0in" fo:text-align="start" style:justify-single-word="false" fo:orphans="0" fo:widows="0" fo:text-indent="0in" style:auto-text-indent="false" style:vertical-align="auto"/>
      <style:text-properties style:font-name="FreeSans1" fo:font-size="12pt" officeooo:paragraph-rsid="0016f34e" style:font-size-asian="12pt" style:font-size-complex="12pt"/>
    </style:style>
    <style:style style:name="P24" style:family="paragraph" style:parent-style-name="Default">
      <style:paragraph-properties fo:margin-left="0in" fo:margin-right="0in" fo:text-align="start" style:justify-single-word="false" fo:orphans="0" fo:widows="0" fo:text-indent="0in" style:auto-text-indent="false" style:vertical-align="auto"/>
      <style:text-properties style:font-name="FreeSans1" fo:font-size="11pt" style:font-size-asian="11pt" style:font-size-complex="11pt"/>
    </style:style>
    <style:style style:name="P25" style:family="paragraph" style:parent-style-name="Default">
      <style:paragraph-properties fo:margin-left="0in" fo:margin-right="0in" fo:text-align="start" style:justify-single-word="false" fo:orphans="0" fo:widows="0" fo:text-indent="0in" style:auto-text-indent="false" style:vertical-align="auto"/>
      <style:text-properties fo:font-size="9pt" style:font-size-asian="9pt" style:font-size-complex="9pt"/>
    </style:style>
    <style:style style:name="P26" style:family="paragraph" style:parent-style-name="Default">
      <style:paragraph-properties fo:margin-left="0in" fo:margin-right="0in" fo:text-align="start" style:justify-single-word="false" fo:orphans="0" fo:widows="0" fo:text-indent="0in" style:auto-text-indent="false" style:vertical-align="auto"/>
      <style:text-properties fo:font-size="9pt" officeooo:paragraph-rsid="0018111b" style:font-size-asian="9pt" style:font-size-complex="9pt"/>
    </style:style>
    <style:style style:name="P27" style:family="paragraph" style:parent-style-name="Default">
      <style:paragraph-properties fo:margin-left="0in" fo:margin-right="0in" fo:margin-top="0.0417in" fo:margin-bottom="0in" loext:contextual-spacing="false" fo:text-align="start" style:justify-single-word="false" fo:orphans="0" fo:widows="0" fo:text-indent="0in" style:auto-text-indent="false" fo:padding-left="0in" fo:padding-right="0in" fo:padding-top="0in" fo:padding-bottom="0.0138in" fo:border-left="none" fo:border-right="none" fo:border-top="none" fo:border-bottom="0.51pt solid #000001" style:vertical-align="auto"/>
      <style:text-properties fo:color="#000000" style:font-name="Tahoma" fo:font-size="9pt" fo:language="en" fo:country="US" fo:font-weight="bold" style:letter-kerning="true" style:font-name-asian="Tahoma1" style:font-size-asian="9pt" style:language-asian="ar" style:country-asian="SA" style:font-weight-asian="bold"/>
    </style:style>
    <style:style style:name="P28" style:family="paragraph" style:parent-style-name="MQ">
      <style:paragraph-properties fo:margin-left="0in" fo:margin-right="0in" fo:text-align="start" style:justify-single-word="false" fo:orphans="0" fo:widows="0" fo:text-indent="0in" style:auto-text-indent="false" style:vertical-align="auto"/>
      <style:text-properties fo:color="#000000" style:font-name="Tahoma" fo:font-size="9pt" fo:language="en" fo:country="US" style:letter-kerning="true" style:font-name-asian="Tahoma1" style:font-size-asian="9pt" style:language-asian="ar" style:country-asian="SA"/>
    </style:style>
    <style:style style:name="P29" style:family="paragraph" style:parent-style-name="MQ">
      <style:paragraph-properties fo:margin-left="0in" fo:margin-right="0in" fo:text-align="start" style:justify-single-word="false" fo:orphans="0" fo:widows="0" fo:text-indent="0in" style:auto-text-indent="false" style:vertical-align="auto"/>
      <style:text-properties fo:color="#000000" style:font-name="Calibri" fo:font-size="11pt" fo:language="en" fo:country="US" style:letter-kerning="true" style:font-name-asian="Myriad Pro1" style:font-size-asian="11pt" style:language-asian="ar" style:country-asian="SA"/>
    </style:style>
    <style:style style:name="P30" style:family="paragraph" style:parent-style-name="MQ">
      <style:paragraph-properties fo:margin-left="0in" fo:margin-right="0in" fo:text-align="start" style:justify-single-word="false" fo:orphans="0" fo:widows="0" fo:text-indent="0in" style:auto-text-indent="false" style:vertical-align="auto"/>
    </style:style>
    <style:style style:name="P31" style:family="paragraph" style:parent-style-name="Default">
      <style:paragraph-properties fo:margin-left="0.25in" fo:margin-right="0in" fo:text-align="start" style:justify-single-word="false" fo:orphans="0" fo:widows="0" fo:text-indent="0in" style:auto-text-indent="false" style:vertical-align="auto"/>
    </style:style>
    <style:style style:name="P32" style:family="paragraph" style:parent-style-name="Default">
      <style:paragraph-properties fo:margin-left="0.5in" fo:margin-right="0in" fo:text-align="start" style:justify-single-word="false" fo:orphans="0" fo:widows="0" fo:text-indent="-0.25in" style:auto-text-indent="false" style:vertical-align="auto">
        <style:tab-stops>
          <style:tab-stop style:position="2.5in"/>
        </style:tab-stops>
      </style:paragraph-properties>
      <style:text-properties fo:color="#000000" style:font-name="FreeSans1" fo:font-size="12pt" fo:language="en" fo:country="US" officeooo:rsid="00195e92" officeooo:paragraph-rsid="00195e92" style:letter-kerning="true" style:font-name-asian="Tahoma1" style:font-size-asian="12pt" style:language-asian="ar" style:country-asian="SA" style:font-size-complex="12pt"/>
    </style:style>
    <style:style style:name="P33" style:family="paragraph" style:parent-style-name="Default" style:master-page-name="Standard">
      <style:paragraph-properties fo:margin-left="0in" fo:margin-right="0in" fo:text-align="center" style:justify-single-word="false" fo:orphans="0" fo:widows="0" fo:text-indent="0in" style:auto-text-indent="false" style:page-number="auto" style:vertical-align="auto"/>
      <style:text-properties fo:color="#000000" style:font-name="Tahoma" fo:font-size="14pt" fo:language="en" fo:country="US" fo:font-weight="bold" style:letter-kerning="true" style:font-name-asian="Tahoma1" style:font-size-asian="14pt" style:language-asian="ar" style:country-asian="SA" style:font-weight-asian="bold"/>
    </style:style>
    <style:style style:name="P34" style:family="paragraph" style:parent-style-name="Default" style:list-style-name="WWNum2">
      <style:paragraph-properties fo:text-align="start" style:justify-single-word="false" fo:orphans="0" fo:widows="0" style:vertical-align="auto"/>
      <style:text-properties style:font-name="FreeSans1" fo:font-size="9pt" officeooo:paragraph-rsid="002cb213" style:font-size-asian="9pt" style:font-size-complex="9pt"/>
    </style:style>
    <style:style style:name="P35" style:family="paragraph" style:parent-style-name="Default" style:list-style-name="WWNum2">
      <style:paragraph-properties fo:text-align="start" style:justify-single-word="false" fo:orphans="0" fo:widows="0" style:vertical-align="auto">
        <style:tab-stops>
          <style:tab-stop style:position="2.5in"/>
        </style:tab-stops>
      </style:paragraph-properties>
      <style:text-properties style:font-name="FreeSans1" fo:font-size="9pt" style:font-size-asian="9pt" style:font-size-complex="9pt"/>
    </style:style>
    <style:style style:name="P36" style:family="paragraph" style:parent-style-name="Default" style:list-style-name="WWNum2">
      <style:paragraph-properties fo:text-align="start" style:justify-single-word="false" fo:orphans="0" fo:widows="0" style:vertical-align="auto"/>
      <style:text-properties fo:color="#000000" style:font-name="FreeSans1" fo:font-size="9pt" fo:language="en" fo:country="US" style:letter-kerning="true" style:font-name-asian="Tahoma1" style:font-size-asian="9pt" style:language-asian="ar" style:country-asian="SA" style:font-size-complex="9pt"/>
    </style:style>
    <style:style style:name="P37" style:family="paragraph" style:parent-style-name="Default" style:list-style-name="WWNum1">
      <style:paragraph-properties fo:margin-left="0.5in" fo:margin-right="0in" fo:text-align="start" style:justify-single-word="false" fo:orphans="0" fo:widows="0" fo:text-indent="-0.25in" style:auto-text-indent="false" style:vertical-align="auto">
        <style:tab-stops>
          <style:tab-stop style:position="2.5in"/>
        </style:tab-stops>
      </style:paragraph-properties>
    </style:style>
    <style:style style:name="P38" style:family="paragraph" style:parent-style-name="Default" style:list-style-name="WWNum3">
      <style:paragraph-properties fo:margin-left="0.5in" fo:margin-right="0in" fo:text-align="start" style:justify-single-word="false" fo:orphans="0" fo:widows="0" fo:text-indent="-0.25in" style:auto-text-indent="false" style:vertical-align="auto">
        <style:tab-stops>
          <style:tab-stop style:position="2.5in"/>
        </style:tab-stops>
      </style:paragraph-properties>
      <style:text-properties officeooo:paragraph-rsid="00195e92"/>
    </style:style>
    <style:style style:name="P39" style:family="paragraph" style:parent-style-name="Default" style:list-style-name="WWNum3">
      <style:paragraph-properties fo:margin-left="0.5in" fo:margin-right="0in" fo:text-align="start" style:justify-single-word="false" fo:orphans="0" fo:widows="0" fo:text-indent="-0.25in" style:auto-text-indent="false" style:vertical-align="auto">
        <style:tab-stops>
          <style:tab-stop style:position="2.5in"/>
        </style:tab-stops>
      </style:paragraph-properties>
      <style:text-properties fo:color="#000000" style:font-name="FreeSans1" fo:font-size="12pt" fo:language="en" fo:country="US" officeooo:rsid="00195e92" officeooo:paragraph-rsid="00195e92" style:letter-kerning="true" style:font-name-asian="Tahoma1" style:font-size-asian="12pt" style:language-asian="ar" style:country-asian="SA" style:font-size-complex="12pt"/>
    </style:style>
    <style:style style:name="P40" style:family="paragraph" style:parent-style-name="Default">
      <style:paragraph-properties fo:margin-left="0.5in" fo:margin-right="0in" fo:text-align="start" style:justify-single-word="false" fo:orphans="0" fo:widows="0" fo:text-indent="-0.25in" style:auto-text-indent="false" style:vertical-align="auto">
        <style:tab-stops>
          <style:tab-stop style:position="2.5in"/>
        </style:tab-stops>
      </style:paragraph-properties>
      <style:text-properties style:font-name="FreeSans1" fo:font-size="12pt" officeooo:rsid="00195e92" officeooo:paragraph-rsid="00307e58" style:font-size-asian="12pt" style:font-size-complex="12pt"/>
    </style:style>
    <style:style style:name="T1" style:family="text">
      <style:text-properties fo:color="#000000" style:font-name="Tahoma" fo:font-size="9pt" fo:language="en" fo:country="US" style:letter-kerning="true" style:font-name-asian="Tahoma1" style:font-size-asian="9pt" style:language-asian="ar" style:country-asian="SA"/>
    </style:style>
    <style:style style:name="T2" style:family="text">
      <style:text-properties fo:color="#000000" style:font-name="Tahoma" fo:font-size="9pt" fo:language="en" fo:country="US" fo:font-weight="bold" style:letter-kerning="true" style:font-name-asian="Tahoma1" style:font-size-asian="9pt" style:language-asian="ar" style:country-asian="SA" style:font-weight-asian="bold"/>
    </style:style>
    <style:style style:name="T3" style:family="text">
      <style:text-properties fo:color="#000000" style:font-name="Tahoma" fo:language="en" fo:country="US" style:letter-kerning="true" style:font-name-asian="Tahoma1" style:language-asian="ar" style:country-asian="SA"/>
    </style:style>
    <style:style style:name="T4" style:family="text">
      <style:text-properties fo:color="#000000" style:font-name="FreeSans" fo:font-size="12pt" fo:language="en" fo:country="US" style:letter-kerning="true" style:font-name-asian="Tahoma1" style:font-size-asian="12pt" style:language-asian="ar" style:country-asian="SA"/>
    </style:style>
    <style:style style:name="T5" style:family="text">
      <style:text-properties fo:color="#000000" style:font-name="FreeSans" fo:font-size="12pt" fo:language="en" fo:country="US" officeooo:rsid="00127413" style:letter-kerning="true" style:font-name-asian="Tahoma1" style:font-size-asian="12pt" style:language-asian="ar" style:country-asian="SA"/>
    </style:style>
    <style:style style:name="T6" style:family="text">
      <style:text-properties fo:color="#000000" style:font-name="FreeSans" fo:font-size="12pt" fo:language="en" fo:country="US" officeooo:rsid="001facba" style:letter-kerning="true" style:font-name-asian="Tahoma1" style:font-size-asian="12pt" style:language-asian="ar" style:country-asian="SA"/>
    </style:style>
    <style:style style:name="T7" style:family="text">
      <style:text-properties fo:color="#000000" style:font-name="FreeSans1" fo:font-size="12pt" fo:language="en" fo:country="US" style:letter-kerning="true" style:font-name-asian="Tahoma1" style:font-size-asian="12pt" style:language-asian="ar" style:country-asian="SA" style:font-size-complex="12pt"/>
    </style:style>
    <style:style style:name="T8" style:family="text">
      <style:text-properties fo:color="#000000" style:font-name="FreeSans1" fo:font-size="12pt" fo:language="en" fo:country="US" officeooo:rsid="000ad4de" style:letter-kerning="true" style:font-name-asian="Tahoma1" style:font-size-asian="12pt" style:language-asian="ar" style:country-asian="SA" style:font-size-complex="12pt"/>
    </style:style>
    <style:style style:name="T9" style:family="text">
      <style:text-properties fo:color="#000000" style:font-name="FreeSans1" fo:font-size="12pt" fo:language="en" fo:country="US" officeooo:rsid="000bffbd" style:letter-kerning="true" style:font-name-asian="Tahoma1" style:font-size-asian="12pt" style:language-asian="ar" style:country-asian="SA" style:font-size-complex="12pt"/>
    </style:style>
    <style:style style:name="T10" style:family="text">
      <style:text-properties fo:color="#000000" style:font-name="FreeSans1" fo:font-size="12pt" fo:language="en" fo:country="US" officeooo:rsid="000da6c8" style:letter-kerning="true" style:font-name-asian="Tahoma1" style:font-size-asian="12pt" style:language-asian="ar" style:country-asian="SA" style:font-size-complex="12pt"/>
    </style:style>
    <style:style style:name="T11" style:family="text">
      <style:text-properties fo:color="#000000" style:font-name="FreeSans1" fo:font-size="12pt" fo:language="en" fo:country="US" officeooo:rsid="001316ae" style:letter-kerning="true" style:font-name-asian="Tahoma1" style:font-size-asian="12pt" style:language-asian="ar" style:country-asian="SA" style:font-size-complex="12pt"/>
    </style:style>
    <style:style style:name="T12" style:family="text">
      <style:text-properties fo:color="#000000" style:font-name="FreeSans1" fo:font-size="12pt" fo:language="en" fo:country="US" officeooo:rsid="002260f7" style:letter-kerning="true" style:font-name-asian="Tahoma1" style:font-size-asian="12pt" style:language-asian="ar" style:country-asian="SA" style:font-size-complex="12pt"/>
    </style:style>
    <style:style style:name="T13" style:family="text">
      <style:text-properties fo:color="#000000" style:font-name="FreeSans1" fo:font-size="12pt" fo:language="en" fo:country="US" officeooo:rsid="0018111b" style:letter-kerning="true" style:font-name-asian="Tahoma1" style:font-size-asian="12pt" style:language-asian="ar" style:country-asian="SA" style:font-size-complex="12pt"/>
    </style:style>
    <style:style style:name="T14" style:family="text">
      <style:text-properties fo:color="#000000" style:font-name="FreeSans1" fo:font-size="12pt" fo:language="en" fo:country="US" officeooo:rsid="002874a7" style:letter-kerning="true" style:font-name-asian="Tahoma1" style:font-size-asian="12pt" style:language-asian="ar" style:country-asian="SA" style:font-size-complex="12pt"/>
    </style:style>
    <style:style style:name="T15" style:family="text">
      <style:text-properties fo:color="#000000" style:font-name="FreeSans1" fo:font-size="12pt" fo:language="en" fo:country="US" officeooo:rsid="001a6c0e" style:letter-kerning="true" style:font-name-asian="Tahoma1" style:font-size-asian="12pt" style:language-asian="ar" style:country-asian="SA" style:font-size-complex="12pt"/>
    </style:style>
    <style:style style:name="T16" style:family="text">
      <style:text-properties fo:color="#000000" style:font-name="FreeSans1" fo:font-size="12pt" fo:language="en" fo:country="US" officeooo:rsid="00195e92" style:letter-kerning="true" style:font-name-asian="Tahoma1" style:font-size-asian="12pt" style:language-asian="ar" style:country-asian="SA" style:font-size-complex="12pt"/>
    </style:style>
    <style:style style:name="T17" style:family="text">
      <style:text-properties fo:color="#000000" style:font-name="FreeSans1" fo:font-size="11pt" fo:language="en" fo:country="US" style:letter-kerning="true" style:font-name-asian="Tahoma1" style:font-size-asian="11pt" style:language-asian="ar" style:country-asian="SA" style:font-size-complex="11pt"/>
    </style:style>
    <style:style style:name="T18" style:family="text">
      <style:text-properties fo:color="#000000" style:font-name="FreeSans1" fo:language="en" fo:country="US" style:letter-kerning="true" style:font-name-asian="Tahoma1" style:language-asian="ar" style:country-asian="SA"/>
    </style:style>
    <style:style style:name="T19" style:family="text">
      <style:text-properties fo:color="#000000" fo:language="en" fo:country="US" style:letter-kerning="true" style:font-name-asian="Tahoma1" style:language-asian="en" style:country-asian="US"/>
    </style:style>
    <style:style style:name="T20" style:family="text">
      <style:text-properties fo:color="#000000" fo:language="en" fo:country="US" officeooo:rsid="000fe820" style:letter-kerning="true" style:font-name-asian="Tahoma1" style:language-asian="en" style:country-asian="US"/>
    </style:style>
    <style:style style:name="T21" style:family="text">
      <style:text-properties fo:color="#000000" fo:language="en" fo:country="US" style:letter-kerning="true" style:font-name-asian="Tahoma1" style:language-asian="ar" style:country-asian="SA"/>
    </style:style>
    <style:style style:name="T22" style:family="text">
      <style:text-properties fo:color="#000000" fo:language="en" fo:country="US" officeooo:rsid="0016f34e" style:letter-kerning="true" style:font-name-asian="Tahoma1" style:language-asian="ar" style:country-asian="SA"/>
    </style:style>
    <style:style style:name="T23" style:family="text">
      <style:text-properties fo:color="#000000" fo:language="en" fo:country="US" officeooo:rsid="00270623" style:letter-kerning="true" style:font-name-asian="Tahoma1" style:language-asian="ar" style:country-asian="SA"/>
    </style:style>
    <style:style style:name="T24" style:family="text">
      <style:text-properties fo:color="#000000" fo:language="en" fo:country="US" officeooo:rsid="002ab899" style:letter-kerning="true" style:font-name-asian="Tahoma1" style:language-asian="ar" style:country-asian="SA"/>
    </style:style>
    <style:style style:name="T25" style:family="text">
      <style:text-properties fo:color="#000000" fo:language="en" fo:country="US" officeooo:rsid="00195e92" style:letter-kerning="true" style:font-name-asian="Tahoma1" style:language-asian="ar" style:country-asian="SA"/>
    </style:style>
    <style:style style:name="T26" style:family="text">
      <style:text-properties fo:color="#000000" fo:language="en" fo:country="US" officeooo:rsid="001a6c0e" style:letter-kerning="true" style:font-name-asian="Tahoma1" style:language-asian="ar" style:country-asian="SA"/>
    </style:style>
    <style:style style:name="T27" style:family="text">
      <style:text-properties fo:color="#000000" fo:language="en" fo:country="US" officeooo:rsid="00307e58" style:letter-kerning="true" style:font-name-asian="Tahoma1" style:language-asian="ar" style:country-asian="SA"/>
    </style:style>
    <style:style style:name="T28" style:family="text">
      <style:text-properties fo:color="#0000ff" style:font-name="Tahoma" fo:font-size="9pt" fo:language="en" fo:country="US" style:text-underline-style="solid" style:text-underline-width="auto" style:text-underline-color="font-color" fo:font-weight="bold" style:letter-kerning="true" style:font-name-asian="Tahoma1" style:font-size-asian="9pt" style:language-asian="ar" style:country-asian="SA" style:font-weight-asian="bold"/>
    </style:style>
    <style:style style:name="T29" style:family="text">
      <style:text-properties style:font-name="FreeSans1" fo:font-size="10pt" style:font-size-asian="10pt" style:font-size-complex="10pt"/>
    </style:style>
    <style:style style:name="T30" style:family="text">
      <style:text-properties style:font-name="FreeSans1" fo:font-size="12pt" style:font-size-asian="12pt" style:font-size-complex="12pt"/>
    </style:style>
    <style:style style:name="T31" style:family="text">
      <style:text-properties officeooo:rsid="000fe820"/>
    </style:style>
    <style:style style:name="T32" style:family="text">
      <style:text-properties officeooo:rsid="00127413"/>
    </style:style>
    <style:style style:name="T33" style:family="text">
      <style:text-properties officeooo:rsid="001316ae"/>
    </style:style>
    <style:style style:name="T34" style:family="text">
      <style:text-properties officeooo:rsid="00151567"/>
    </style:style>
    <style:style style:name="T35" style:family="text">
      <style:text-properties officeooo:rsid="0016f34e"/>
    </style:style>
    <style:style style:name="T36" style:family="text">
      <style:text-properties officeooo:rsid="0018111b"/>
    </style:style>
    <style:style style:name="T37" style:family="text">
      <style:text-properties officeooo:rsid="001c2fe8"/>
    </style:style>
    <style:style style:name="T38" style:family="text">
      <style:text-properties officeooo:rsid="001e44cb"/>
    </style:style>
    <style:style style:name="T39" style:family="text">
      <style:text-properties officeooo:rsid="0020afd5"/>
    </style:style>
    <style:style style:name="T40" style:family="text">
      <style:text-properties officeooo:rsid="0021eca5"/>
    </style:style>
    <style:style style:name="T41" style:family="text">
      <style:text-properties officeooo:rsid="00242b01"/>
    </style:style>
    <style:style style:name="T42" style:family="text">
      <style:text-properties officeooo:rsid="0025abe0"/>
    </style:style>
    <style:style style:name="T43" style:family="text">
      <style:text-properties officeooo:rsid="002ab89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3">SIAM Book Proposal</text:p>
        <text:p text:style-name="P7"/>
        <text:p text:style-name="P8">Please help us evaluate your proposal fairly and accurately by providing careful, complete responses. This form will be read by non-technical people and applied mathematicians who may work in areas different from your own. </text:p>
        <text:p text:style-name="P8"/>
        <text:p text:style-name="P8">In addition to the information outlined in this form, please provide:</text:p>
        <text:list xml:id="list7641442428639978935" text:style-name="WWNum1">
          <text:list-item>
            <text:p text:style-name="P37"><text:span text:style-name="T1">a </text:span><text:span text:style-name="T2">preface </text:span><text:span text:style-name="T1">that describes the scope and aims of the book </text:span></text:p>
          </text:list-item>
          <text:list-item>
            <text:p text:style-name="P37"><text:span text:style-name="T1">a </text:span><text:span text:style-name="T2">table of contents </text:span><text:span text:style-name="T1">with a short description of each chapter</text:span></text:p>
          </text:list-item>
          <text:list-item>
            <text:p text:style-name="P37"><text:span text:style-name="T1">a list of </text:span><text:span text:style-name="T2">sample references</text:span></text:p>
          </text:list-item>
        </text:list>
        <text:p text:style-name="P8">These materials and this form will be given to reviewers. Be sure to convey exactly what you are trying to do and whom you are trying to reach. Assume that reviewers know little about the importance of your topic.</text:p>
        <text:p text:style-name="P8"/>
        <text:p text:style-name="P27">Author Information</text:p>
        <text:p text:style-name="P12"/>
        <text:p text:style-name="P8">Please provide preferred contact information for all authors of this project.</text:p>
        <text:p text:style-name="P8"/>
        <table:table table:name="Table1" table:style-name="Table1">
          <table:table-column table:style-name="Table1.A"/>
          <table:table-column table:style-name="Table1.B"/>
          <table:table-row table:style-name="Table1.1">
            <table:table-cell table:style-name="Table1.A1" office:value-type="string">
              <text:p text:style-name="P24"><text:bookmark text:name="__Fieldmark__722_1102978505268"/><text:bookmark-start text:name="Text18212296380"/><text:bookmark text:name="__Fieldmark__974_497860794352"/><text:bookmark text:name="__Fieldmark__974_497860794"/><text:bookmark text:name="__Fieldmark__972_497860794350"/><text:bookmark text:name="__Fieldmark__972_497860794349"/><text:bookmark text:name="__Fieldmark__972_497860794348"/><text:bookmark text:name="__Fieldmark__972_497860794"/><text:bookmark text:name="__Fieldmark__965_497860794346"/><text:bookmark text:name="__Fieldmark__965_497860794345"/><text:bookmark text:name="__Fieldmark__965_497860794"/><text:bookmark text:name="__Fieldmark__961_497860794343"/><text:bookmark text:name="__Fieldmark__961_497860794342"/><text:bookmark text:name="__Fieldmark__961_497860794"/><text:bookmark text:name="__Fieldmark__954_497860794340"/><text:bookmark text:name="__Fieldmark__954_497860794339"/><text:bookmark text:name="__Fieldmark__954_497860794"/><text:bookmark text:name="__Fieldmark__950_497860794337"/><text:bookmark text:name="__Fieldmark__950_497860794336"/><text:bookmark text:name="__Fieldmark__950_497860794"/><text:bookmark text:name="__Fieldmark__943_497860794334"/><text:bookmark text:name="__Fieldmark__943_497860794333"/><text:bookmark text:name="__Fieldmark__943_497860794"/><text:bookmark text:name="__Fieldmark__939_497860794331"/><text:bookmark text:name="__Fieldmark__939_497860794330"/><text:bookmark text:name="__Fieldmark__939_497860794"/><text:bookmark text:name="__Fieldmark__932_497860794328"/><text:bookmark text:name="__Fieldmark__932_497860794327"/><text:bookmark text:name="__Fieldmark__932_497860794"/><text:bookmark text:name="__Fieldmark__928_497860794325"/><text:bookmark text:name="__Fieldmark__928_497860794324"/><text:bookmark text:name="__Fieldmark__928_497860794"/><text:bookmark text:name="__Fieldmark__921_497860794322"/><text:bookmark text:name="__Fieldmark__921_497860794321"/><text:bookmark text:name="__Fieldmark__921_497860794"/><text:bookmark text:name="__Fieldmark__917_497860794319"/><text:bookmark text:name="__Fieldmark__917_497860794318"/><text:bookmark text:name="__Fieldmark__917_497860794"/><text:bookmark text:name="__Fieldmark__910_497860794316"/><text:bookmark text:name="__Fieldmark__910_497860794315"/><text:bookmark text:name="__Fieldmark__910_497860794"/><text:bookmark text:name="__Fieldmark__906_497860794313"/><text:bookmark text:name="__Fieldmark__906_497860794312"/><text:bookmark text:name="__Fieldmark__906_497860794"/><text:bookmark text:name="__Fieldmark__899_497860794310"/><text:bookmark text:name="__Fieldmark__899_497860794309"/><text:bookmark text:name="__Fieldmark__899_497860794"/><text:bookmark text:name="__Fieldmark__895_497860794307"/><text:bookmark text:name="__Fieldmark__895_497860794306"/><text:bookmark text:name="__Fieldmark__895_497860794"/><text:bookmark text:name="__Fieldmark__887_497860794304"/><text:bookmark text:name="__Fieldmark__887_497860794303"/><text:bookmark text:name="__Fieldmark__887_497860794"/><text:bookmark text:name="__Fieldmark__883_497860794301"/><text:bookmark text:name="__Fieldmark__883_497860794300"/><text:bookmark text:name="__Fieldmark__883_497860794"/><text:bookmark text:name="__Fieldmark__875_497860794298"/><text:bookmark text:name="__Fieldmark__875_497860794297"/><text:bookmark text:name="__Fieldmark__875_497860794"/><text:bookmark text:name="__Fieldmark__871_497860794295"/><text:bookmark text:name="__Fieldmark__871_497860794294"/><text:bookmark text:name="__Fieldmark__871_497860794"/><text:bookmark text:name="__Fieldmark__863_497860794292"/><text:bookmark text:name="__Fieldmark__863_497860794291"/><text:bookmark text:name="__Fieldmark__863_497860794"/><text:bookmark text:name="__Fieldmark__855_497860794289"/><text:bookmark text:name="__Fieldmark__855_497860794288"/><text:bookmark text:name="__Fieldmark__855_497860794"/><text:bookmark text:name="__Fieldmark__847_497860794286"/><text:bookmark text:name="__Fieldmark__847_497860794285"/><text:bookmark text:name="__Fieldmark__847_497860794"/><text:bookmark text:name="__Fieldmark__837_497860794283"/><text:bookmark text:name="__Fieldmark__837_497860794282"/><text:bookmark text:name="__Fieldmark__837_497860794"/><text:bookmark text:name="__Fieldmark__833_497860794280"/><text:bookmark text:name="__Fieldmark__833_497860794279"/><text:bookmark text:name="__Fieldmark__833_497860794"/><text:bookmark text:name="__Fieldmark__825_497860794277"/><text:bookmark text:name="__Fieldmark__825_497860794276"/><text:bookmark text:name="__Fieldmark__825_497860794"/><text:bookmark text:name="__Fieldmark__821_497860794274"/><text:bookmark text:name="__Fieldmark__821_497860794273"/><text:bookmark text:name="__Fieldmark__821_497860794"/><text:bookmark text:name="__Fieldmark__813_497860794271"/><text:bookmark text:name="__Fieldmark__813_497860794"/><text:bookmark text:name="Text18212296"/><text:bookmark text:name="__Fieldmark__470_1098465150184"/><text:bookmark text:name="__Fieldmark__470_1098465150"/><text:bookmark text:name="__Fieldmark__468_1098465150182"/><text:bookmark text:name="__Fieldmark__468_1098465150181"/><text:bookmark text:name="__Fieldmark__468_1098465150180"/><text:bookmark text:name="__Fieldmark__468_1098465150"/><text:bookmark text:name="__Fieldmark__461_1098465150178"/><text:bookmark text:name="__Fieldmark__461_1098465150177"/><text:bookmark text:name="__Fieldmark__461_1098465150"/><text:bookmark text:name="__Fieldmark__457_1098465150175"/><text:bookmark text:name="__Fieldmark__457_1098465150174"/><text:bookmark text:name="__Fieldmark__457_1098465150"/><text:bookmark text:name="__Fieldmark__450_1098465150172"/><text:bookmark text:name="__Fieldmark__450_1098465150171"/><text:bookmark text:name="__Fieldmark__450_1098465150"/><text:bookmark text:name="__Fieldmark__446_1098465150169"/><text:bookmark text:name="__Fieldmark__446_1098465150168"/><text:bookmark text:name="__Fieldmark__446_1098465150"/><text:bookmark text:name="__Fieldmark__439_1098465150166"/><text:bookmark text:name="__Fieldmark__439_1098465150165"/><text:bookmark text:name="__Fieldmark__439_1098465150"/><text:bookmark text:name="__Fieldmark__435_1098465150163"/><text:bookmark text:name="__Fieldmark__435_1098465150162"/><text:bookmark text:name="__Fieldmark__435_1098465150"/><text:bookmark text:name="__Fieldmark__428_1098465150160"/><text:bookmark text:name="__Fieldmark__428_1098465150159"/><text:bookmark text:name="__Fieldmark__428_1098465150"/><text:bookmark text:name="__Fieldmark__424_1098465150157"/><text:bookmark text:name="__Fieldmark__424_1098465150156"/><text:bookmark text:name="__Fieldmark__424_1098465150"/><text:bookmark text:name="__Fieldmark__417_1098465150154"/><text:bookmark text:name="__Fieldmark__417_1098465150153"/><text:bookmark text:name="__Fieldmark__417_1098465150"/><text:bookmark text:name="__Fieldmark__413_1098465150151"/><text:bookmark text:name="__Fieldmark__413_1098465150150"/><text:bookmark text:name="__Fieldmark__413_1098465150"/><text:bookmark text:name="__Fieldmark__406_1098465150148"/><text:bookmark text:name="__Fieldmark__406_1098465150147"/><text:bookmark text:name="__Fieldmark__406_1098465150"/><text:bookmark text:name="__Fieldmark__402_1098465150145"/><text:bookmark text:name="__Fieldmark__402_1098465150144"/><text:bookmark text:name="__Fieldmark__402_1098465150"/><text:bookmark text:name="__Fieldmark__395_1098465150142"/><text:bookmark text:name="__Fieldmark__395_1098465150141"/><text:bookmark text:name="__Fieldmark__395_1098465150"/><text:bookmark text:name="__Fieldmark__391_1098465150139"/><text:bookmark text:name="__Fieldmark__391_1098465150138"/><text:bookmark text:name="__Fieldmark__391_1098465150"/><text:bookmark text:name="__Fieldmark__383_1098465150136"/><text:bookmark text:name="__Fieldmark__383_1098465150135"/><text:bookmark text:name="__Fieldmark__383_1098465150"/><text:bookmark text:name="__Fieldmark__379_1098465150133"/><text:bookmark text:name="__Fieldmark__379_1098465150132"/><text:bookmark text:name="__Fieldmark__379_1098465150"/><text:bookmark text:name="__Fieldmark__371_1098465150130"/><text:bookmark text:name="__Fieldmark__371_1098465150129"/><text:bookmark text:name="__Fieldmark__371_1098465150"/><text:bookmark text:name="__Fieldmark__367_1098465150127"/><text:bookmark text:name="__Fieldmark__367_1098465150126"/><text:bookmark text:name="__Fieldmark__367_1098465150"/><text:bookmark text:name="__Fieldmark__359_1098465150124"/><text:bookmark text:name="__Fieldmark__359_1098465150123"/><text:bookmark text:name="__Fieldmark__359_1098465150"/><text:bookmark text:name="__Fieldmark__351_1098465150121"/><text:bookmark text:name="__Fieldmark__351_1098465150120"/><text:bookmark text:name="__Fieldmark__351_1098465150"/><text:bookmark text:name="__Fieldmark__343_1098465150118"/><text:bookmark text:name="__Fieldmark__343_1098465150117"/><text:bookmark text:name="__Fieldmark__343_1098465150"/><text:bookmark text:name="__Fieldmark__333_1098465150115"/><text:bookmark text:name="__Fieldmark__333_1098465150114"/><text:bookmark text:name="__Fieldmark__333_1098465150"/><text:bookmark text:name="__Fieldmark__329_1098465150112"/><text:bookmark text:name="__Fieldmark__329_1098465150111"/><text:bookmark text:name="__Fieldmark__329_1098465150"/><text:bookmark text:name="__Fieldmark__321_1098465150109"/><text:bookmark text:name="__Fieldmark__321_1098465150108"/><text:bookmark text:name="__Fieldmark__321_1098465150"/><text:bookmark text:name="__Fieldmark__317_1098465150106"/><text:bookmark text:name="__Fieldmark__317_1098465150105"/><text:bookmark text:name="__Fieldmark__317_1098465150"/><text:bookmark text:name="__Fieldmark__309_1098465150103"/><text:bookmark text:name="__Fieldmark__309_1098465150"/><text:bookmark text:name="Text18"/><text:bookmark text:name="Text9"/><text:bookmark text:name="Text3"/><text:bookmark text:name="Text6"/><text:bookmark text:name="Text5"/><text:bookmark text:name="Text1"/><text:bookmark text:name="Text7"/><text:bookmark text:name="Text13"/><text:bookmark text:name="Text11"/><text:bookmark text:name="Text8"/><text:bookmark text:name="Text4"/><text:bookmark text:name="Text12"/><text:bookmark text:name="Text14"/><text:bookmark text:name="Text2"/><text:bookmark text:name="Text10"/><text:bookmark text:name="__Fieldmark__72_273468429"/><text:bookmark text:name="__Fieldmark__72_27346842919"/><text:bookmark text:name="__Fieldmark__72_27346842920"/><text:bookmark text:name="form1[0].#subform[0]"/><text:bookmark text:name="form1[0].#subform[0]22"/><text:bookmark text:name="__Fieldmark__83_273468429"/><text:bookmark text:name="__Fieldmark__83_27346842924"/><text:bookmark text:name="__Fieldmark__83_27346842925"/><text:bookmark text:name="__Fieldmark__83_27346842926"/><text:bookmark text:name="__Fieldmark__85_273468429"/><text:bookmark text:name="__Fieldmark__85_27346842928"/><text:bookmark text:name="__Fieldmark__94_273468429"/><text:bookmark text:name="__Fieldmark__94_27346842930"/><text:bookmark text:name="__Fieldmark__94_27346842931"/><text:bookmark text:name="__Fieldmark__103_273468429"/><text:bookmark text:name="__Fieldmark__103_27346842933"/><text:bookmark text:name="__Fieldmark__103_27346842934"/><text:bookmark text:name="__Fieldmark__103_27346842935"/><text:bookmark text:name="__Fieldmark__105_273468429"/><text:bookmark text:name="__Fieldmark__105_27346842937"/><text:bookmark text:name="__Fieldmark__114_273468429"/><text:bookmark text:name="__Fieldmark__114_27346842939"/><text:bookmark text:name="__Fieldmark__114_27346842940"/><text:bookmark text:name="__Fieldmark__114_27346842941"/><text:bookmark text:name="__Fieldmark__116_273468429"/><text:bookmark text:name="__Fieldmark__116_27346842943"/><text:bookmark text:name="__Fieldmark__125_273468429"/><text:bookmark text:name="__Fieldmark__125_27346842945"/><text:bookmark text:name="__Fieldmark__125_27346842946"/><text:bookmark text:name="__Fieldmark__125_27346842947"/><text:bookmark text:name="__Fieldmark__127_273468429"/><text:bookmark text:name="__Fieldmark__127_27346842949"/><text:bookmark text:name="__Fieldmark__136_273468429"/><text:bookmark text:name="__Fieldmark__136_27346842951"/><text:bookmark text:name="__Fieldmark__136_27346842952"/><text:bookmark text:name="__Fieldmark__136_27346842953"/><text:bookmark text:name="__Fieldmark__138_273468429"/><text:bookmark text:name="__Fieldmark__138_27346842955"/><text:bookmark text:name="__Fieldmark__147_273468429"/><text:bookmark text:name="__Fieldmark__147_27346842957"/><text:bookmark text:name="__Fieldmark__147_27346842958"/><text:bookmark text:name="__Fieldmark__147_27346842959"/><text:bookmark text:name="__Fieldmark__149_273468429"/><text:bookmark text:name="__Fieldmark__149_27346842961"/><text:bookmark text:name="__Fieldmark__158_273468429"/><text:bookmark text:name="__Fieldmark__158_27346842963"/><text:bookmark text:name="__Fieldmark__158_27346842964"/><text:bookmark text:name="__Fieldmark__158_27346842965"/><text:bookmark text:name="__Fieldmark__160_273468429"/><text:bookmark text:name="__Fieldmark__160_27346842967"/><text:bookmark text:name="__Fieldmark__169_273468429"/><text:bookmark text:name="__Fieldmark__169_27346842969"/><text:bookmark text:name="__Fieldmark__169_27346842970"/><text:bookmark text:name="__Fieldmark__169_27346842971"/><text:bookmark text:name="__Fieldmark__171_273468429"/><text:bookmark text:name="__Fieldmark__171_27346842973"/><text:bookmark text:name="__Fieldmark__180_273468429"/><text:bookmark text:name="__Fieldmark__180_27346842975"/><text:bookmark text:name="__Fieldmark__180_27346842976"/><text:bookmark text:name="__Fieldmark__180_27346842977"/><text:bookmark text:name="__Fieldmark__182_273468429"/><text:bookmark text:name="__Fieldmark__182_27346842979"/><text:bookmark text:name="__Fieldmark__191_273468429"/><text:bookmark text:name="__Fieldmark__191_27346842981"/><text:bookmark text:name="__Fieldmark__191_27346842982"/><text:bookmark text:name="__Fieldmark__191_27346842983"/><text:bookmark text:name="__Fieldmark__193_273468429"/><text:bookmark text:name="__Fieldmark__193_27346842985"/><text:bookmark text:name="__Fieldmark__202_273468429"/><text:bookmark text:name="__Fieldmark__202_27346842987"/><text:bookmark text:name="__Fieldmark__202_27346842988"/><text:bookmark text:name="__Fieldmark__202_27346842989"/><text:bookmark text:name="__Fieldmark__204_273468429"/><text:bookmark text:name="__Fieldmark__204_27346842991"/><text:bookmark text:name="__Fieldmark__213_273468429"/><text:bookmark text:name="__Fieldmark__213_27346842993"/><text:bookmark text:name="__Fieldmark__213_27346842994"/><text:bookmark text:name="__Fieldmark__213_27346842995"/><text:bookmark text:name="__Fieldmark__215_273468429"/><text:bookmark text:name="__Fieldmark__215_27346842997"/><text:bookmark text:name="__Fieldmark__215_27346842998"/><text:bookmark text:name="__Fieldmark__217_273468429"/><text:bookmark text:name="__Fieldmark__217_273468429100"/><text:bookmark text:name="Text18212"/><text:bookmark text:name="__Fieldmark__561_1102978505"/><text:bookmark text:name="__Fieldmark__561_1102978505187"/><text:bookmark text:name="__Fieldmark__569_1102978505"/><text:bookmark text:name="__Fieldmark__569_1102978505189"/><text:bookmark text:name="__Fieldmark__569_1102978505190"/><text:bookmark text:name="__Fieldmark__573_1102978505"/><text:bookmark text:name="__Fieldmark__573_1102978505192"/><text:bookmark text:name="__Fieldmark__573_1102978505193"/><text:bookmark text:name="__Fieldmark__581_1102978505"/><text:bookmark text:name="__Fieldmark__581_1102978505195"/><text:bookmark text:name="__Fieldmark__581_1102978505196"/><text:bookmark text:name="__Fieldmark__585_1102978505"/><text:bookmark text:name="__Fieldmark__585_1102978505198"/><text:bookmark text:name="__Fieldmark__585_1102978505199"/><text:bookmark text:name="__Fieldmark__595_1102978505"/><text:bookmark text:name="__Fieldmark__595_1102978505201"/><text:bookmark text:name="__Fieldmark__595_1102978505202"/><text:bookmark text:name="__Fieldmark__603_1102978505"/><text:bookmark text:name="__Fieldmark__603_1102978505204"/><text:bookmark text:name="__Fieldmark__603_1102978505205"/><text:bookmark text:name="__Fieldmark__611_1102978505"/><text:bookmark text:name="__Fieldmark__611_1102978505207"/><text:bookmark text:name="__Fieldmark__611_1102978505208"/><text:bookmark text:name="__Fieldmark__619_1102978505"/><text:bookmark text:name="__Fieldmark__619_1102978505210"/><text:bookmark text:name="__Fieldmark__619_1102978505211"/><text:bookmark text:name="__Fieldmark__623_1102978505"/><text:bookmark text:name="__Fieldmark__623_1102978505213"/><text:bookmark text:name="__Fieldmark__623_1102978505214"/><text:bookmark text:name="__Fieldmark__631_1102978505"/><text:bookmark text:name="__Fieldmark__631_1102978505216"/><text:bookmark text:name="__Fieldmark__631_1102978505217"/><text:bookmark text:name="__Fieldmark__635_1102978505"/><text:bookmark text:name="__Fieldmark__635_1102978505219"/><text:bookmark text:name="__Fieldmark__635_1102978505220"/><text:bookmark text:name="__Fieldmark__643_1102978505"/><text:bookmark text:name="__Fieldmark__643_1102978505222"/><text:bookmark text:name="__Fieldmark__643_1102978505223"/><text:bookmark text:name="__Fieldmark__647_1102978505"/><text:bookmark text:name="__Fieldmark__647_1102978505225"/><text:bookmark text:name="__Fieldmark__647_1102978505226"/><text:bookmark text:name="__Fieldmark__654_1102978505"/><text:bookmark text:name="__Fieldmark__654_1102978505228"/><text:bookmark text:name="__Fieldmark__654_1102978505229"/><text:bookmark text:name="__Fieldmark__658_1102978505"/><text:bookmark text:name="__Fieldmark__658_1102978505231"/><text:bookmark text:name="__Fieldmark__658_1102978505232"/><text:bookmark text:name="__Fieldmark__665_1102978505"/><text:bookmark text:name="__Fieldmark__665_1102978505234"/><text:bookmark text:name="__Fieldmark__665_1102978505235"/><text:bookmark text:name="__Fieldmark__669_1102978505"/><text:bookmark text:name="__Fieldmark__669_1102978505237"/><text:bookmark text:name="__Fieldmark__669_1102978505238"/><text:bookmark text:name="__Fieldmark__676_1102978505"/><text:bookmark text:name="__Fieldmark__676_1102978505240"/><text:bookmark text:name="__Fieldmark__676_1102978505241"/><text:bookmark text:name="__Fieldmark__680_1102978505"/><text:bookmark text:name="__Fieldmark__680_1102978505243"/><text:bookmark text:name="__Fieldmark__680_1102978505244"/><text:bookmark text:name="__Fieldmark__687_1102978505"/><text:bookmark text:name="__Fieldmark__687_1102978505246"/><text:bookmark text:name="__Fieldmark__687_1102978505247"/><text:bookmark text:name="__Fieldmark__691_1102978505"/><text:bookmark text:name="__Fieldmark__691_1102978505249"/><text:bookmark text:name="__Fieldmark__691_1102978505250"/><text:bookmark text:name="__Fieldmark__698_1102978505"/><text:bookmark text:name="__Fieldmark__698_1102978505252"/><text:bookmark text:name="__Fieldmark__698_1102978505253"/><text:bookmark text:name="__Fieldmark__702_1102978505"/><text:bookmark text:name="__Fieldmark__702_1102978505255"/><text:bookmark text:name="__Fieldmark__702_1102978505256"/><text:bookmark text:name="__Fieldmark__709_1102978505"/><text:bookmark text:name="__Fieldmark__709_1102978505258"/><text:bookmark text:name="__Fieldmark__709_1102978505259"/><text:bookmark text:name="__Fieldmark__713_1102978505"/><text:bookmark text:name="__Fieldmark__713_1102978505261"/><text:bookmark text:name="__Fieldmark__713_1102978505262"/><text:bookmark text:name="__Fieldmark__720_1102978505"/><text:bookmark text:name="__Fieldmark__720_1102978505264"/><text:bookmark text:name="__Fieldmark__720_1102978505265"/><text:bookmark text:name="__Fieldmark__720_1102978505266"/><text:bookmark text:name="__Fieldmark__722_1102978505"/><text:span text:style-name="T21">Name: </text:span><field:fieldmark-start text:name="__Fieldmark__750_643765501" field:type="vnd.oasis.opendocument.field.FORMTEXT"/><field:fieldmark-end/>     Ed Bueler<field:fieldmark-start text:name="__Fieldmark__753_643765501" field:type="vnd.oasis.opendocument.field.FORMTEXT"/><field:fieldmark-end/></text:p>
              <text:p text:style-name="P24"><text:span text:style-name="T21">Title: </text:span><field:fieldmark-start text:name="__Fieldmark__760_643765501" field:type="vnd.oasis.opendocument.field.FORMTEXT"/><field:fieldmark-end/>     <text:span text:style-name="T31"> <text:s text:c="2"/></text:span>Assoc. Prof. Mathematics (Applied)<field:fieldmark-start text:name="__Fieldmark__765_643765501" field:type="vnd.oasis.opendocument.field.FORMTEXT"/><field:fieldmark-end/></text:p>
              <text:p text:style-name="P24"><text:span text:style-name="T21">Affiliation: </text:span><field:fieldmark-start text:name="__Fieldmark__772_643765501" field:type="vnd.oasis.opendocument.field.FORMTEXT"/><field:fieldmark-end/>  University of Alaska Fairbanks</text:p>
              <text:p text:style-name="P24"><text:span text:style-name="T21">Address: </text:span><field:fieldmark-start text:name="__Fieldmark__779_643765501" field:type="vnd.oasis.opendocument.field.FORMTEXT"/><field:fieldmark-end/>  <text:span text:style-name="T31"> </text:span>Dept. of Mathematics and Statistics<field:fieldmark-start text:name="__Fieldmark__784_643765501" field:type="vnd.oasis.opendocument.field.FORMTEXT"/><field:fieldmark-end/></text:p>
              <text:p text:style-name="P24"><text:span text:style-name="T19"><text:s text:c="9"/></text:span><text:span text:style-name="T20"><text:s text:c="13"/></text:span><text:span text:style-name="T21">University of Alaska Fairbanks</text:span></text:p>
              <text:p text:style-name="P24"><text:span text:style-name="T19"><text:s text:c="8"/></text:span><text:span text:style-name="T20"><text:s text:c="13"/></text:span><text:span text:style-name="T19"><text:s/></text:span><text:span text:style-name="T21">Fairbanks, AK 99709-6660</text:span></text:p>
              <text:p text:style-name="P24"><text:span text:style-name="T21">Telephone: </text:span><field:fieldmark-start text:name="__Fieldmark__809_643765501" field:type="vnd.oasis.opendocument.field.FORMTEXT"/><field:fieldmark-end/> (907) 474-7693<field:fieldmark-start text:name="__Fieldmark__812_643765501" field:type="vnd.oasis.opendocument.field.FORMTEXT"/><field:fieldmark-end/></text:p>
              <text:p text:style-name="P24"><text:span text:style-name="T21">Fax: </text:span><field:fieldmark-start text:name="__Fieldmark__819_643765501" field:type="vnd.oasis.opendocument.field.FORMTEXT"/><field:fieldmark-end/>     <text:span text:style-name="T31"> <text:s text:c="3"/></text:span>(907) 474-5394<field:fieldmark-start text:name="__Fieldmark__824_643765501" field:type="vnd.oasis.opendocument.field.FORMTEXT"/><field:fieldmark-end/></text:p>
              <text:p text:style-name="P2"><text:span text:style-name="T17">Email: </text:span><field:fieldmark-start text:name="__Fieldmark__831_643765501" field:type="vnd.oasis.opendocument.field.FORMTEXT"/><field:fieldmark-end/>     elbueler@alaska.edu<field:fieldmark-start text:name="__Fieldmark__834_643765501" field:type="vnd.oasis.opendocument.field.FORMTEXT"/><field:fieldmark-end/></text:p>
            </table:table-cell>
            <table:table-cell table:style-name="Table1.A1" office:value-type="string">
              <text:p text:style-name="P2"><text:span text:style-name="T1">Name: </text:span><field:fieldmark-start text:name="__Fieldmark__842_643765501" field:type="vnd.oasis.opendocument.field.FORMTEXT"/><field:fieldmark-end/>     <field:fieldmark-start text:name="__Fieldmark__845_643765501" field:type="vnd.oasis.opendocument.field.FORMTEXT"/><field:fieldmark-end/></text:p>
              <text:p text:style-name="P2"><text:span text:style-name="T1">Title: </text:span><field:fieldmark-start text:name="__Fieldmark__852_643765501" field:type="vnd.oasis.opendocument.field.FORMTEXT"/><field:fieldmark-end/>     <field:fieldmark-start text:name="__Fieldmark__855_643765501" field:type="vnd.oasis.opendocument.field.FORMTEXT"/><field:fieldmark-end/></text:p>
              <text:p text:style-name="P2"><text:span text:style-name="T1">Affiliation: </text:span><field:fieldmark-start text:name="__Fieldmark__862_643765501" field:type="vnd.oasis.opendocument.field.FORMTEXT"/><field:fieldmark-end/>     <field:fieldmark-start text:name="__Fieldmark__865_643765501" field:type="vnd.oasis.opendocument.field.FORMTEXT"/><field:fieldmark-end/></text:p>
              <text:p text:style-name="P2"><text:span text:style-name="T1">Address: </text:span><field:fieldmark-start text:name="__Fieldmark__872_643765501" field:type="vnd.oasis.opendocument.field.FORMTEXT"/><field:fieldmark-end/>     <field:fieldmark-start text:name="__Fieldmark__875_643765501" field:type="vnd.oasis.opendocument.field.FORMTEXT"/><field:fieldmark-end/></text:p>
              <text:p text:style-name="P8"/>
              <text:p text:style-name="P2"><text:span text:style-name="T1">Telephone: </text:span><field:fieldmark-start text:name="__Fieldmark__884_643765501" field:type="vnd.oasis.opendocument.field.FORMTEXT"/><field:fieldmark-end/>     <field:fieldmark-start text:name="__Fieldmark__887_643765501" field:type="vnd.oasis.opendocument.field.FORMTEXT"/><field:fieldmark-end/></text:p>
              <text:p text:style-name="P2"><text:span text:style-name="T1">Fax: </text:span><field:fieldmark-start text:name="__Fieldmark__894_643765501" field:type="vnd.oasis.opendocument.field.FORMTEXT"/><field:fieldmark-end/>     <field:fieldmark-start text:name="__Fieldmark__897_643765501" field:type="vnd.oasis.opendocument.field.FORMTEXT"/><field:fieldmark-end/></text:p>
              <text:p text:style-name="P2"><text:span text:style-name="T1">Email: </text:span><field:fieldmark-start text:name="__Fieldmark__904_643765501" field:type="vnd.oasis.opendocument.field.FORMTEXT"/><field:fieldmark-end/>     <field:fieldmark-start text:name="__Fieldmark__907_643765501" field:type="vnd.oasis.opendocument.field.FORMTEXT"/><field:fieldmark-end/><field:fieldmark-start text:name="__Fieldmark__910_643765501" field:type="vnd.oasis.opendocument.field.FORMTEXT"/><field:fieldmark-end/></text:p>
            </table:table-cell>
          </table:table-row>
          <table:table-row table:style-name="Table1.1">
            <table:table-cell table:style-name="Table1.A1" office:value-type="string">
              <text:p text:style-name="P22"><text:bookmark-end text:name="Text18212296380"/><text:bookmark text:name="__Fieldmark__3143_4978607941806"/><text:bookmark text:name="__Fieldmark__3143_4978607941805"/><text:bookmark text:name="__Fieldmark__3143_497860794"/><text:bookmark text:name="__Fieldmark__3136_4978607941803"/><text:bookmark text:name="__Fieldmark__3136_4978607941802"/><text:bookmark text:name="__Fieldmark__3136_497860794"/><text:bookmark text:name="__Fieldmark__3132_4978607941800"/><text:bookmark text:name="__Fieldmark__3132_4978607941799"/><text:bookmark text:name="__Fieldmark__3132_497860794"/><text:bookmark text:name="__Fieldmark__3125_4978607941797"/><text:bookmark text:name="__Fieldmark__3125_4978607941796"/><text:bookmark text:name="__Fieldmark__3125_497860794"/><text:bookmark text:name="__Fieldmark__3121_4978607941794"/><text:bookmark text:name="__Fieldmark__3121_4978607941793"/><text:bookmark text:name="__Fieldmark__3121_497860794"/><text:bookmark text:name="__Fieldmark__3114_4978607941791"/><text:bookmark text:name="__Fieldmark__3114_4978607941790"/><text:bookmark text:name="__Fieldmark__3114_497860794"/><text:bookmark text:name="__Fieldmark__3110_4978607941788"/><text:bookmark text:name="__Fieldmark__3110_4978607941787"/><text:bookmark text:name="__Fieldmark__3110_497860794"/><text:bookmark text:name="__Fieldmark__3103_4978607941785"/><text:bookmark text:name="__Fieldmark__3103_4978607941784"/><text:bookmark text:name="__Fieldmark__3103_497860794"/><text:bookmark text:name="__Fieldmark__3094_4978607941782"/><text:bookmark text:name="__Fieldmark__3094_4978607941781"/><text:bookmark text:name="__Fieldmark__3094_497860794"/><text:bookmark text:name="__Fieldmark__3090_4978607941779"/><text:bookmark text:name="__Fieldmark__3090_4978607941778"/><text:bookmark text:name="__Fieldmark__3090_497860794"/><text:bookmark text:name="__Fieldmark__3083_4978607941776"/><text:bookmark text:name="__Fieldmark__3083_4978607941775"/><text:bookmark text:name="__Fieldmark__3083_497860794"/><text:bookmark text:name="__Fieldmark__3079_4978607941773"/><text:bookmark text:name="__Fieldmark__3079_4978607941772"/><text:bookmark text:name="__Fieldmark__3079_497860794"/><text:bookmark text:name="__Fieldmark__3072_4978607941770"/><text:bookmark text:name="__Fieldmark__3072_4978607941769"/><text:bookmark text:name="__Fieldmark__3072_497860794"/><text:bookmark text:name="__Fieldmark__3068_4978607941767"/><text:bookmark text:name="__Fieldmark__3068_4978607941766"/><text:bookmark text:name="__Fieldmark__3068_497860794"/><text:bookmark text:name="__Fieldmark__3061_4978607941764"/><text:bookmark text:name="__Fieldmark__3061_4978607941763"/><text:bookmark text:name="__Fieldmark__3061_497860794"/><text:bookmark text:name="__Fieldmark__3057_4978607941761"/><text:bookmark text:name="__Fieldmark__3057_4978607941760"/><text:bookmark text:name="__Fieldmark__3057_497860794"/><text:bookmark text:name="__Fieldmark__3050_4978607941758"/><text:bookmark text:name="__Fieldmark__3050_4978607941757"/><text:bookmark text:name="__Fieldmark__3050_497860794"/><text:bookmark text:name="__Fieldmark__3046_4978607941755"/><text:bookmark text:name="__Fieldmark__3046_4978607941754"/><text:bookmark text:name="__Fieldmark__3046_497860794"/><text:bookmark text:name="__Fieldmark__3039_4978607941752"/><text:bookmark text:name="__Fieldmark__3039_4978607941751"/><text:bookmark text:name="__Fieldmark__3039_497860794"/><text:bookmark text:name="__Fieldmark__3035_4978607941749"/><text:bookmark text:name="__Fieldmark__3035_4978607941748"/><text:bookmark text:name="__Fieldmark__3035_497860794"/><text:bookmark text:name="__Fieldmark__3028_4978607941746"/><text:bookmark text:name="__Fieldmark__3028_4978607941745"/><text:bookmark text:name="__Fieldmark__3028_497860794"/><text:bookmark text:name="__Fieldmark__3024_4978607941743"/><text:bookmark text:name="__Fieldmark__3024_4978607941742"/><text:bookmark text:name="__Fieldmark__3024_497860794"/><text:bookmark text:name="__Fieldmark__3017_4978607941740"/><text:bookmark text:name="__Fieldmark__3017_4978607941739"/><text:bookmark text:name="__Fieldmark__3017_497860794"/><text:bookmark text:name="__Fieldmark__3013_4978607941737"/><text:bookmark text:name="__Fieldmark__3013_4978607941736"/><text:bookmark text:name="__Fieldmark__3013_497860794"/><text:bookmark text:name="__Fieldmark__3006_4978607941734"/><text:bookmark text:name="__Fieldmark__3006_4978607941733"/><text:bookmark text:name="__Fieldmark__3006_497860794"/><text:bookmark text:name="__Fieldmark__3002_4978607941731"/><text:bookmark text:name="__Fieldmark__3002_4978607941730"/><text:bookmark text:name="__Fieldmark__3002_497860794"/><text:bookmark text:name="__Fieldmark__2995_4978607941728"/><text:bookmark text:name="__Fieldmark__2995_497860794"/><text:bookmark text:name="__Fieldmark__947_10984651505091725"/><text:bookmark text:name="__Fieldmark__940_10984651505071724"/><text:bookmark text:name="__Fieldmark__940_10984651501723"/><text:bookmark text:name="__Fieldmark__936_10984651505031722"/><text:bookmark text:name="__Fieldmark__929_10984651505011721"/><text:bookmark text:name="__Fieldmark__929_10984651501720"/><text:bookmark text:name="__Fieldmark__925_10984651504971719"/><text:bookmark text:name="__Fieldmark__918_10984651504951718"/><text:bookmark text:name="__Fieldmark__918_10984651501717"/><text:bookmark text:name="__Fieldmark__914_10984651504911716"/><text:bookmark text:name="__Fieldmark__907_10984651504891715"/><text:bookmark text:name="__Fieldmark__907_10984651501714"/><text:bookmark text:name="__Fieldmark__898_10984651504851713"/><text:bookmark text:name="__Fieldmark__894_10984651504831712"/><text:bookmark text:name="__Fieldmark__894_10984651501711"/><text:bookmark text:name="__Fieldmark__887_10984651504791710"/><text:bookmark text:name="__Fieldmark__883_10984651504771709"/><text:bookmark text:name="__Fieldmark__883_10984651501708"/><text:bookmark text:name="__Fieldmark__876_10984651504731707"/><text:bookmark text:name="__Fieldmark__872_10984651504711706"/><text:bookmark text:name="__Fieldmark__872_10984651501705"/><text:bookmark text:name="__Fieldmark__865_10984651504671704"/><text:bookmark text:name="__Fieldmark__861_10984651504651703"/><text:bookmark text:name="__Fieldmark__861_10984651501702"/><text:bookmark text:name="__Fieldmark__854_10984651504611701"/><text:bookmark text:name="__Fieldmark__850_10984651504591700"/><text:bookmark text:name="__Fieldmark__850_10984651501699"/><text:bookmark text:name="__Fieldmark__843_10984651504551698"/><text:bookmark text:name="__Fieldmark__839_10984651504531697"/><text:bookmark text:name="__Fieldmark__839_10984651501696"/><text:bookmark text:name="__Fieldmark__832_10984651504491695"/><text:bookmark text:name="__Fieldmark__828_10984651504471694"/><text:bookmark text:name="__Fieldmark__828_10984651501693"/><text:bookmark text:name="__Fieldmark__821_10984651504431692"/><text:bookmark text:name="__Fieldmark__817_10984651504411691"/><text:bookmark text:name="__Fieldmark__817_10984651501690"/><text:bookmark text:name="__Fieldmark__810_10984651504371689"/><text:bookmark text:name="__Fieldmark__806_10984651504351688"/><text:bookmark text:name="__Fieldmark__806_10984651501687"/><text:bookmark text:name="__Fieldmark__799_10984651501686"/><text:bookmark text:name="Text214281685"/><text:bookmark text:name="Text194261684"/><text:bookmark text:name="Text174241683"/><text:bookmark text:name="Text271454221682"/><text:bookmark text:name="Text201494201681"/><text:bookmark text:name="Text151534181680"/><text:bookmark text:name="Text221574161679"/><text:bookmark text:name="__Fieldmark__270_2734684294141678"/><text:bookmark text:name="__Fieldmark__279_2734684291664121677"/><text:bookmark text:name="__Fieldmark__290_2734684294101676"/><text:bookmark text:name="__Fieldmark__292_2734684294081675"/><text:bookmark text:name="__Fieldmark__301_2734684291784061674"/><text:bookmark text:name="__Fieldmark__312_2734684294041673"/><text:bookmark text:name="__Fieldmark__314_2734684294021672"/><text:bookmark text:name="__Fieldmark__323_2734684291904001671"/><text:bookmark text:name="__Fieldmark__334_2734684293981670"/><text:bookmark text:name="__Fieldmark__336_2734684293961669"/><text:bookmark text:name="__Fieldmark__345_2734684292023941668"/><text:bookmark text:name="__Fieldmark__356_2734684293921667"/><text:bookmark text:name="__Fieldmark__358_2734684293901666"/><text:bookmark text:name="__Fieldmark__367_2734684292143881665"/><text:bookmark text:name="__Fieldmark__376_2734684292183861664"/><text:bookmark text:name="__Fieldmark__387_2734684292223841663"/><text:bookmark text:name="__Fieldmark__389_2734684292263821662"/><text:bookmark text:name="__Fieldmark__398_2734684292303801661"/><text:bookmark text:name="__Fieldmark__409_2734684292343781660"/><text:bookmark text:name="__Fieldmark__411_2734684292383761659"/><text:bookmark text:name="Text213741658"/><text:bookmark text:name="Text193721657"/><text:bookmark text:name="Text173701656"/><text:bookmark text:name="Text271453681655"/><text:bookmark text:name="Text201493661654"/><text:bookmark text:name="Text151533641653"/><text:bookmark text:name="Text221573621652"/><text:bookmark text:name="__Fieldmark__270_2734684293601651"/><text:bookmark text:name="__Fieldmark__279_2734684291663581650"/><text:bookmark text:name="__Fieldmark__290_2734684293561649"/><text:bookmark text:name="__Fieldmark__292_2734684293541648"/><text:bookmark text:name="__Fieldmark__301_2734684291783521647"/><text:bookmark text:name="__Fieldmark__312_2734684293501646"/><text:bookmark text:name="__Fieldmark__314_2734684293481645"/><text:bookmark text:name="__Fieldmark__323_2734684291903461644"/><text:bookmark text:name="__Fieldmark__334_2734684293441643"/><text:bookmark text:name="__Fieldmark__336_2734684293421642"/><text:bookmark text:name="__Fieldmark__345_2734684292023401641"/><text:bookmark text:name="__Fieldmark__356_2734684293381640"/><text:bookmark text:name="__Fieldmark__358_2734684293361639"/><text:bookmark text:name="__Fieldmark__367_2734684292143341638"/><text:bookmark text:name="__Fieldmark__376_2734684292183321637"/><text:bookmark text:name="__Fieldmark__387_2734684292223301636"/><text:bookmark text:name="__Fieldmark__389_2734684292263281635"/><text:bookmark text:name="__Fieldmark__398_2734684292303261634"/><text:bookmark text:name="__Fieldmark__409_2734684292343241633"/><text:bookmark text:name="__Fieldmark__411_2734684292381632"/><text:bookmark text:name="Text231631"/><text:bookmark text:name="Text211630"/><text:bookmark text:name="Text241629"/><text:bookmark text:name="Text191628"/><text:bookmark text:name="Text161627"/><text:bookmark text:name="Text171626"/><text:bookmark text:name="Text181431625"/><text:bookmark text:name="Text271451624"/><text:bookmark text:name="Text281471623"/><text:bookmark text:name="Text201491622"/><text:bookmark text:name="Text251511621"/><text:bookmark text:name="Text151531620"/><text:bookmark text:name="Text261551619"/><text:bookmark text:name="Text221571618"/><text:bookmark text:name="__Fieldmark__268_2734684291601617"/><text:bookmark text:name="__Fieldmark__270_2734684291616"/><text:bookmark text:name="__Fieldmark__279_2734684291615"/><text:bookmark text:name="__Fieldmark__279_2734684291661614"/><text:bookmark text:name="__Fieldmark__281_2734684291613"/><text:bookmark text:name="__Fieldmark__290_2734684291612"/><text:bookmark text:name="__Fieldmark__290_2734684291721611"/><text:bookmark text:name="__Fieldmark__292_2734684291610"/><text:bookmark text:name="__Fieldmark__301_2734684291609"/><text:bookmark text:name="__Fieldmark__301_2734684291781608"/><text:bookmark text:name="__Fieldmark__303_2734684291607"/><text:bookmark text:name="__Fieldmark__312_2734684291606"/><text:bookmark text:name="__Fieldmark__312_2734684291841605"/><text:bookmark text:name="__Fieldmark__314_2734684291604"/><text:bookmark text:name="__Fieldmark__323_2734684291603"/><text:bookmark text:name="__Fieldmark__323_2734684291901602"/><text:bookmark text:name="__Fieldmark__325_2734684291601"/><text:bookmark text:name="__Fieldmark__334_2734684291600"/><text:bookmark text:name="__Fieldmark__334_2734684291961599"/><text:bookmark text:name="__Fieldmark__336_2734684291598"/><text:bookmark text:name="__Fieldmark__345_2734684291597"/><text:bookmark text:name="__Fieldmark__345_2734684292021596"/><text:bookmark text:name="__Fieldmark__347_2734684291595"/><text:bookmark text:name="__Fieldmark__356_2734684291594"/><text:bookmark text:name="__Fieldmark__356_2734684292081593"/><text:bookmark text:name="__Fieldmark__358_2734684291592"/><text:bookmark text:name="__Fieldmark__367_2734684291591"/><text:bookmark text:name="__Fieldmark__367_2734684292141590"/><text:bookmark text:name="__Fieldmark__376_2734684292161589"/><text:bookmark text:name="__Fieldmark__376_2734684292181588"/><text:bookmark text:name="__Fieldmark__378_2734684292201587"/><text:bookmark text:name="__Fieldmark__387_2734684292221586"/><text:bookmark text:name="__Fieldmark__387_2734684292241585"/><text:bookmark text:name="__Fieldmark__389_2734684292261584"/><text:bookmark text:name="__Fieldmark__398_2734684292281583"/><text:bookmark text:name="__Fieldmark__398_2734684292301582"/><text:bookmark text:name="__Fieldmark__400_2734684292321581"/><text:bookmark text:name="__Fieldmark__409_2734684292341580"/><text:bookmark text:name="__Fieldmark__409_2734684292361579"/><text:bookmark text:name="Text182125931578"/><text:bookmark text:name="__Fieldmark__947_10984651505951577"/><text:bookmark text:name="__Fieldmark__936_10984651505045971576"/><text:bookmark text:name="__Fieldmark__929_10984651505005991575"/><text:bookmark text:name="__Fieldmark__925_10984651506011574"/><text:bookmark text:name="__Fieldmark__914_10984651504926031573"/><text:bookmark text:name="__Fieldmark__907_10984651504886051572"/><text:bookmark text:name="__Fieldmark__898_10984651506071571"/><text:bookmark text:name="__Fieldmark__887_10984651504806091570"/><text:bookmark text:name="__Fieldmark__883_10984651504766111569"/><text:bookmark text:name="__Fieldmark__876_10984651506131568"/><text:bookmark text:name="__Fieldmark__865_10984651504686151567"/><text:bookmark text:name="__Fieldmark__861_10984651504646171566"/><text:bookmark text:name="__Fieldmark__854_10984651506191565"/><text:bookmark text:name="__Fieldmark__843_10984651504566211564"/><text:bookmark text:name="__Fieldmark__839_10984651504526231563"/><text:bookmark text:name="__Fieldmark__832_10984651506251562"/><text:bookmark text:name="__Fieldmark__821_10984651504446271561"/><text:bookmark text:name="__Fieldmark__817_10984651504406291560"/><text:bookmark text:name="__Fieldmark__810_10984651506311559"/><text:bookmark text:name="__Fieldmark__799_10984651504326331558"/><text:bookmark text:name="Text244276351557"/><text:bookmark text:name="Text181434236371556"/><text:bookmark text:name="Text251514196391555"/><text:bookmark text:name="__Fieldmark__268_2734684291604156411554"/><text:bookmark text:name="__Fieldmark__281_2734684294116431553"/><text:bookmark text:name="__Fieldmark__301_2734684294076451552"/><text:bookmark text:name="__Fieldmark__312_2734684291844036471551"/><text:bookmark text:name="__Fieldmark__325_2734684293996491550"/><text:bookmark text:name="__Fieldmark__345_2734684293956511549"/><text:bookmark text:name="__Fieldmark__356_2734684292083916531548"/><text:bookmark text:name="__Fieldmark__376_2734684292163876551547"/><text:bookmark text:name="__Fieldmark__387_2734684292243836571546"/><text:bookmark text:name="__Fieldmark__400_2734684292323796591545"/><text:bookmark text:name="Text233756611544"/><text:bookmark text:name="Text163716631543"/><text:bookmark text:name="Text281473676651542"/><text:bookmark text:name="Text261553636671541"/><text:bookmark text:name="__Fieldmark__279_2734684293596691540"/><text:bookmark text:name="__Fieldmark__290_2734684291723556711539"/><text:bookmark text:name="__Fieldmark__303_2734684293516731538"/><text:bookmark text:name="__Fieldmark__323_2734684293476751537"/><text:bookmark text:name="__Fieldmark__334_2734684291963436771536"/><text:bookmark text:name="__Fieldmark__347_2734684293396791535"/><text:bookmark text:name="__Fieldmark__367_2734684293356811534"/><text:bookmark text:name="__Fieldmark__378_2734684292203316831533"/><text:bookmark text:name="__Fieldmark__398_2734684292283276851532"/><text:bookmark text:name="__Fieldmark__409_2734684292363236871531"/><text:bookmark text:name="Text276891530"/><text:bookmark text:name="Text286911529"/><text:bookmark text:name="Text206931528"/><text:bookmark text:name="Text256951527"/><text:bookmark text:name="Text261486971526"/><text:bookmark text:name="Text271526991525"/><text:bookmark text:name="Text201567011524"/><text:bookmark text:name="__Fieldmark__268_2734684291617031523"/><text:bookmark text:name="__Fieldmark__279_2734684291657051522"/><text:bookmark text:name="__Fieldmark__281_2734684291697071521"/><text:bookmark text:name="__Fieldmark__290_2734684291737091520"/><text:bookmark text:name="__Fieldmark__301_2734684291777111519"/><text:bookmark text:name="__Fieldmark__303_2734684291817131518"/><text:bookmark text:name="__Fieldmark__312_2734684291857151517"/><text:bookmark text:name="__Fieldmark__323_2734684291897171516"/><text:bookmark text:name="__Fieldmark__325_2734684291937191515"/><text:bookmark text:name="__Fieldmark__334_2734684291977211514"/><text:bookmark text:name="__Fieldmark__345_2734684292017231513"/><text:bookmark text:name="__Fieldmark__347_2734684292057251512"/><text:bookmark text:name="__Fieldmark__356_2734684292097271511"/><text:bookmark text:name="__Fieldmark__367_2734684292137291510"/><text:bookmark text:name="__Fieldmark__376_2734684292177311509"/><text:bookmark text:name="__Fieldmark__387_2734684297331508"/><text:bookmark text:name="__Fieldmark__389_2734684297351507"/><text:bookmark text:name="__Fieldmark__398_2734684292297371506"/><text:bookmark text:name="__Fieldmark__409_2734684297391505"/><text:bookmark text:name="__Fieldmark__411_2734684297411504"/><text:bookmark text:name="__Fieldmark__947_10984651507431503"/><text:bookmark text:name="__Fieldmark__936_10984651505047451502"/><text:bookmark text:name="__Fieldmark__929_10984651505007471501"/><text:bookmark text:name="__Fieldmark__925_10984651507491500"/><text:bookmark text:name="__Fieldmark__914_10984651504927511499"/><text:bookmark text:name="__Fieldmark__907_10984651504887531498"/><text:bookmark text:name="__Fieldmark__898_10984651507551497"/><text:bookmark text:name="__Fieldmark__887_10984651504807571496"/><text:bookmark text:name="__Fieldmark__883_10984651504767591495"/><text:bookmark text:name="__Fieldmark__876_10984651507611494"/><text:bookmark text:name="__Fieldmark__865_10984651504687631493"/><text:bookmark text:name="__Fieldmark__861_10984651504647651492"/><text:bookmark text:name="__Fieldmark__854_10984651507671491"/><text:bookmark text:name="__Fieldmark__843_10984651504567691490"/><text:bookmark text:name="__Fieldmark__839_10984651504527711489"/><text:bookmark text:name="__Fieldmark__832_10984651507731488"/><text:bookmark text:name="__Fieldmark__821_10984651504447751487"/><text:bookmark text:name="__Fieldmark__817_10984651504407771486"/><text:bookmark text:name="__Fieldmark__810_10984651507791485"/><text:bookmark text:name="__Fieldmark__799_10984651504327811484"/><text:bookmark text:name="Text244277831483"/><text:bookmark text:name="Text181434237851482"/><text:bookmark text:name="Text251514197871481"/><text:bookmark text:name="__Fieldmark__268_2734684291604157891480"/><text:bookmark text:name="__Fieldmark__281_2734684294117911479"/><text:bookmark text:name="__Fieldmark__301_2734684294077931478"/><text:bookmark text:name="__Fieldmark__312_2734684291844037951477"/><text:bookmark text:name="__Fieldmark__325_2734684293997971476"/><text:bookmark text:name="__Fieldmark__345_2734684293957991475"/><text:bookmark text:name="__Fieldmark__356_2734684292083918011474"/><text:bookmark text:name="__Fieldmark__376_2734684292163878031473"/><text:bookmark text:name="__Fieldmark__387_2734684292243838051472"/><text:bookmark text:name="__Fieldmark__400_2734684292323798071471"/><text:bookmark text:name="Text233758091470"/><text:bookmark text:name="Text163718111469"/><text:bookmark text:name="Text281473678131468"/><text:bookmark text:name="Text261553638151467"/><text:bookmark text:name="__Fieldmark__279_2734684293598171466"/><text:bookmark text:name="__Fieldmark__290_2734684291723558191465"/><text:bookmark text:name="__Fieldmark__303_2734684293518211464"/><text:bookmark text:name="__Fieldmark__323_2734684293478231463"/><text:bookmark text:name="__Fieldmark__334_2734684291963438251462"/><text:bookmark text:name="__Fieldmark__347_2734684293398271461"/><text:bookmark text:name="__Fieldmark__367_2734684293358291460"/><text:bookmark text:name="__Fieldmark__378_2734684292203318311459"/><text:bookmark text:name="__Fieldmark__398_2734684292283278331458"/><text:bookmark text:name="__Fieldmark__409_2734684292363238351457"/><text:bookmark text:name="Text278371456"/><text:bookmark text:name="Text288391455"/><text:bookmark text:name="Text208411454"/><text:bookmark text:name="Text258431453"/><text:bookmark text:name="Text261488451452"/><text:bookmark text:name="Text271528471451"/><text:bookmark text:name="Text201568491450"/><text:bookmark text:name="__Fieldmark__268_2734684291618511449"/><text:bookmark text:name="__Fieldmark__279_2734684291658531448"/><text:bookmark text:name="__Fieldmark__281_2734684291698551447"/><text:bookmark text:name="__Fieldmark__290_2734684291738571446"/><text:bookmark text:name="__Fieldmark__301_2734684291778591445"/><text:bookmark text:name="__Fieldmark__303_2734684291818611444"/><text:bookmark text:name="__Fieldmark__312_2734684291858631443"/><text:bookmark text:name="__Fieldmark__323_2734684291898651442"/><text:bookmark text:name="__Fieldmark__325_2734684291938671441"/><text:bookmark text:name="__Fieldmark__334_2734684291978691440"/><text:bookmark text:name="__Fieldmark__345_2734684292018711439"/><text:bookmark text:name="__Fieldmark__347_2734684292058731438"/><text:bookmark text:name="__Fieldmark__356_2734684292098751437"/><text:bookmark text:name="__Fieldmark__367_2734684292138771436"/><text:bookmark text:name="__Fieldmark__376_2734684292178791435"/><text:bookmark text:name="__Fieldmark__387_2734684298811434"/><text:bookmark text:name="__Fieldmark__389_2734684298831433"/><text:bookmark text:name="__Fieldmark__398_2734684292298851432"/><text:bookmark text:name="__Fieldmark__409_2734684298871431"/><text:bookmark text:name="__Fieldmark__411_2734684298891430"/><text:bookmark text:name="__Fieldmark__1615_11029785058921429"/><text:bookmark text:name="__Fieldmark__1622_11029785058941428"/><text:bookmark text:name="__Fieldmark__1626_11029785051427"/><text:bookmark text:name="__Fieldmark__1626_11029785058981426"/><text:bookmark text:name="__Fieldmark__1633_11029785059001425"/><text:bookmark text:name="__Fieldmark__1637_11029785051424"/><text:bookmark text:name="__Fieldmark__1637_11029785059041423"/><text:bookmark text:name="__Fieldmark__1644_11029785059061422"/><text:bookmark text:name="__Fieldmark__1648_11029785051421"/><text:bookmark text:name="__Fieldmark__1648_11029785059101420"/><text:bookmark text:name="__Fieldmark__1655_11029785059121419"/><text:bookmark text:name="__Fieldmark__1659_11029785051418"/><text:bookmark text:name="__Fieldmark__1659_11029785059161417"/><text:bookmark text:name="__Fieldmark__1666_11029785059181416"/><text:bookmark text:name="__Fieldmark__1670_11029785051415"/><text:bookmark text:name="__Fieldmark__1670_11029785059221414"/><text:bookmark text:name="__Fieldmark__1677_11029785059241413"/><text:bookmark text:name="__Fieldmark__1681_11029785051412"/><text:bookmark text:name="__Fieldmark__1681_11029785059281411"/><text:bookmark text:name="__Fieldmark__1688_11029785059301410"/><text:bookmark text:name="__Fieldmark__1692_11029785051409"/><text:bookmark text:name="__Fieldmark__1692_11029785059341408"/><text:bookmark text:name="__Fieldmark__1699_11029785059361407"/><text:bookmark text:name="__Fieldmark__1703_11029785051406"/><text:bookmark text:name="__Fieldmark__1703_11029785059401405"/><text:bookmark text:name="__Fieldmark__1710_11029785059421404"/><text:bookmark text:name="__Fieldmark__1714_11029785051403"/><text:bookmark text:name="__Fieldmark__1714_11029785059461402"/><text:bookmark text:name="__Fieldmark__1723_11029785059481401"/><text:bookmark text:name="__Fieldmark__1730_11029785051400"/><text:bookmark text:name="__Fieldmark__1730_11029785059521399"/><text:bookmark text:name="__Fieldmark__1734_11029785059541398"/><text:bookmark text:name="__Fieldmark__1741_11029785051397"/><text:bookmark text:name="__Fieldmark__1741_11029785059581396"/><text:bookmark text:name="__Fieldmark__1745_11029785059601395"/><text:bookmark text:name="__Fieldmark__1752_11029785051394"/><text:bookmark text:name="__Fieldmark__1752_11029785059641393"/><text:bookmark text:name="__Fieldmark__1756_11029785059661392"/><text:bookmark text:name="__Fieldmark__1763_11029785051391"/><text:bookmark text:name="__Fieldmark__1763_11029785059701390"/><text:bookmark text:name="__Fieldmark__947_10984651505091389"/><text:bookmark text:name="__Fieldmark__940_10984651505071388"/><text:bookmark text:name="__Fieldmark__940_10984651501387"/><text:bookmark text:name="__Fieldmark__936_10984651505031386"/><text:bookmark text:name="__Fieldmark__929_10984651505011385"/><text:bookmark text:name="__Fieldmark__929_10984651501384"/><text:bookmark text:name="__Fieldmark__925_10984651504971383"/><text:bookmark text:name="__Fieldmark__918_10984651504951382"/><text:bookmark text:name="__Fieldmark__918_10984651501381"/><text:bookmark text:name="__Fieldmark__914_10984651504911380"/><text:bookmark text:name="__Fieldmark__907_10984651504891379"/><text:bookmark text:name="__Fieldmark__907_10984651501378"/><text:bookmark text:name="__Fieldmark__898_10984651504851377"/><text:bookmark text:name="__Fieldmark__894_10984651504831376"/><text:bookmark text:name="__Fieldmark__894_10984651501375"/><text:bookmark text:name="__Fieldmark__887_10984651504791374"/><text:bookmark text:name="__Fieldmark__883_10984651504771373"/><text:bookmark text:name="__Fieldmark__883_10984651501372"/><text:bookmark text:name="__Fieldmark__876_10984651504731371"/><text:bookmark text:name="__Fieldmark__872_10984651504711370"/><text:bookmark text:name="__Fieldmark__872_10984651501369"/><text:bookmark text:name="__Fieldmark__865_10984651504671368"/><text:bookmark text:name="__Fieldmark__861_10984651504651367"/><text:bookmark text:name="__Fieldmark__861_10984651501366"/><text:bookmark text:name="__Fieldmark__854_10984651504611365"/><text:bookmark text:name="__Fieldmark__850_10984651504591364"/><text:bookmark text:name="__Fieldmark__850_10984651501363"/><text:bookmark text:name="__Fieldmark__843_10984651504551362"/><text:bookmark text:name="__Fieldmark__839_10984651504531361"/><text:bookmark text:name="__Fieldmark__839_10984651501360"/><text:bookmark text:name="__Fieldmark__832_10984651504491359"/><text:bookmark text:name="__Fieldmark__828_10984651504471358"/><text:bookmark text:name="__Fieldmark__828_10984651501357"/><text:bookmark text:name="__Fieldmark__821_10984651504431356"/><text:bookmark text:name="__Fieldmark__817_10984651504411355"/><text:bookmark text:name="__Fieldmark__817_10984651501354"/><text:bookmark text:name="__Fieldmark__810_10984651504371353"/><text:bookmark text:name="__Fieldmark__806_10984651504351352"/><text:bookmark text:name="__Fieldmark__806_10984651501351"/><text:bookmark text:name="__Fieldmark__799_10984651501350"/><text:bookmark text:name="Text214281349"/><text:bookmark text:name="Text194261348"/><text:bookmark text:name="Text174241347"/><text:bookmark text:name="Text271454221346"/><text:bookmark text:name="Text201494201345"/><text:bookmark text:name="Text151534181344"/><text:bookmark text:name="Text221574161343"/><text:bookmark text:name="__Fieldmark__270_2734684294141342"/><text:bookmark text:name="__Fieldmark__279_2734684291664121341"/><text:bookmark text:name="__Fieldmark__290_2734684294101340"/><text:bookmark text:name="__Fieldmark__292_2734684294081339"/><text:bookmark text:name="__Fieldmark__301_2734684291784061338"/><text:bookmark text:name="__Fieldmark__312_2734684294041337"/><text:bookmark text:name="__Fieldmark__314_2734684294021336"/><text:bookmark text:name="__Fieldmark__323_2734684291904001335"/><text:bookmark text:name="__Fieldmark__334_2734684293981334"/><text:bookmark text:name="__Fieldmark__336_2734684293961333"/><text:bookmark text:name="__Fieldmark__345_2734684292023941332"/><text:bookmark text:name="__Fieldmark__356_2734684293921331"/><text:bookmark text:name="__Fieldmark__358_2734684293901330"/><text:bookmark text:name="__Fieldmark__367_2734684292143881329"/><text:bookmark text:name="__Fieldmark__376_2734684292183861328"/><text:bookmark text:name="__Fieldmark__387_2734684292223841327"/><text:bookmark text:name="__Fieldmark__389_2734684292263821326"/><text:bookmark text:name="__Fieldmark__398_2734684292303801325"/><text:bookmark text:name="__Fieldmark__409_2734684292343781324"/><text:bookmark text:name="__Fieldmark__411_2734684292383761323"/><text:bookmark text:name="Text213741322"/><text:bookmark text:name="Text193721321"/><text:bookmark text:name="Text173701320"/><text:bookmark text:name="Text271453681319"/><text:bookmark text:name="Text201493661318"/><text:bookmark text:name="Text151533641317"/><text:bookmark text:name="Text221573621316"/><text:bookmark text:name="__Fieldmark__270_2734684293601315"/><text:bookmark text:name="__Fieldmark__279_2734684291663581314"/><text:bookmark text:name="__Fieldmark__290_2734684293561313"/><text:bookmark text:name="__Fieldmark__292_2734684293541312"/><text:bookmark text:name="__Fieldmark__301_2734684291783521311"/><text:bookmark text:name="__Fieldmark__312_2734684293501310"/><text:bookmark text:name="__Fieldmark__314_2734684293481309"/><text:bookmark text:name="__Fieldmark__323_2734684291903461308"/><text:bookmark text:name="__Fieldmark__334_2734684293441307"/><text:bookmark text:name="__Fieldmark__336_2734684293421306"/><text:bookmark text:name="__Fieldmark__345_2734684292023401305"/><text:bookmark text:name="__Fieldmark__356_2734684293381304"/><text:bookmark text:name="__Fieldmark__358_2734684293361303"/><text:bookmark text:name="__Fieldmark__367_2734684292143341302"/><text:bookmark text:name="__Fieldmark__376_2734684292183321301"/><text:bookmark text:name="__Fieldmark__387_2734684292223301300"/><text:bookmark text:name="__Fieldmark__389_2734684292263281299"/><text:bookmark text:name="__Fieldmark__398_2734684292303261298"/><text:bookmark text:name="__Fieldmark__409_2734684292343241297"/><text:bookmark text:name="__Fieldmark__411_2734684292381296"/><text:bookmark text:name="Text231295"/><text:bookmark text:name="Text211294"/><text:bookmark text:name="Text241293"/><text:bookmark text:name="Text191292"/><text:bookmark text:name="Text161291"/><text:bookmark text:name="Text171290"/><text:bookmark text:name="Text181431289"/><text:bookmark text:name="Text271451288"/><text:bookmark text:name="Text281471287"/><text:bookmark text:name="Text201491286"/><text:bookmark text:name="Text251511285"/><text:bookmark text:name="Text151531284"/><text:bookmark text:name="Text261551283"/><text:bookmark text:name="Text221571282"/><text:bookmark text:name="__Fieldmark__268_2734684291601281"/><text:bookmark text:name="__Fieldmark__270_2734684291280"/><text:bookmark text:name="__Fieldmark__279_2734684291279"/><text:bookmark text:name="__Fieldmark__279_2734684291661278"/><text:bookmark text:name="__Fieldmark__281_2734684291277"/><text:bookmark text:name="__Fieldmark__290_2734684291276"/><text:bookmark text:name="__Fieldmark__290_2734684291721275"/><text:bookmark text:name="__Fieldmark__292_2734684291274"/><text:bookmark text:name="__Fieldmark__301_2734684291273"/><text:bookmark text:name="__Fieldmark__301_2734684291781272"/><text:bookmark text:name="__Fieldmark__303_2734684291271"/><text:bookmark text:name="__Fieldmark__312_2734684291270"/><text:bookmark text:name="__Fieldmark__312_2734684291841269"/><text:bookmark text:name="__Fieldmark__314_2734684291268"/><text:bookmark text:name="__Fieldmark__323_2734684291267"/><text:bookmark text:name="__Fieldmark__323_2734684291901266"/><text:bookmark text:name="__Fieldmark__325_2734684291265"/><text:bookmark text:name="__Fieldmark__334_2734684291264"/><text:bookmark text:name="__Fieldmark__334_2734684291961263"/><text:bookmark text:name="__Fieldmark__336_2734684291262"/><text:bookmark text:name="__Fieldmark__345_2734684291261"/><text:bookmark text:name="__Fieldmark__345_2734684292021260"/><text:bookmark text:name="__Fieldmark__347_2734684291259"/><text:bookmark text:name="__Fieldmark__356_2734684291258"/><text:bookmark text:name="__Fieldmark__356_2734684292081257"/><text:bookmark text:name="__Fieldmark__358_2734684291256"/><text:bookmark text:name="__Fieldmark__367_2734684291255"/><text:bookmark text:name="__Fieldmark__367_2734684292141254"/><text:bookmark text:name="__Fieldmark__376_2734684292161253"/><text:bookmark text:name="__Fieldmark__376_2734684292181252"/><text:bookmark text:name="__Fieldmark__378_2734684292201251"/><text:bookmark text:name="__Fieldmark__387_2734684292221250"/><text:bookmark text:name="__Fieldmark__387_2734684292241249"/><text:bookmark text:name="__Fieldmark__389_2734684292261248"/><text:bookmark text:name="__Fieldmark__398_2734684292281247"/><text:bookmark text:name="__Fieldmark__398_2734684292301246"/><text:bookmark text:name="__Fieldmark__400_2734684292321245"/><text:bookmark text:name="__Fieldmark__409_2734684292341244"/><text:bookmark text:name="__Fieldmark__409_2734684292361243"/><text:bookmark text:name="Text182125931242"/><text:bookmark text:name="__Fieldmark__947_10984651505951241"/><text:bookmark text:name="__Fieldmark__936_10984651505045971240"/><text:bookmark text:name="__Fieldmark__929_10984651505005991239"/><text:bookmark text:name="__Fieldmark__925_10984651506011238"/><text:bookmark text:name="__Fieldmark__914_10984651504926031237"/><text:bookmark text:name="__Fieldmark__907_10984651504886051236"/><text:bookmark text:name="__Fieldmark__898_10984651506071235"/><text:bookmark text:name="__Fieldmark__887_10984651504806091234"/><text:bookmark text:name="__Fieldmark__883_10984651504766111233"/><text:bookmark text:name="__Fieldmark__876_10984651506131232"/><text:bookmark text:name="__Fieldmark__865_10984651504686151231"/><text:bookmark text:name="__Fieldmark__861_10984651504646171230"/><text:bookmark text:name="__Fieldmark__854_10984651506191229"/><text:bookmark text:name="__Fieldmark__843_10984651504566211228"/><text:bookmark text:name="__Fieldmark__839_10984651504526231227"/><text:bookmark text:name="__Fieldmark__832_10984651506251226"/><text:bookmark text:name="__Fieldmark__821_10984651504446271225"/><text:bookmark text:name="__Fieldmark__817_10984651504406291224"/><text:bookmark text:name="__Fieldmark__810_10984651506311223"/><text:bookmark text:name="__Fieldmark__799_10984651504326331222"/><text:bookmark text:name="Text244276351221"/><text:bookmark text:name="Text181434236371220"/><text:bookmark text:name="Text251514196391219"/><text:bookmark text:name="__Fieldmark__268_2734684291604156411218"/><text:bookmark text:name="__Fieldmark__281_2734684294116431217"/><text:bookmark text:name="__Fieldmark__301_2734684294076451216"/><text:bookmark text:name="__Fieldmark__312_2734684291844036471215"/><text:bookmark text:name="__Fieldmark__325_2734684293996491214"/><text:bookmark text:name="__Fieldmark__345_2734684293956511213"/><text:bookmark text:name="__Fieldmark__356_2734684292083916531212"/><text:bookmark text:name="__Fieldmark__376_2734684292163876551211"/><text:bookmark text:name="__Fieldmark__387_2734684292243836571210"/><text:bookmark text:name="__Fieldmark__400_2734684292323796591209"/><text:bookmark text:name="Text233756611208"/><text:bookmark text:name="Text163716631207"/><text:bookmark text:name="Text281473676651206"/><text:bookmark text:name="Text261553636671205"/><text:bookmark text:name="__Fieldmark__279_2734684293596691204"/><text:bookmark text:name="__Fieldmark__290_2734684291723556711203"/><text:bookmark text:name="__Fieldmark__303_2734684293516731202"/><text:bookmark text:name="__Fieldmark__323_2734684293476751201"/><text:bookmark text:name="__Fieldmark__334_2734684291963436771200"/><text:bookmark text:name="__Fieldmark__347_2734684293396791199"/><text:bookmark text:name="__Fieldmark__367_2734684293356811198"/><text:bookmark text:name="__Fieldmark__378_2734684292203316831197"/><text:bookmark text:name="__Fieldmark__398_2734684292283276851196"/><text:bookmark text:name="__Fieldmark__409_2734684292363236871195"/><text:bookmark text:name="Text276891194"/><text:bookmark text:name="Text286911193"/><text:bookmark text:name="Text206931192"/><text:bookmark text:name="Text256951191"/><text:bookmark text:name="Text261486971190"/><text:bookmark text:name="Text271526991189"/><text:bookmark text:name="Text201567011188"/><text:bookmark text:name="__Fieldmark__268_2734684291617031187"/><text:bookmark text:name="__Fieldmark__279_2734684291657051186"/><text:bookmark text:name="__Fieldmark__281_2734684291697071185"/><text:bookmark text:name="__Fieldmark__290_2734684291737091184"/><text:bookmark text:name="__Fieldmark__301_2734684291777111183"/><text:bookmark text:name="__Fieldmark__303_2734684291817131182"/><text:bookmark text:name="__Fieldmark__312_2734684291857151181"/><text:bookmark text:name="__Fieldmark__323_2734684291897171180"/><text:bookmark text:name="__Fieldmark__325_2734684291937191179"/><text:bookmark text:name="__Fieldmark__334_2734684291977211178"/><text:bookmark text:name="__Fieldmark__345_2734684292017231177"/><text:bookmark text:name="__Fieldmark__347_2734684292057251176"/><text:bookmark text:name="__Fieldmark__356_2734684292097271175"/><text:bookmark text:name="__Fieldmark__367_2734684292137291174"/><text:bookmark text:name="__Fieldmark__376_2734684292177311173"/><text:bookmark text:name="__Fieldmark__387_2734684297331172"/><text:bookmark text:name="__Fieldmark__389_2734684297351171"/><text:bookmark text:name="__Fieldmark__398_2734684292297371170"/><text:bookmark text:name="__Fieldmark__409_2734684297391169"/><text:bookmark text:name="__Fieldmark__411_2734684297411168"/><text:bookmark text:name="__Fieldmark__947_10984651507431167"/><text:bookmark text:name="__Fieldmark__936_10984651505047451166"/><text:bookmark text:name="__Fieldmark__929_10984651505007471165"/><text:bookmark text:name="__Fieldmark__925_10984651507491164"/><text:bookmark text:name="__Fieldmark__914_10984651504927511163"/><text:bookmark text:name="__Fieldmark__907_10984651504887531162"/><text:bookmark text:name="__Fieldmark__898_10984651507551161"/><text:bookmark text:name="__Fieldmark__887_10984651504807571160"/><text:bookmark text:name="__Fieldmark__883_10984651504767591159"/><text:bookmark text:name="__Fieldmark__876_10984651507611158"/><text:bookmark text:name="__Fieldmark__865_10984651504687631157"/><text:bookmark text:name="__Fieldmark__861_10984651504647651156"/><text:bookmark text:name="__Fieldmark__854_10984651507671155"/><text:bookmark text:name="__Fieldmark__843_10984651504567691154"/><text:bookmark text:name="__Fieldmark__839_10984651504527711153"/><text:bookmark text:name="__Fieldmark__832_10984651507731152"/><text:bookmark text:name="__Fieldmark__821_10984651504447751151"/><text:bookmark text:name="__Fieldmark__817_10984651504407771150"/><text:bookmark text:name="__Fieldmark__810_10984651507791149"/><text:bookmark text:name="__Fieldmark__799_10984651504327811148"/><text:bookmark text:name="Text244277831147"/><text:bookmark text:name="Text181434237851146"/><text:bookmark text:name="Text251514197871145"/><text:bookmark text:name="__Fieldmark__268_2734684291604157891144"/><text:bookmark text:name="__Fieldmark__281_2734684294117911143"/><text:bookmark text:name="__Fieldmark__301_2734684294077931142"/><text:bookmark text:name="__Fieldmark__312_2734684291844037951141"/><text:bookmark text:name="__Fieldmark__325_2734684293997971140"/><text:bookmark text:name="__Fieldmark__345_2734684293957991139"/><text:bookmark text:name="__Fieldmark__356_2734684292083918011138"/><text:bookmark text:name="__Fieldmark__376_2734684292163878031137"/><text:bookmark text:name="__Fieldmark__387_2734684292243838051136"/><text:bookmark text:name="__Fieldmark__400_2734684292323798071135"/><text:bookmark text:name="Text233758091134"/><text:bookmark text:name="Text163718111133"/><text:bookmark text:name="Text281473678131132"/><text:bookmark text:name="Text261553638151131"/><text:bookmark text:name="__Fieldmark__279_2734684293598171130"/><text:bookmark text:name="__Fieldmark__290_2734684291723558191129"/><text:bookmark text:name="__Fieldmark__303_2734684293518211128"/><text:bookmark text:name="__Fieldmark__323_2734684293478231127"/><text:bookmark text:name="__Fieldmark__334_2734684291963438251126"/><text:bookmark text:name="__Fieldmark__347_2734684293398271125"/><text:bookmark text:name="__Fieldmark__367_2734684293358291124"/><text:bookmark text:name="__Fieldmark__378_2734684292203318311123"/><text:bookmark text:name="__Fieldmark__398_2734684292283278331122"/><text:bookmark text:name="__Fieldmark__409_2734684292363238351121"/><text:bookmark text:name="Text278371120"/><text:bookmark text:name="Text288391119"/><text:bookmark text:name="Text208411118"/><text:bookmark text:name="Text258431117"/><text:bookmark text:name="Text261488451116"/><text:bookmark text:name="Text271528471115"/><text:bookmark text:name="Text201568491114"/><text:bookmark text:name="__Fieldmark__268_2734684291618511113"/><text:bookmark text:name="__Fieldmark__279_2734684291658531112"/><text:bookmark text:name="__Fieldmark__281_2734684291698551111"/><text:bookmark text:name="__Fieldmark__290_2734684291738571110"/><text:bookmark text:name="__Fieldmark__301_2734684291778591109"/><text:bookmark text:name="__Fieldmark__303_2734684291818611108"/><text:bookmark text:name="__Fieldmark__312_2734684291858631107"/><text:bookmark text:name="__Fieldmark__323_2734684291898651106"/><text:bookmark text:name="__Fieldmark__325_2734684291938671105"/><text:bookmark text:name="__Fieldmark__334_2734684291978691104"/><text:bookmark text:name="__Fieldmark__345_2734684292018711103"/><text:bookmark text:name="__Fieldmark__347_2734684292058731102"/><text:bookmark text:name="__Fieldmark__356_2734684292098751101"/><text:bookmark text:name="__Fieldmark__367_2734684292138771100"/><text:bookmark text:name="__Fieldmark__376_2734684292178791099"/><text:bookmark text:name="__Fieldmark__387_2734684298811098"/><text:bookmark text:name="__Fieldmark__389_2734684298831097"/><text:bookmark text:name="__Fieldmark__398_2734684292298851096"/><text:bookmark text:name="__Fieldmark__409_2734684298871095"/><text:bookmark text:name="__Fieldmark__411_2734684298891094"/><text:bookmark text:name="__Fieldmark__1615_11029785058921093"/><text:bookmark text:name="__Fieldmark__1622_11029785058941092"/><text:bookmark text:name="__Fieldmark__1626_11029785051091"/><text:bookmark text:name="__Fieldmark__1626_11029785058981090"/><text:bookmark text:name="__Fieldmark__1633_11029785059001089"/><text:bookmark text:name="__Fieldmark__1637_11029785051088"/><text:bookmark text:name="__Fieldmark__1637_11029785059041087"/><text:bookmark text:name="__Fieldmark__1644_11029785059061086"/><text:bookmark text:name="__Fieldmark__1648_11029785051085"/><text:bookmark text:name="__Fieldmark__1648_11029785059101084"/><text:bookmark text:name="__Fieldmark__1655_11029785059121083"/><text:bookmark text:name="__Fieldmark__1659_11029785051082"/><text:bookmark text:name="__Fieldmark__1659_11029785059161081"/><text:bookmark text:name="__Fieldmark__1666_11029785059181080"/><text:bookmark text:name="__Fieldmark__1670_11029785051079"/><text:bookmark text:name="__Fieldmark__1670_11029785059221078"/><text:bookmark text:name="__Fieldmark__1677_11029785059241077"/><text:bookmark text:name="__Fieldmark__1681_11029785051076"/><text:bookmark text:name="__Fieldmark__1681_11029785059281075"/><text:bookmark text:name="__Fieldmark__1688_11029785059301074"/><text:bookmark text:name="__Fieldmark__1692_11029785051073"/><text:bookmark text:name="__Fieldmark__1692_11029785059341072"/><text:bookmark text:name="__Fieldmark__1699_11029785059361071"/><text:bookmark text:name="__Fieldmark__1703_11029785051070"/><text:bookmark text:name="__Fieldmark__1703_11029785059401069"/><text:bookmark text:name="__Fieldmark__1710_11029785059421068"/><text:bookmark text:name="__Fieldmark__1714_11029785051067"/><text:bookmark text:name="__Fieldmark__1714_11029785059461066"/><text:bookmark text:name="__Fieldmark__1723_11029785059481065"/><text:bookmark text:name="__Fieldmark__1730_11029785051064"/><text:bookmark text:name="__Fieldmark__1730_11029785059521063"/><text:bookmark text:name="__Fieldmark__1734_11029785059541062"/><text:bookmark text:name="__Fieldmark__1741_11029785051061"/><text:bookmark text:name="__Fieldmark__1741_11029785059581060"/><text:bookmark text:name="__Fieldmark__1745_11029785059601059"/><text:bookmark text:name="__Fieldmark__1752_11029785051058"/><text:bookmark text:name="__Fieldmark__1752_11029785059641057"/><text:bookmark text:name="__Fieldmark__1756_11029785059661056"/><text:bookmark text:name="__Fieldmark__1763_11029785051055"/><text:bookmark text:name="__Fieldmark__1763_1102978505970"/><text:bookmark text:name="Text182122961053"/><text:bookmark text:name="__Fieldmark__947_1098465150509"/><text:bookmark text:name="__Fieldmark__947_1098465150"/><text:bookmark text:name="__Fieldmark__940_1098465150507"/><text:bookmark text:name="__Fieldmark__940_1098465150506"/><text:bookmark text:name="__Fieldmark__940_1098465150"/><text:bookmark text:name="__Fieldmark__936_1098465150504"/><text:bookmark text:name="__Fieldmark__936_1098465150503"/><text:bookmark text:name="__Fieldmark__936_1098465150"/><text:bookmark text:name="__Fieldmark__929_1098465150501"/><text:bookmark text:name="__Fieldmark__929_1098465150500"/><text:bookmark text:name="__Fieldmark__929_1098465150"/><text:bookmark text:name="__Fieldmark__925_1098465150498"/><text:bookmark text:name="__Fieldmark__925_1098465150497"/><text:bookmark text:name="__Fieldmark__925_1098465150"/><text:bookmark text:name="__Fieldmark__918_1098465150495"/><text:bookmark text:name="__Fieldmark__918_1098465150494"/><text:bookmark text:name="__Fieldmark__918_1098465150"/><text:bookmark text:name="__Fieldmark__914_1098465150492"/><text:bookmark text:name="__Fieldmark__914_1098465150491"/><text:bookmark text:name="__Fieldmark__914_1098465150"/><text:bookmark text:name="__Fieldmark__907_1098465150489"/><text:bookmark text:name="__Fieldmark__907_1098465150488"/><text:bookmark text:name="__Fieldmark__907_1098465150"/><text:bookmark text:name="__Fieldmark__898_1098465150486"/><text:bookmark text:name="__Fieldmark__898_1098465150485"/><text:bookmark text:name="__Fieldmark__898_1098465150"/><text:bookmark text:name="__Fieldmark__894_1098465150483"/><text:bookmark text:name="__Fieldmark__894_1098465150482"/><text:bookmark text:name="__Fieldmark__894_1098465150"/><text:bookmark text:name="__Fieldmark__887_1098465150480"/><text:bookmark text:name="__Fieldmark__887_1098465150479"/><text:bookmark text:name="__Fieldmark__887_1098465150"/><text:bookmark text:name="__Fieldmark__883_1098465150477"/><text:bookmark text:name="__Fieldmark__883_1098465150476"/><text:bookmark text:name="__Fieldmark__883_1098465150"/><text:bookmark text:name="__Fieldmark__876_1098465150474"/><text:bookmark text:name="__Fieldmark__876_1098465150473"/><text:bookmark text:name="__Fieldmark__876_1098465150"/><text:bookmark text:name="__Fieldmark__872_1098465150471"/><text:bookmark text:name="__Fieldmark__872_1098465150470"/><text:bookmark text:name="__Fieldmark__872_1098465150"/><text:bookmark text:name="__Fieldmark__865_1098465150468"/><text:bookmark text:name="__Fieldmark__865_1098465150467"/><text:bookmark text:name="__Fieldmark__865_1098465150"/><text:bookmark text:name="__Fieldmark__861_1098465150465"/><text:bookmark text:name="__Fieldmark__861_1098465150464"/><text:bookmark text:name="__Fieldmark__861_1098465150"/><text:bookmark text:name="__Fieldmark__854_1098465150462"/><text:bookmark text:name="__Fieldmark__854_1098465150461"/><text:bookmark text:name="__Fieldmark__854_1098465150"/><text:bookmark text:name="__Fieldmark__850_1098465150459"/><text:bookmark text:name="__Fieldmark__850_1098465150458"/><text:bookmark text:name="__Fieldmark__850_1098465150"/><text:bookmark text:name="__Fieldmark__843_1098465150456"/><text:bookmark text:name="__Fieldmark__843_1098465150455"/><text:bookmark text:name="__Fieldmark__843_1098465150"/><text:bookmark text:name="__Fieldmark__839_1098465150453"/><text:bookmark text:name="__Fieldmark__839_1098465150452"/><text:bookmark text:name="__Fieldmark__839_1098465150"/><text:bookmark text:name="__Fieldmark__832_1098465150450"/><text:bookmark text:name="__Fieldmark__832_1098465150449"/><text:bookmark text:name="__Fieldmark__832_1098465150"/><text:bookmark text:name="__Fieldmark__828_1098465150447"/><text:bookmark text:name="__Fieldmark__828_1098465150446"/><text:bookmark text:name="__Fieldmark__828_1098465150"/><text:bookmark text:name="__Fieldmark__821_1098465150444"/><text:bookmark text:name="__Fieldmark__821_1098465150443"/><text:bookmark text:name="__Fieldmark__821_1098465150"/><text:bookmark text:name="__Fieldmark__817_1098465150441"/><text:bookmark text:name="__Fieldmark__817_1098465150440"/><text:bookmark text:name="__Fieldmark__817_1098465150"/><text:bookmark text:name="__Fieldmark__810_1098465150438"/><text:bookmark text:name="__Fieldmark__810_1098465150437"/><text:bookmark text:name="__Fieldmark__810_1098465150"/><text:bookmark text:name="__Fieldmark__806_1098465150435"/><text:bookmark text:name="__Fieldmark__806_1098465150434"/><text:bookmark text:name="__Fieldmark__806_1098465150"/><text:bookmark text:name="__Fieldmark__799_1098465150432"/><text:bookmark text:name="__Fieldmark__799_1098465150"/><text:bookmark text:name="Text23429"/><text:bookmark text:name="Text21428"/><text:bookmark text:name="Text24427"/><text:bookmark text:name="Text19426"/><text:bookmark text:name="Text16425"/><text:bookmark text:name="Text17424"/><text:bookmark text:name="Text18143423"/><text:bookmark text:name="Text27145422"/><text:bookmark text:name="Text28147421"/><text:bookmark text:name="Text20149420"/><text:bookmark text:name="Text25151419"/><text:bookmark text:name="Text15153418"/><text:bookmark text:name="Text26155417"/><text:bookmark text:name="Text22157416"/><text:bookmark text:name="__Fieldmark__268_273468429160415"/><text:bookmark text:name="__Fieldmark__270_273468429414"/><text:bookmark text:name="__Fieldmark__279_273468429413"/><text:bookmark text:name="__Fieldmark__279_273468429166412"/><text:bookmark text:name="__Fieldmark__281_273468429411"/><text:bookmark text:name="__Fieldmark__290_273468429410"/><text:bookmark text:name="__Fieldmark__290_273468429172409"/><text:bookmark text:name="__Fieldmark__292_273468429408"/><text:bookmark text:name="__Fieldmark__301_273468429407"/><text:bookmark text:name="__Fieldmark__301_273468429178406"/><text:bookmark text:name="__Fieldmark__303_273468429405"/><text:bookmark text:name="__Fieldmark__312_273468429404"/><text:bookmark text:name="__Fieldmark__312_273468429184403"/><text:bookmark text:name="__Fieldmark__314_273468429402"/><text:bookmark text:name="__Fieldmark__323_273468429401"/><text:bookmark text:name="__Fieldmark__323_273468429190400"/><text:bookmark text:name="__Fieldmark__325_273468429399"/><text:bookmark text:name="__Fieldmark__334_273468429398"/><text:bookmark text:name="__Fieldmark__334_273468429196397"/><text:bookmark text:name="__Fieldmark__336_273468429396"/><text:bookmark text:name="__Fieldmark__345_273468429395"/><text:bookmark text:name="__Fieldmark__345_273468429202394"/><text:bookmark text:name="__Fieldmark__347_273468429393"/><text:bookmark text:name="__Fieldmark__356_273468429392"/><text:bookmark text:name="__Fieldmark__356_273468429208391"/><text:bookmark text:name="__Fieldmark__358_273468429390"/><text:bookmark text:name="__Fieldmark__367_273468429389"/><text:bookmark text:name="__Fieldmark__367_273468429214388"/><text:bookmark text:name="__Fieldmark__376_273468429216387"/><text:bookmark text:name="__Fieldmark__376_273468429218386"/><text:bookmark text:name="__Fieldmark__378_273468429220385"/><text:bookmark text:name="__Fieldmark__387_273468429222384"/><text:bookmark text:name="__Fieldmark__387_273468429224383"/><text:bookmark text:name="__Fieldmark__389_273468429226382"/><text:bookmark text:name="__Fieldmark__398_273468429228381"/><text:bookmark text:name="__Fieldmark__398_273468429230380"/><text:bookmark text:name="__Fieldmark__400_273468429232379"/><text:bookmark text:name="__Fieldmark__409_273468429234378"/><text:bookmark text:name="__Fieldmark__409_273468429236377"/><text:bookmark text:name="__Fieldmark__411_273468429238376"/><text:bookmark text:name="Text23375"/><text:bookmark text:name="Text21374"/><text:bookmark text:name="Text24373"/><text:bookmark text:name="Text19372"/><text:bookmark text:name="Text16371"/><text:bookmark text:name="Text17370"/><text:bookmark text:name="Text18143369"/><text:bookmark text:name="Text27145368"/><text:bookmark text:name="Text28147367"/><text:bookmark text:name="Text20149366"/><text:bookmark text:name="Text25151365"/><text:bookmark text:name="Text15153364"/><text:bookmark text:name="Text26155363"/><text:bookmark text:name="Text22157362"/><text:bookmark text:name="__Fieldmark__268_273468429160361"/><text:bookmark text:name="__Fieldmark__270_273468429360"/><text:bookmark text:name="__Fieldmark__279_273468429359"/><text:bookmark text:name="__Fieldmark__279_273468429166358"/><text:bookmark text:name="__Fieldmark__281_273468429357"/><text:bookmark text:name="__Fieldmark__290_273468429356"/><text:bookmark text:name="__Fieldmark__290_273468429172355"/><text:bookmark text:name="__Fieldmark__292_273468429354"/><text:bookmark text:name="__Fieldmark__301_273468429353"/><text:bookmark text:name="__Fieldmark__301_273468429178352"/><text:bookmark text:name="__Fieldmark__303_273468429351"/><text:bookmark text:name="__Fieldmark__312_273468429350"/><text:bookmark text:name="__Fieldmark__312_273468429184349"/><text:bookmark text:name="__Fieldmark__314_273468429348"/><text:bookmark text:name="__Fieldmark__323_273468429347"/><text:bookmark text:name="__Fieldmark__323_273468429190346"/><text:bookmark text:name="__Fieldmark__325_273468429345"/><text:bookmark text:name="__Fieldmark__334_273468429344"/><text:bookmark text:name="__Fieldmark__334_273468429196343"/><text:bookmark text:name="__Fieldmark__336_273468429342"/><text:bookmark text:name="__Fieldmark__345_273468429341"/><text:bookmark text:name="__Fieldmark__345_273468429202340"/><text:bookmark text:name="__Fieldmark__347_273468429339"/><text:bookmark text:name="__Fieldmark__356_273468429338"/><text:bookmark text:name="__Fieldmark__356_273468429208337"/><text:bookmark text:name="__Fieldmark__358_273468429336"/><text:bookmark text:name="__Fieldmark__367_273468429335"/><text:bookmark text:name="__Fieldmark__367_273468429214334"/><text:bookmark text:name="__Fieldmark__376_273468429216333"/><text:bookmark text:name="__Fieldmark__376_273468429218332"/><text:bookmark text:name="__Fieldmark__378_273468429220331"/><text:bookmark text:name="__Fieldmark__387_273468429222330"/><text:bookmark text:name="__Fieldmark__387_273468429224329"/><text:bookmark text:name="__Fieldmark__389_273468429226328"/><text:bookmark text:name="__Fieldmark__398_273468429228327"/><text:bookmark text:name="__Fieldmark__398_273468429230326"/><text:bookmark text:name="__Fieldmark__400_273468429232325"/><text:bookmark text:name="__Fieldmark__409_273468429234324"/><text:bookmark text:name="__Fieldmark__409_273468429236323"/><text:bookmark text:name="__Fieldmark__411_273468429238"/><text:bookmark text:name="Text18321"/><text:bookmark text:name="Text23"/><text:bookmark text:name="Text27"/><text:bookmark text:name="Text21"/><text:bookmark text:name="Text15"/><text:bookmark text:name="Text24"/><text:bookmark text:name="Text28"/><text:bookmark text:name="Text19"/><text:bookmark text:name="Text26"/><text:bookmark text:name="Text16"/><text:bookmark text:name="Text20"/><text:bookmark text:name="Text17"/><text:bookmark text:name="Text22"/><text:bookmark text:name="Text18143"/><text:bookmark text:name="Text25"/><text:bookmark text:name="Text27145"/><text:bookmark text:name="Text15146"/><text:bookmark text:name="Text28147"/><text:bookmark text:name="Text26148"/><text:bookmark text:name="Text20149"/><text:bookmark text:name="Text22150"/><text:bookmark text:name="Text25151"/><text:bookmark text:name="Text27152"/><text:bookmark text:name="Text15153"/><text:bookmark text:name="Text28154"/><text:bookmark text:name="Text26155"/><text:bookmark text:name="Text20156"/><text:bookmark text:name="Text22157"/><text:bookmark text:name="__Fieldmark__268_273468429"/><text:bookmark text:name="__Fieldmark__268_273468429160"/><text:bookmark text:name="__Fieldmark__268_273468429161"/><text:bookmark text:name="__Fieldmark__270_273468429"/><text:bookmark text:name="__Fieldmark__270_273468429163"/><text:bookmark text:name="__Fieldmark__279_273468429"/><text:bookmark text:name="__Fieldmark__279_273468429165"/><text:bookmark text:name="__Fieldmark__279_273468429166"/><text:bookmark text:name="__Fieldmark__279_273468429167"/><text:bookmark text:name="__Fieldmark__281_273468429"/><text:bookmark text:name="__Fieldmark__281_273468429169"/><text:bookmark text:name="__Fieldmark__290_273468429"/><text:bookmark text:name="__Fieldmark__290_273468429171"/><text:bookmark text:name="__Fieldmark__290_273468429172"/><text:bookmark text:name="__Fieldmark__290_273468429173"/><text:bookmark text:name="__Fieldmark__292_273468429"/><text:bookmark text:name="__Fieldmark__292_273468429175"/><text:bookmark text:name="__Fieldmark__301_273468429"/><text:bookmark text:name="__Fieldmark__301_273468429177"/><text:bookmark text:name="__Fieldmark__301_273468429178"/><text:bookmark text:name="__Fieldmark__301_273468429179"/><text:bookmark text:name="__Fieldmark__303_273468429"/><text:bookmark text:name="__Fieldmark__303_273468429181"/><text:bookmark text:name="__Fieldmark__312_273468429"/><text:bookmark text:name="__Fieldmark__312_273468429183"/><text:bookmark text:name="__Fieldmark__312_273468429184"/><text:bookmark text:name="__Fieldmark__312_273468429185"/><text:bookmark text:name="__Fieldmark__314_273468429"/><text:bookmark text:name="__Fieldmark__314_273468429187"/><text:bookmark text:name="__Fieldmark__323_273468429"/><text:bookmark text:name="__Fieldmark__323_273468429189"/><text:bookmark text:name="__Fieldmark__323_273468429190"/><text:bookmark text:name="__Fieldmark__323_273468429191"/><text:bookmark text:name="__Fieldmark__325_273468429"/><text:bookmark text:name="__Fieldmark__325_273468429193"/><text:bookmark text:name="__Fieldmark__334_273468429"/><text:bookmark text:name="__Fieldmark__334_273468429195"/><text:bookmark text:name="__Fieldmark__334_273468429196"/><text:bookmark text:name="__Fieldmark__334_273468429197"/><text:bookmark text:name="__Fieldmark__336_273468429"/><text:bookmark text:name="__Fieldmark__336_273468429199"/><text:bookmark text:name="__Fieldmark__345_273468429"/><text:bookmark text:name="__Fieldmark__345_273468429201"/><text:bookmark text:name="__Fieldmark__345_273468429202"/><text:bookmark text:name="__Fieldmark__345_273468429203"/><text:bookmark text:name="__Fieldmark__347_273468429"/><text:bookmark text:name="__Fieldmark__347_273468429205"/><text:bookmark text:name="__Fieldmark__356_273468429"/><text:bookmark text:name="__Fieldmark__356_273468429207"/><text:bookmark text:name="__Fieldmark__356_273468429208"/><text:bookmark text:name="__Fieldmark__356_273468429209"/><text:bookmark text:name="__Fieldmark__358_273468429"/><text:bookmark text:name="__Fieldmark__358_273468429211"/><text:bookmark text:name="__Fieldmark__367_273468429"/><text:bookmark text:name="__Fieldmark__367_273468429213"/><text:bookmark text:name="__Fieldmark__367_273468429214"/><text:bookmark text:name="__Fieldmark__376_273468429"/><text:bookmark text:name="__Fieldmark__376_273468429216"/><text:bookmark text:name="__Fieldmark__376_273468429217"/><text:bookmark text:name="__Fieldmark__376_273468429218"/><text:bookmark text:name="__Fieldmark__378_273468429"/><text:bookmark text:name="__Fieldmark__378_273468429220"/><text:bookmark text:name="__Fieldmark__387_273468429"/><text:bookmark text:name="__Fieldmark__387_273468429222"/><text:bookmark text:name="__Fieldmark__387_273468429223"/><text:bookmark text:name="__Fieldmark__387_273468429224"/><text:bookmark text:name="__Fieldmark__389_273468429"/><text:bookmark text:name="__Fieldmark__389_273468429226"/><text:bookmark text:name="__Fieldmark__398_273468429"/><text:bookmark text:name="__Fieldmark__398_273468429228"/><text:bookmark text:name="__Fieldmark__398_273468429229"/><text:bookmark text:name="__Fieldmark__398_273468429230"/><text:bookmark text:name="__Fieldmark__400_273468429"/><text:bookmark text:name="__Fieldmark__400_273468429232"/><text:bookmark text:name="__Fieldmark__409_273468429"/><text:bookmark text:name="__Fieldmark__409_273468429234"/><text:bookmark text:name="__Fieldmark__409_273468429235"/><text:bookmark text:name="__Fieldmark__409_273468429236"/><text:bookmark text:name="__Fieldmark__411_273468429"/><text:bookmark text:name="Text18212593"/><text:bookmark text:name="__Fieldmark__947_1098465150510"/><text:bookmark text:name="__Fieldmark__947_1098465150595"/><text:bookmark text:name="__Fieldmark__940_1098465150506596"/><text:bookmark text:name="__Fieldmark__936_1098465150504597"/><text:bookmark text:name="__Fieldmark__936_1098465150598"/><text:bookmark text:name="__Fieldmark__929_1098465150500599"/><text:bookmark text:name="__Fieldmark__925_1098465150498600"/><text:bookmark text:name="__Fieldmark__925_1098465150601"/><text:bookmark text:name="__Fieldmark__918_1098465150494602"/><text:bookmark text:name="__Fieldmark__914_1098465150492603"/><text:bookmark text:name="__Fieldmark__914_1098465150604"/><text:bookmark text:name="__Fieldmark__907_1098465150488605"/><text:bookmark text:name="__Fieldmark__898_1098465150486606"/><text:bookmark text:name="__Fieldmark__898_1098465150607"/><text:bookmark text:name="__Fieldmark__894_1098465150482608"/><text:bookmark text:name="__Fieldmark__887_1098465150480609"/><text:bookmark text:name="__Fieldmark__887_1098465150610"/><text:bookmark text:name="__Fieldmark__883_1098465150476611"/><text:bookmark text:name="__Fieldmark__876_1098465150474612"/><text:bookmark text:name="__Fieldmark__876_1098465150613"/><text:bookmark text:name="__Fieldmark__872_1098465150470614"/><text:bookmark text:name="__Fieldmark__865_1098465150468615"/><text:bookmark text:name="__Fieldmark__865_1098465150616"/><text:bookmark text:name="__Fieldmark__861_1098465150464617"/><text:bookmark text:name="__Fieldmark__854_1098465150462618"/><text:bookmark text:name="__Fieldmark__854_1098465150619"/><text:bookmark text:name="__Fieldmark__850_1098465150458620"/><text:bookmark text:name="__Fieldmark__843_1098465150456621"/><text:bookmark text:name="__Fieldmark__843_1098465150622"/><text:bookmark text:name="__Fieldmark__839_1098465150452623"/><text:bookmark text:name="__Fieldmark__832_1098465150450624"/><text:bookmark text:name="__Fieldmark__832_1098465150625"/><text:bookmark text:name="__Fieldmark__828_1098465150446626"/><text:bookmark text:name="__Fieldmark__821_1098465150444627"/><text:bookmark text:name="__Fieldmark__821_1098465150628"/><text:bookmark text:name="__Fieldmark__817_1098465150440629"/><text:bookmark text:name="__Fieldmark__810_1098465150438630"/><text:bookmark text:name="__Fieldmark__810_1098465150631"/><text:bookmark text:name="__Fieldmark__806_1098465150434632"/><text:bookmark text:name="__Fieldmark__799_1098465150432633"/><text:bookmark text:name="Text23429634"/><text:bookmark text:name="Text24427635"/><text:bookmark text:name="Text16425636"/><text:bookmark text:name="Text18143423637"/><text:bookmark text:name="Text28147421638"/><text:bookmark text:name="Text25151419639"/><text:bookmark text:name="Text26155417640"/><text:bookmark text:name="__Fieldmark__268_273468429160415641"/><text:bookmark text:name="__Fieldmark__279_273468429413642"/><text:bookmark text:name="__Fieldmark__281_273468429411643"/><text:bookmark text:name="__Fieldmark__290_273468429172409644"/><text:bookmark text:name="__Fieldmark__301_273468429407645"/><text:bookmark text:name="__Fieldmark__303_273468429405646"/><text:bookmark text:name="__Fieldmark__312_273468429184403647"/><text:bookmark text:name="__Fieldmark__323_273468429401648"/><text:bookmark text:name="__Fieldmark__325_273468429399649"/><text:bookmark text:name="__Fieldmark__334_273468429196397650"/><text:bookmark text:name="__Fieldmark__345_273468429395651"/><text:bookmark text:name="__Fieldmark__347_273468429393652"/><text:bookmark text:name="__Fieldmark__356_273468429208391653"/><text:bookmark text:name="__Fieldmark__367_273468429389654"/><text:bookmark text:name="__Fieldmark__376_273468429216387655"/><text:bookmark text:name="__Fieldmark__378_273468429220385656"/><text:bookmark text:name="__Fieldmark__387_273468429224383657"/><text:bookmark text:name="__Fieldmark__398_273468429228381658"/><text:bookmark text:name="__Fieldmark__400_273468429232379659"/><text:bookmark text:name="__Fieldmark__409_273468429236377660"/><text:bookmark text:name="Text23375661"/><text:bookmark text:name="Text24373662"/><text:bookmark text:name="Text16371663"/><text:bookmark text:name="Text18143369664"/><text:bookmark text:name="Text28147367665"/><text:bookmark text:name="Text25151365666"/><text:bookmark text:name="Text26155363667"/><text:bookmark text:name="__Fieldmark__268_273468429160361668"/><text:bookmark text:name="__Fieldmark__279_273468429359669"/><text:bookmark text:name="__Fieldmark__281_273468429357670"/><text:bookmark text:name="__Fieldmark__290_273468429172355671"/><text:bookmark text:name="__Fieldmark__301_273468429353672"/><text:bookmark text:name="__Fieldmark__303_273468429351673"/><text:bookmark text:name="__Fieldmark__312_273468429184349674"/><text:bookmark text:name="__Fieldmark__323_273468429347675"/><text:bookmark text:name="__Fieldmark__325_273468429345676"/><text:bookmark text:name="__Fieldmark__334_273468429196343677"/><text:bookmark text:name="__Fieldmark__345_273468429341678"/><text:bookmark text:name="__Fieldmark__347_273468429339679"/><text:bookmark text:name="__Fieldmark__356_273468429208337680"/><text:bookmark text:name="__Fieldmark__367_273468429335681"/><text:bookmark text:name="__Fieldmark__376_273468429216333682"/><text:bookmark text:name="__Fieldmark__378_273468429220331683"/><text:bookmark text:name="__Fieldmark__387_273468429224329684"/><text:bookmark text:name="__Fieldmark__398_273468429228327685"/><text:bookmark text:name="__Fieldmark__400_273468429232325686"/><text:bookmark text:name="__Fieldmark__409_273468429236323687"/><text:bookmark text:name="Text18321688"/><text:bookmark text:name="Text27689"/><text:bookmark text:name="Text15690"/><text:bookmark text:name="Text28691"/><text:bookmark text:name="Text26692"/><text:bookmark text:name="Text20693"/><text:bookmark text:name="Text22694"/><text:bookmark text:name="Text25695"/><text:bookmark text:name="Text15146696"/><text:bookmark text:name="Text26148697"/><text:bookmark text:name="Text22150698"/><text:bookmark text:name="Text27152699"/><text:bookmark text:name="Text28154700"/><text:bookmark text:name="Text20156701"/><text:bookmark text:name="__Fieldmark__268_273468429702"/><text:bookmark text:name="__Fieldmark__268_273468429161703"/><text:bookmark text:name="__Fieldmark__270_273468429163704"/><text:bookmark text:name="__Fieldmark__279_273468429165705"/><text:bookmark text:name="__Fieldmark__279_273468429167706"/><text:bookmark text:name="__Fieldmark__281_273468429169707"/><text:bookmark text:name="__Fieldmark__290_273468429171708"/><text:bookmark text:name="__Fieldmark__290_273468429173709"/><text:bookmark text:name="__Fieldmark__292_273468429175710"/><text:bookmark text:name="__Fieldmark__301_273468429177711"/><text:bookmark text:name="__Fieldmark__301_273468429179712"/><text:bookmark text:name="__Fieldmark__303_273468429181713"/><text:bookmark text:name="__Fieldmark__312_273468429183714"/><text:bookmark text:name="__Fieldmark__312_273468429185715"/><text:bookmark text:name="__Fieldmark__314_273468429187716"/><text:bookmark text:name="__Fieldmark__323_273468429189717"/><text:bookmark text:name="__Fieldmark__323_273468429191718"/><text:bookmark text:name="__Fieldmark__325_273468429193719"/><text:bookmark text:name="__Fieldmark__334_273468429195720"/><text:bookmark text:name="__Fieldmark__334_273468429197721"/><text:bookmark text:name="__Fieldmark__336_273468429199722"/><text:bookmark text:name="__Fieldmark__345_273468429201723"/><text:bookmark text:name="__Fieldmark__345_273468429203724"/><text:bookmark text:name="__Fieldmark__347_273468429205725"/><text:bookmark text:name="__Fieldmark__356_273468429207726"/><text:bookmark text:name="__Fieldmark__356_273468429209727"/><text:bookmark text:name="__Fieldmark__358_273468429211728"/><text:bookmark text:name="__Fieldmark__367_273468429213729"/><text:bookmark text:name="__Fieldmark__376_273468429730"/><text:bookmark text:name="__Fieldmark__376_273468429217731"/><text:bookmark text:name="__Fieldmark__378_273468429732"/><text:bookmark text:name="__Fieldmark__387_273468429733"/><text:bookmark text:name="__Fieldmark__387_273468429223734"/><text:bookmark text:name="__Fieldmark__389_273468429735"/><text:bookmark text:name="__Fieldmark__398_273468429736"/><text:bookmark text:name="__Fieldmark__398_273468429229737"/><text:bookmark text:name="__Fieldmark__400_273468429738"/><text:bookmark text:name="__Fieldmark__409_273468429739"/><text:bookmark text:name="__Fieldmark__409_273468429235740"/><text:bookmark text:name="__Fieldmark__411_273468429741"/><text:bookmark text:name="__Fieldmark__947_1098465150510742"/><text:bookmark text:name="__Fieldmark__947_1098465150743"/><text:bookmark text:name="__Fieldmark__940_1098465150506744"/><text:bookmark text:name="__Fieldmark__936_1098465150504745"/><text:bookmark text:name="__Fieldmark__936_1098465150746"/><text:bookmark text:name="__Fieldmark__929_1098465150500747"/><text:bookmark text:name="__Fieldmark__925_1098465150498748"/><text:bookmark text:name="__Fieldmark__925_1098465150749"/><text:bookmark text:name="__Fieldmark__918_1098465150494750"/><text:bookmark text:name="__Fieldmark__914_1098465150492751"/><text:bookmark text:name="__Fieldmark__914_1098465150752"/><text:bookmark text:name="__Fieldmark__907_1098465150488753"/><text:bookmark text:name="__Fieldmark__898_1098465150486754"/><text:bookmark text:name="__Fieldmark__898_1098465150755"/><text:bookmark text:name="__Fieldmark__894_1098465150482756"/><text:bookmark text:name="__Fieldmark__887_1098465150480757"/><text:bookmark text:name="__Fieldmark__887_1098465150758"/><text:bookmark text:name="__Fieldmark__883_1098465150476759"/><text:bookmark text:name="__Fieldmark__876_1098465150474760"/><text:bookmark text:name="__Fieldmark__876_1098465150761"/><text:bookmark text:name="__Fieldmark__872_1098465150470762"/><text:bookmark text:name="__Fieldmark__865_1098465150468763"/><text:bookmark text:name="__Fieldmark__865_1098465150764"/><text:bookmark text:name="__Fieldmark__861_1098465150464765"/><text:bookmark text:name="__Fieldmark__854_1098465150462766"/><text:bookmark text:name="__Fieldmark__854_1098465150767"/><text:bookmark text:name="__Fieldmark__850_1098465150458768"/><text:bookmark text:name="__Fieldmark__843_1098465150456769"/><text:bookmark text:name="__Fieldmark__843_1098465150770"/><text:bookmark text:name="__Fieldmark__839_1098465150452771"/><text:bookmark text:name="__Fieldmark__832_1098465150450772"/><text:bookmark text:name="__Fieldmark__832_1098465150773"/><text:bookmark text:name="__Fieldmark__828_1098465150446774"/><text:bookmark text:name="__Fieldmark__821_1098465150444775"/><text:bookmark text:name="__Fieldmark__821_1098465150776"/><text:bookmark text:name="__Fieldmark__817_1098465150440777"/><text:bookmark text:name="__Fieldmark__810_1098465150438778"/><text:bookmark text:name="__Fieldmark__810_1098465150779"/><text:bookmark text:name="__Fieldmark__806_1098465150434780"/><text:bookmark text:name="__Fieldmark__799_1098465150432781"/><text:bookmark text:name="Text23429782"/><text:bookmark text:name="Text24427783"/><text:bookmark text:name="Text16425784"/><text:bookmark text:name="Text18143423785"/><text:bookmark text:name="Text28147421786"/><text:bookmark text:name="Text25151419787"/><text:bookmark text:name="Text26155417788"/><text:bookmark text:name="__Fieldmark__268_273468429160415789"/><text:bookmark text:name="__Fieldmark__279_273468429413790"/><text:bookmark text:name="__Fieldmark__281_273468429411791"/><text:bookmark text:name="__Fieldmark__290_273468429172409792"/><text:bookmark text:name="__Fieldmark__301_273468429407793"/><text:bookmark text:name="__Fieldmark__303_273468429405794"/><text:bookmark text:name="__Fieldmark__312_273468429184403795"/><text:bookmark text:name="__Fieldmark__323_273468429401796"/><text:bookmark text:name="__Fieldmark__325_273468429399797"/><text:bookmark text:name="__Fieldmark__334_273468429196397798"/><text:bookmark text:name="__Fieldmark__345_273468429395799"/><text:bookmark text:name="__Fieldmark__347_273468429393800"/><text:bookmark text:name="__Fieldmark__356_273468429208391801"/><text:bookmark text:name="__Fieldmark__367_273468429389802"/><text:bookmark text:name="__Fieldmark__376_273468429216387803"/><text:bookmark text:name="__Fieldmark__378_273468429220385804"/><text:bookmark text:name="__Fieldmark__387_273468429224383805"/><text:bookmark text:name="__Fieldmark__398_273468429228381806"/><text:bookmark text:name="__Fieldmark__400_273468429232379807"/><text:bookmark text:name="__Fieldmark__409_273468429236377808"/><text:bookmark text:name="Text23375809"/><text:bookmark text:name="Text24373810"/><text:bookmark text:name="Text16371811"/><text:bookmark text:name="Text18143369812"/><text:bookmark text:name="Text28147367813"/><text:bookmark text:name="Text25151365814"/><text:bookmark text:name="Text26155363815"/><text:bookmark text:name="__Fieldmark__268_273468429160361816"/><text:bookmark text:name="__Fieldmark__279_273468429359817"/><text:bookmark text:name="__Fieldmark__281_273468429357818"/><text:bookmark text:name="__Fieldmark__290_273468429172355819"/><text:bookmark text:name="__Fieldmark__301_273468429353820"/><text:bookmark text:name="__Fieldmark__303_273468429351821"/><text:bookmark text:name="__Fieldmark__312_273468429184349822"/><text:bookmark text:name="__Fieldmark__323_273468429347823"/><text:bookmark text:name="__Fieldmark__325_273468429345824"/><text:bookmark text:name="__Fieldmark__334_273468429196343825"/><text:bookmark text:name="__Fieldmark__345_273468429341826"/><text:bookmark text:name="__Fieldmark__347_273468429339827"/><text:bookmark text:name="__Fieldmark__356_273468429208337828"/><text:bookmark text:name="__Fieldmark__367_273468429335829"/><text:bookmark text:name="__Fieldmark__376_273468429216333830"/><text:bookmark text:name="__Fieldmark__378_273468429220331831"/><text:bookmark text:name="__Fieldmark__387_273468429224329832"/><text:bookmark text:name="__Fieldmark__398_273468429228327833"/><text:bookmark text:name="__Fieldmark__400_273468429232325834"/><text:bookmark text:name="__Fieldmark__409_273468429236323835"/><text:bookmark text:name="Text18321836"/><text:bookmark text:name="Text27837"/><text:bookmark text:name="Text15838"/><text:bookmark text:name="Text28839"/><text:bookmark text:name="Text26840"/><text:bookmark text:name="Text20841"/><text:bookmark text:name="Text22842"/><text:bookmark text:name="Text25843"/><text:bookmark text:name="Text15146844"/><text:bookmark text:name="Text26148845"/><text:bookmark text:name="Text22150846"/><text:bookmark text:name="Text27152847"/><text:bookmark text:name="Text28154848"/><text:bookmark text:name="Text20156849"/><text:bookmark text:name="__Fieldmark__268_273468429850"/><text:bookmark text:name="__Fieldmark__268_273468429161851"/><text:bookmark text:name="__Fieldmark__270_273468429163852"/><text:bookmark text:name="__Fieldmark__279_273468429165853"/><text:bookmark text:name="__Fieldmark__279_273468429167854"/><text:bookmark text:name="__Fieldmark__281_273468429169855"/><text:bookmark text:name="__Fieldmark__290_273468429171856"/><text:bookmark text:name="__Fieldmark__290_273468429173857"/><text:bookmark text:name="__Fieldmark__292_273468429175858"/><text:bookmark text:name="__Fieldmark__301_273468429177859"/><text:bookmark text:name="__Fieldmark__301_273468429179860"/><text:bookmark text:name="__Fieldmark__303_273468429181861"/><text:bookmark text:name="__Fieldmark__312_273468429183862"/><text:bookmark text:name="__Fieldmark__312_273468429185863"/><text:bookmark text:name="__Fieldmark__314_273468429187864"/><text:bookmark text:name="__Fieldmark__323_273468429189865"/><text:bookmark text:name="__Fieldmark__323_273468429191866"/><text:bookmark text:name="__Fieldmark__325_273468429193867"/><text:bookmark text:name="__Fieldmark__334_273468429195868"/><text:bookmark text:name="__Fieldmark__334_273468429197869"/><text:bookmark text:name="__Fieldmark__336_273468429199870"/><text:bookmark text:name="__Fieldmark__345_273468429201871"/><text:bookmark text:name="__Fieldmark__345_273468429203872"/><text:bookmark text:name="__Fieldmark__347_273468429205873"/><text:bookmark text:name="__Fieldmark__356_273468429207874"/><text:bookmark text:name="__Fieldmark__356_273468429209875"/><text:bookmark text:name="__Fieldmark__358_273468429211876"/><text:bookmark text:name="__Fieldmark__367_273468429213877"/><text:bookmark text:name="__Fieldmark__376_273468429878"/><text:bookmark text:name="__Fieldmark__376_273468429217879"/><text:bookmark text:name="__Fieldmark__378_273468429880"/><text:bookmark text:name="__Fieldmark__387_273468429881"/><text:bookmark text:name="__Fieldmark__387_273468429223882"/><text:bookmark text:name="__Fieldmark__389_273468429883"/><text:bookmark text:name="__Fieldmark__398_273468429884"/><text:bookmark text:name="__Fieldmark__398_273468429229885"/><text:bookmark text:name="__Fieldmark__400_273468429886"/><text:bookmark text:name="__Fieldmark__409_273468429887"/><text:bookmark text:name="__Fieldmark__409_273468429235888"/><text:bookmark text:name="__Fieldmark__411_273468429889"/><text:bookmark text:name="__Fieldmark__1615_1102978505"/><text:bookmark text:name="__Fieldmark__1615_1102978505892"/><text:bookmark text:name="__Fieldmark__1622_1102978505"/><text:bookmark text:name="__Fieldmark__1622_1102978505894"/><text:bookmark text:name="__Fieldmark__1622_1102978505895"/><text:bookmark text:name="__Fieldmark__1626_1102978505"/><text:bookmark text:name="__Fieldmark__1626_1102978505897"/><text:bookmark text:name="__Fieldmark__1626_1102978505898"/><text:bookmark text:name="__Fieldmark__1633_1102978505"/><text:bookmark text:name="__Fieldmark__1633_1102978505900"/><text:bookmark text:name="__Fieldmark__1633_1102978505901"/><text:bookmark text:name="__Fieldmark__1637_1102978505"/><text:bookmark text:name="__Fieldmark__1637_1102978505903"/><text:bookmark text:name="__Fieldmark__1637_1102978505904"/><text:bookmark text:name="__Fieldmark__1644_1102978505"/><text:bookmark text:name="__Fieldmark__1644_1102978505906"/><text:bookmark text:name="__Fieldmark__1644_1102978505907"/><text:bookmark text:name="__Fieldmark__1648_1102978505"/><text:bookmark text:name="__Fieldmark__1648_1102978505909"/><text:bookmark text:name="__Fieldmark__1648_1102978505910"/><text:bookmark text:name="__Fieldmark__1655_1102978505"/><text:bookmark text:name="__Fieldmark__1655_1102978505912"/><text:bookmark text:name="__Fieldmark__1655_1102978505913"/><text:bookmark text:name="__Fieldmark__1659_1102978505"/><text:bookmark text:name="__Fieldmark__1659_1102978505915"/><text:bookmark text:name="__Fieldmark__1659_1102978505916"/><text:bookmark text:name="__Fieldmark__1666_1102978505"/><text:bookmark text:name="__Fieldmark__1666_1102978505918"/><text:bookmark text:name="__Fieldmark__1666_1102978505919"/><text:bookmark text:name="__Fieldmark__1670_1102978505"/><text:bookmark text:name="__Fieldmark__1670_1102978505921"/><text:bookmark text:name="__Fieldmark__1670_1102978505922"/><text:bookmark text:name="__Fieldmark__1677_1102978505"/><text:bookmark text:name="__Fieldmark__1677_1102978505924"/><text:bookmark text:name="__Fieldmark__1677_1102978505925"/><text:bookmark text:name="__Fieldmark__1681_1102978505"/><text:bookmark text:name="__Fieldmark__1681_1102978505927"/><text:bookmark text:name="__Fieldmark__1681_1102978505928"/><text:bookmark text:name="__Fieldmark__1688_1102978505"/><text:bookmark text:name="__Fieldmark__1688_1102978505930"/><text:bookmark text:name="__Fieldmark__1688_1102978505931"/><text:bookmark text:name="__Fieldmark__1692_1102978505"/><text:bookmark text:name="__Fieldmark__1692_1102978505933"/><text:bookmark text:name="__Fieldmark__1692_1102978505934"/><text:bookmark text:name="__Fieldmark__1699_1102978505"/><text:bookmark text:name="__Fieldmark__1699_1102978505936"/><text:bookmark text:name="__Fieldmark__1699_1102978505937"/><text:bookmark text:name="__Fieldmark__1703_1102978505"/><text:bookmark text:name="__Fieldmark__1703_1102978505939"/><text:bookmark text:name="__Fieldmark__1703_1102978505940"/><text:bookmark text:name="__Fieldmark__1710_1102978505"/><text:bookmark text:name="__Fieldmark__1710_1102978505942"/><text:bookmark text:name="__Fieldmark__1710_1102978505943"/><text:bookmark text:name="__Fieldmark__1714_1102978505"/><text:bookmark text:name="__Fieldmark__1714_1102978505945"/><text:bookmark text:name="__Fieldmark__1714_1102978505946"/><text:bookmark text:name="__Fieldmark__1723_1102978505"/><text:bookmark text:name="__Fieldmark__1723_1102978505948"/><text:bookmark text:name="__Fieldmark__1723_1102978505949"/><text:bookmark text:name="__Fieldmark__1730_1102978505"/><text:bookmark text:name="__Fieldmark__1730_1102978505951"/><text:bookmark text:name="__Fieldmark__1730_1102978505952"/><text:bookmark text:name="__Fieldmark__1734_1102978505"/><text:bookmark text:name="__Fieldmark__1734_1102978505954"/><text:bookmark text:name="__Fieldmark__1734_1102978505955"/><text:bookmark text:name="__Fieldmark__1741_1102978505"/><text:bookmark text:name="__Fieldmark__1741_1102978505957"/><text:bookmark text:name="__Fieldmark__1741_1102978505958"/><text:bookmark text:name="__Fieldmark__1745_1102978505"/><text:bookmark text:name="__Fieldmark__1745_1102978505960"/><text:bookmark text:name="__Fieldmark__1745_1102978505961"/><text:bookmark text:name="__Fieldmark__1752_1102978505"/><text:bookmark text:name="__Fieldmark__1752_1102978505963"/><text:bookmark text:name="__Fieldmark__1752_1102978505964"/><text:bookmark text:name="__Fieldmark__1756_1102978505"/><text:bookmark text:name="__Fieldmark__1756_1102978505966"/><text:bookmark text:name="__Fieldmark__1756_1102978505967"/><text:bookmark text:name="__Fieldmark__1763_1102978505"/><text:bookmark text:name="__Fieldmark__1763_1102978505969"/></text:p>
              <text:p text:style-name="P8"/>
              <text:p text:style-name="P2"><text:span text:style-name="T1">Name: </text:span><field:fieldmark-start text:name="__Fieldmark__3770_643765501" field:type="vnd.oasis.opendocument.field.FORMTEXT"/><field:fieldmark-end/>     <field:fieldmark-start text:name="__Fieldmark__3773_643765501" field:type="vnd.oasis.opendocument.field.FORMTEXT"/><field:fieldmark-end/></text:p>
              <text:p text:style-name="P2"><text:span text:style-name="T1">Title: </text:span><field:fieldmark-start text:name="__Fieldmark__3780_643765501" field:type="vnd.oasis.opendocument.field.FORMTEXT"/><field:fieldmark-end/>     <field:fieldmark-start text:name="__Fieldmark__3783_643765501" field:type="vnd.oasis.opendocument.field.FORMTEXT"/><field:fieldmark-end/></text:p>
              <text:p text:style-name="P2"><text:span text:style-name="T1">Affiliation: </text:span><field:fieldmark-start text:name="__Fieldmark__3790_643765501" field:type="vnd.oasis.opendocument.field.FORMTEXT"/><field:fieldmark-end/>     <field:fieldmark-start text:name="__Fieldmark__3793_643765501" field:type="vnd.oasis.opendocument.field.FORMTEXT"/><field:fieldmark-end/></text:p>
              <text:p text:style-name="P2"><text:span text:style-name="T1">Address: </text:span><field:fieldmark-start text:name="__Fieldmark__3800_643765501" field:type="vnd.oasis.opendocument.field.FORMTEXT"/><field:fieldmark-end/>     <field:fieldmark-start text:name="__Fieldmark__3803_643765501" field:type="vnd.oasis.opendocument.field.FORMTEXT"/><field:fieldmark-end/></text:p>
              <text:p text:style-name="P8"/>
              <text:p text:style-name="P2"><text:span text:style-name="T1">Telephone: </text:span><field:fieldmark-start text:name="__Fieldmark__3812_643765501" field:type="vnd.oasis.opendocument.field.FORMTEXT"/><field:fieldmark-end/>     <field:fieldmark-start text:name="__Fieldmark__3815_643765501" field:type="vnd.oasis.opendocument.field.FORMTEXT"/><field:fieldmark-end/></text:p>
              <text:p text:style-name="P2"><text:span text:style-name="T1">Fax: </text:span><field:fieldmark-start text:name="__Fieldmark__3822_643765501" field:type="vnd.oasis.opendocument.field.FORMTEXT"/><field:fieldmark-end/>     <field:fieldmark-start text:name="__Fieldmark__3825_643765501" field:type="vnd.oasis.opendocument.field.FORMTEXT"/><field:fieldmark-end/></text:p>
              <text:p text:style-name="P2"><text:span text:style-name="T1">Email: </text:span><field:fieldmark-start text:name="__Fieldmark__3832_643765501" field:type="vnd.oasis.opendocument.field.FORMTEXT"/><field:fieldmark-end/>     <field:fieldmark-start text:name="__Fieldmark__3835_643765501" field:type="vnd.oasis.opendocument.field.FORMTEXT"/><field:fieldmark-end/></text:p>
            </table:table-cell>
            <table:table-cell table:style-name="Table1.A1" office:value-type="string">
              <text:p text:style-name="P8"/>
              <text:p text:style-name="P8"/>
              <text:p text:style-name="P2"><text:span text:style-name="T1">Name: </text:span><field:fieldmark-start text:name="__Fieldmark__3847_643765501" field:type="vnd.oasis.opendocument.field.FORMTEXT"/><field:fieldmark-end/>     <field:fieldmark-start text:name="__Fieldmark__3850_643765501" field:type="vnd.oasis.opendocument.field.FORMTEXT"/><field:fieldmark-end/></text:p>
              <text:p text:style-name="P2"><text:span text:style-name="T1">Title: </text:span><field:fieldmark-start text:name="__Fieldmark__3857_643765501" field:type="vnd.oasis.opendocument.field.FORMTEXT"/><field:fieldmark-end/>     <field:fieldmark-start text:name="__Fieldmark__3860_643765501" field:type="vnd.oasis.opendocument.field.FORMTEXT"/><field:fieldmark-end/></text:p>
              <text:p text:style-name="P2"><text:span text:style-name="T1">Affiliation: </text:span><field:fieldmark-start text:name="__Fieldmark__3867_643765501" field:type="vnd.oasis.opendocument.field.FORMTEXT"/><field:fieldmark-end/>     </text:p>
              <text:p text:style-name="P2"><text:span text:style-name="T1">Address: </text:span><field:fieldmark-start text:name="__Fieldmark__3874_643765501" field:type="vnd.oasis.opendocument.field.FORMTEXT"/><field:fieldmark-end/>     <field:fieldmark-start text:name="__Fieldmark__3877_643765501" field:type="vnd.oasis.opendocument.field.FORMTEXT"/><field:fieldmark-end/></text:p>
              <text:p text:style-name="P8"/>
              <text:p text:style-name="P2"><text:span text:style-name="T1">Telephone: </text:span><field:fieldmark-start text:name="__Fieldmark__3886_643765501" field:type="vnd.oasis.opendocument.field.FORMTEXT"/><field:fieldmark-end/>     <field:fieldmark-start text:name="__Fieldmark__3889_643765501" field:type="vnd.oasis.opendocument.field.FORMTEXT"/><field:fieldmark-end/></text:p>
              <text:p text:style-name="P2"><text:span text:style-name="T1">Fax: </text:span><field:fieldmark-start text:name="__Fieldmark__3896_643765501" field:type="vnd.oasis.opendocument.field.FORMTEXT"/><field:fieldmark-end/>     <field:fieldmark-start text:name="__Fieldmark__3899_643765501" field:type="vnd.oasis.opendocument.field.FORMTEXT"/><field:fieldmark-end/></text:p>
              <text:p text:style-name="P2"><text:span text:style-name="T1">Email: </text:span><field:fieldmark-start text:name="__Fieldmark__3906_643765501" field:type="vnd.oasis.opendocument.field.FORMTEXT"/><field:fieldmark-end/>     <field:fieldmark-start text:name="__Fieldmark__3909_643765501" field:type="vnd.oasis.opendocument.field.FORMTEXT"/><field:fieldmark-end/></text:p>
            </table:table-cell>
          </table:table-row>
        </table:table>
        <text:p text:style-name="P8"/>
        <text:p text:style-name="P2"><text:span text:style-name="T1">Additional Authors: </text:span><text:bookmark text:name="__Fieldmark__3165_497860794"/><text:bookmark text:name="__Fieldmark__1783_1102978505"/><text:bookmark text:name="Text29"/><text:bookmark text:name="__Fieldmark__966_1098465150"/><field:fieldmark-start text:name="__Fieldmark__3926_643765501" field:type="vnd.oasis.opendocument.field.FORMTEXT"/><field:fieldmark-end/>     <text:bookmark text:name="__Fieldmark__3165_4978607941853"/><text:bookmark text:name="__Fieldmark__1783_11029785051012"/><text:bookmark text:name="__Fieldmark__966_1098465150552"/><text:bookmark text:name="__Fieldmark__3165_4978607941849"/></text:p>
        <text:p text:style-name="P8"/>
        <text:p text:style-name="P27">Book Information</text:p>
        <text:p text:style-name="P8"/>
        <text:p text:style-name="P2"><text:span text:style-name="T1">Title: </text:span><text:bookmark-start text:name="__Fieldmark__3196_4978607941870"/><text:bookmark text:name="__Fieldmark__3196_497860794"/><text:bookmark text:name="__Fieldmark__1809_1102978505"/><text:bookmark text:name="Text30"/><text:bookmark text:name="__Fieldmark__989_1098465150"/><field:fieldmark-start text:name="__Fieldmark__3956_643765501" field:type="vnd.oasis.opendocument.field.FORMTEXT"/><field:fieldmark-end/>     PETSc for Partial Differential Equations<text:bookmark-end text:name="__Fieldmark__3196_4978607941870"/><text:bookmark text:name="__Fieldmark__3196_4978607941865"/><text:bookmark text:name="__Fieldmark__1809_11029785051022"/><text:bookmark text:name="__Fieldmark__989_1098465150560"/><text:bookmark text:name="__Fieldmark__3196_4978607941861"/><text:bookmark text:name="__Fieldmark__3231_497860794"/><text:bookmark text:name="__Fieldmark__1809_11029785051028"/><text:bookmark text:name="Text30287"/><text:bookmark text:name="Text30286"/><text:bookmark text:name="Text3099"/><text:bookmark text:name="__Fieldmark__989_1098465150563"/><field:fieldmark-start text:name="__Fieldmark__3981_643765501" field:type="vnd.oasis.opendocument.field.FORMTEXT"/><field:fieldmark-end/></text:p>
        <text:p text:style-name="P2"><text:bookmark text:name="__Fieldmark__1018_1098465150"/><text:bookmark text:name="__Fieldmark__3248_497860794"/><text:bookmark text:name="__Fieldmark__1852_1102978505"/><text:bookmark text:name="__Fieldmark__456_273468429"/><field:fieldmark-start text:name="__Fieldmark__3994_643765501" field:type="vnd.oasis.opendocument.field.FORMTEXT"/><field:fieldmark-end/></text:p>
        <text:p text:style-name="P2"><text:span text:style-name="T1">Projected # of Pages: </text:span><text:bookmark text:name="__Fieldmark__3267_497860794"/><text:bookmark text:name="__Fieldmark__1034_1098465150581"/><text:bookmark text:name="Text32"/><text:bookmark text:name="__Fieldmark__1034_1098465150"/><field:fieldmark-start text:name="__Fieldmark__4009_643765501" field:type="vnd.oasis.opendocument.field.FORMTEXT"/><field:fieldmark-end/>     <text:bookmark text:name="__Fieldmark__3267_4978607941892"/><text:bookmark text:name="__Fieldmark__1872_11029785051044"/><text:bookmark text:name="__Fieldmark__1034_1098465150578"/><text:bookmark text:name="__Fieldmark__3267_4978607941888"/><text:bookmark text:name="__Fieldmark__3301_497860794"/><text:bookmark text:name="__Fieldmark__1897_1102978505"/><text:bookmark text:name="Text32301"/><text:bookmark text:name="Text32299"/><text:bookmark text:name="Text32300"/><text:bookmark text:name="__Fieldmark__1034_10984651505811053"/><field:fieldmark-start text:name="__Fieldmark__4032_643765501" field:type="vnd.oasis.opendocument.field.FORMTEXT"/><field:fieldmark-end/> <text:bookmark text:name="__Fieldmark__3301_4978607941906"/><text:bookmark text:name="__Fieldmark__1897_11029785051056"/><text:bookmark text:name="__Fieldmark__474_273468429303"/><text:bookmark text:name="__Fieldmark__1051_1098465150585"/><text:bookmark text:name="__Fieldmark__3301_4978607941901"/><text:span text:style-name="T1"><text:s text:c="2"/></text:span><text:span text:style-name="T7">250--350 <text:s text:c="2"/>(attached PDF is 123)</text:span></text:p>
        <text:p text:style-name="P2"><text:span text:style-name="T1">Projected # of Chapters:</text:span><text:bookmark text:name="__Fieldmark__3332_497860794"/><text:bookmark text:name="__Fieldmark__1923_1102978505"/><text:bookmark text:name="__Fieldmark__482_273468429"/><text:bookmark text:name="form1[0].#subform[1].NoChapters[0]"/><text:bookmark text:name="__Fieldmark__1068_1098465150"/><field:fieldmark-start text:name="__Fieldmark__4063_643765501" field:type="vnd.oasis.opendocument.field.FORMTEXT"/><field:fieldmark-end/> <text:bookmark text:name="__Fieldmark__3332_4978607941919"/><text:bookmark text:name="__Fieldmark__1923_11029785051067"/><text:bookmark text:name="__Fieldmark__482_273468429308"/><text:bookmark text:name="__Fieldmark__1068_1098465150594"/><text:bookmark text:name="__Fieldmark__3332_4978607941914"/><text:bookmark text:name="__Fieldmark__3358_497860794"/><text:bookmark text:name="__Fieldmark__1943_1102978505"/><text:bookmark text:name="Text33109"/><text:bookmark text:name="__Fieldmark__1080_1098465150"/><field:fieldmark-start text:name="__Fieldmark__4084_643765501" field:type="vnd.oasis.opendocument.field.FORMTEXT"/><field:fieldmark-end/>     11 or 12</text:p>
        <text:p text:style-name="P6"><text:span text:style-name="T1">Projected # of Figures: </text:span><text:bookmark-start text:name="__Fieldmark__3389_4978607941940"/><text:bookmark text:name="__Fieldmark__3389_497860794"/><text:bookmark text:name="__Fieldmark__1969_1102978505"/><text:bookmark text:name="Text41"/><text:bookmark text:name="__Fieldmark__1103_1098465150"/><field:fieldmark-start text:name="__Fieldmark__4100_643765501" field:type="vnd.oasis.opendocument.field.FORMTEXT"/><field:fieldmark-end/><text:bookmark-end text:name="__Fieldmark__3389_4978607941940"/>     50</text:p>
        <text:list xml:id="list6101331755253374339" text:style-name="WWNum2">
          <text:list-item>
            <text:p text:style-name="P34"><text:bookmark text:name="__Fieldmark__1121_1098465150"/><text:bookmark text:name="Text41112614"/><text:bookmark text:name="__Fieldmark__1993_1102978505"/><text:bookmark text:name="__Fieldmark__3419_497860794"/># of Line drawings (<text:span text:style-name="T43">b&amp;w only):</text:span><text:bookmark text:name="__Fieldmark__3448_497860794"/><text:bookmark text:name="__Fieldmark__2016_1102978505"/><text:bookmark text:name="__Fieldmark__516_273468429"/><text:bookmark text:name="form1[0].#subform[1].LineArt[0]"/><text:bookmark text:name="__Fieldmark__1135_1098465150"/><text:span text:style-name="T24"> </text:span><field:fieldmark-start text:name="__Fieldmark__4129_643765501" field:type="vnd.oasis.opendocument.field.FORMTEXT"/><field:fieldmark-end/><text:s/><text:bookmark-start text:name="__Fieldmark__3475_4978607941977"/><text:bookmark text:name="__Fieldmark__3448_4978607941967"/><text:bookmark text:name="__Fieldmark__2016_11029785051107"/><text:bookmark text:name="__Fieldmark__516_273468429328"/><text:bookmark text:name="__Fieldmark__1135_1098465150626"/><text:bookmark text:name="__Fieldmark__3448_4978607941962"/><text:bookmark text:name="__Fieldmark__3475_497860794"/><text:bookmark text:name="__Fieldmark__2037_1102978505"/><text:bookmark text:name="Text40"/><text:bookmark text:name="__Fieldmark__1147_1098465150"/><field:fieldmark-start text:name="__Fieldmark__4151_643765501" field:type="vnd.oasis.opendocument.field.FORMTEXT"/><field:fieldmark-end/><text:bookmark-end text:name="__Fieldmark__3475_4978607941977"/>     40</text:p>
          </text:list-item>
          <text:list-item>
            <text:p text:style-name="P34"><text:span text:style-name="T21"># of Halftones (b&amp;w photos or line drawings w/grayscale): </text:span><text:bookmark-start text:name="__Fieldmark__3507_4978607941996"/><text:bookmark text:name="__Fieldmark__3507_497860794"/><text:bookmark text:name="__Fieldmark__2064_1102978505"/><text:bookmark text:name="Text39"/><text:bookmark text:name="__Fieldmark__1170_1098465150"/><field:fieldmark-start text:name="__Fieldmark__4169_643765501" field:type="vnd.oasis.opendocument.field.FORMTEXT"/><field:fieldmark-end/>     10<text:bookmark-end text:name="__Fieldmark__3507_4978607941996"/><text:bookmark text:name="__Fieldmark__3507_4978607941991"/><text:bookmark text:name="__Fieldmark__2064_11029785051128"/><text:bookmark text:name="__Fieldmark__1170_1098465150643"/><text:bookmark text:name="__Fieldmark__3507_4978607941987"/><text:bookmark text:name="__Fieldmark__3542_497860794"/><text:bookmark text:name="__Fieldmark__2064_11029785051134"/><text:bookmark text:name="Text39341"/><text:bookmark text:name="Text39339"/><text:bookmark text:name="Text39340"/><text:bookmark text:name="__Fieldmark__1170_1098465150646"/><field:fieldmark-start text:name="__Fieldmark__4194_643765501" field:type="vnd.oasis.opendocument.field.FORMTEXT"/><field:fieldmark-end/></text:p>
          </text:list-item>
          <text:list-item>
            <text:p text:style-name="P34"><text:span text:style-name="T21"># of 2-color figures (black + 1 color): </text:span><text:bookmark text:name="__Fieldmark__1204_1098465150"/><text:bookmark text:name="Text37"/><text:bookmark text:name="__Fieldmark__1204_1098465150657"/><text:bookmark text:name="__Fieldmark__3561_497860794"/><field:fieldmark-start text:name="__Fieldmark__4209_643765501" field:type="vnd.oasis.opendocument.field.FORMTEXT"/><field:fieldmark-end/>     <text:bookmark text:name="__Fieldmark__1204_10984651506571150"/><text:bookmark text:name="__Fieldmark__3561_4978607942007"/><text:bookmark text:name="__Fieldmark__1204_1098465150656"/><text:bookmark text:name="__Fieldmark__2110_11029785051145"/><text:bookmark text:name="__Fieldmark__3561_4978607942011"/><text:span text:style-name="T21"> <text:s text:c="2"/>0</text:span></text:p>
          </text:list-item>
          <text:list-item>
            <text:p text:style-name="P35"><text:bookmark text:name="__Fieldmark__1223_1098465150"/><text:bookmark text:name="__Fieldmark__3594_497860794"/><text:bookmark text:name="__Fieldmark__2136_1102978505"/><text:bookmark text:name="Text37124661"/># of 4-color figures (black + 2 or more colors):<text:bookmark text:name="__Fieldmark__3594_4978607942019"/><text:bookmark text:name="__Fieldmark__1223_1098465150664"/><text:bookmark text:name="__Fieldmark__562_273468429353"/><text:bookmark text:name="__Fieldmark__2136_11029785051156"/><text:bookmark text:name="__Fieldmark__3594_4978607942024"/><text:bookmark text:name="__Fieldmark__3623_497860794"/><text:bookmark text:name="__Fieldmark__2159_1102978505"/><text:bookmark text:name="__Fieldmark__568_273468429"/><text:bookmark text:name="form1[0].#subform[1].FourColor[0]"/><text:bookmark text:name="__Fieldmark__1237_1098465150"/><field:fieldmark-start text:name="__Fieldmark__4254_643765501" field:type="vnd.oasis.opendocument.field.FORMTEXT"/><field:fieldmark-end/> <text:bookmark text:name="__Fieldmark__3623_4978607942037"/><text:bookmark text:name="__Fieldmark__2159_11029785051167"/><text:bookmark text:name="__Fieldmark__568_273468429358"/><text:bookmark text:name="__Fieldmark__1237_1098465150673"/><text:bookmark text:name="__Fieldmark__3623_4978607942032"/><text:bookmark-start text:name="__Fieldmark__3650_4978607942050"/><text:bookmark text:name="__Fieldmark__3650_497860794"/><text:bookmark text:name="__Fieldmark__2180_1102978505"/><text:bookmark text:name="Text38"/><text:bookmark text:name="__Fieldmark__1249_1098465150"/><field:fieldmark-start text:name="__Fieldmark__4276_643765501" field:type="vnd.oasis.opendocument.field.FORMTEXT"/><field:fieldmark-end/><text:s text:c="4"/>  0<text:bookmark-end text:name="__Fieldmark__3650_4978607942050"/></text:p>
            <text:p text:style-name="P36"/>
          </text:list-item>
        </text:list>
        <text:p text:style-name="P2"><text:span text:style-name="T1">Composition: </text:span><text:bookmark-start text:name="__Fieldmark__3695_4978607942061"/><text:bookmark text:name="__Fieldmark__3695_4978607942060"/><text:bookmark text:name="__Fieldmark__3695_497860794"/><text:bookmark text:name="__Fieldmark__2216_11029785051190"/><text:bookmark text:name="__Fieldmark__1276_1098465150"/><text:bookmark text:name="__Fieldmark__588_273468429369"/><text:bookmark text:name="__Fieldmark__588_273468429"/><text:bookmark text:name="__Fieldmark__1276_1098465150691"/><text:bookmark text:name="__Fieldmark__2216_1102978505"/><field:fieldmark text:name="__Fieldmark__4303_643765501" field:type="vnd.oasis.opendocument.field.FORMDROPDOWN"/><text:bookmark-end text:name="__Fieldmark__3695_4978607942061"/><text:tab/><text:bookmark text:name="__Fieldmark__2216_11029785051191"/><text:span text:style-name="T8">LaTeX</text:span><text:span text:style-name="T9"> with tufte-book class for now</text:span></text:p>
        <text:p text:style-name="P2"><text:span text:style-name="T1">Software Used to Create Art: </text:span><text:bookmark-start text:name="__Fieldmark__3717_4978607942080"/><text:bookmark text:name="__Fieldmark__3717_497860794"/><text:bookmark text:name="__Fieldmark__2236_1102978505"/><text:bookmark text:name="Text36"/><text:bookmark text:name="__Fieldmark__1292_1098465150"/><field:fieldmark-start text:name="__Fieldmark__4327_643765501" field:type="vnd.oasis.opendocument.field.FORMTEXT"/><field:fieldmark-end/>     <text:span text:style-name="T10">LaTeX/tikz a</text:span><text:span text:style-name="T7">nd python</text:span><text:bookmark-end text:name="__Fieldmark__3717_4978607942080"/><text:bookmark text:name="__Fieldmark__3752_497860794"/><text:bookmark text:name="__Fieldmark__2236_11029785051206"/><text:bookmark text:name="Text36379"/><text:bookmark text:name="Text36377"/><text:bookmark text:name="Text36378"/><text:bookmark text:name="__Fieldmark__1292_1098465150703"/><field:fieldmark-start text:name="__Fieldmark__4348_643765501" field:type="vnd.oasis.opendocument.field.FORMTEXT"/><field:fieldmark-end/></text:p>
        <text:p text:style-name="P8"/>
        <text:p text:style-name="P2"><text:span text:style-name="T1">Percentage of Manuscript Completed:</text:span><text:bookmark text:name="__Fieldmark__3773_497860794"/><text:bookmark text:name="__Fieldmark__2283_1102978505"/><text:bookmark text:name="__Fieldmark__613_273468429"/><text:bookmark text:name="form1[0].#subform[1].DraftChapts[0]"/><text:bookmark text:name="__Fieldmark__1325_1098465150"/><field:fieldmark-start text:name="__Fieldmark__4367_643765501" field:type="vnd.oasis.opendocument.field.FORMTEXT"/><field:fieldmark-end/> <text:bookmark text:name="__Fieldmark__3773_4978607942097"/><text:bookmark text:name="__Fieldmark__2283_11029785051217"/><text:bookmark text:name="__Fieldmark__613_273468429385"/><text:bookmark text:name="__Fieldmark__1325_1098465150713"/><text:bookmark text:name="__Fieldmark__3773_4978607942092"/><text:bookmark-start text:name="__Fieldmark__3800_4978607942110"/><text:bookmark text:name="__Fieldmark__3800_497860794"/><text:bookmark text:name="__Fieldmark__2304_1102978505"/><text:bookmark text:name="Text34"/><text:bookmark text:name="__Fieldmark__1337_1098465150"/><field:fieldmark-start text:name="__Fieldmark__4389_643765501" field:type="vnd.oasis.opendocument.field.FORMTEXT"/><field:fieldmark-end/>     <text:bookmark-end text:name="__Fieldmark__3800_4978607942110"/><text:bookmark text:name="__Fieldmark__3800_4978607942109"/><text:bookmark text:name="__Fieldmark__2304_11029785051228"/><text:bookmark text:name="__Fieldmark__1337_1098465150722"/><text:bookmark text:name="__Fieldmark__3800_4978607942105"/><text:bookmark text:name="__Fieldmark__2304_11029785051231"/><text:span text:style-name="T1"> <text:s text:c="2"/></text:span><text:span text:style-name="T7">40%</text:span></text:p>
        <text:p text:style-name="P2"><text:span text:style-name="T1">Expected Date of Completion: </text:span><text:bookmark text:name="__Fieldmark__3837_497860794"/><text:bookmark text:name="__Fieldmark__2333_11029785051237"/><text:bookmark text:name="__Fieldmark__2333_1102978505"/><text:bookmark text:name="Text35"/><text:bookmark text:name="__Fieldmark__1361_1098465150"/><field:fieldmark-start text:name="__Fieldmark__4422_643765501" field:type="vnd.oasis.opendocument.field.FORMTEXT"/><field:fieldmark-end/>     August 2016</text:p>
        <text:p text:style-name="P2"><text:bookmark text:name="Text35398"/><text:bookmark text:name="Text35397"/><text:bookmark text:name="Text35399"/><text:bookmark text:name="__Fieldmark__2360_1102978505"/><text:bookmark text:name="__Fieldmark__3873_497860794"/><text:bookmark text:name="__Fieldmark__1361_1098465150734"/></text:p>
        <text:p text:style-name="P27"><text:soft-page-break/>Book Content</text:p>
        <text:p text:style-name="P8"/>
        <text:p text:style-name="P12">Provide a brief non-technical description of your book.</text:p>
        <text:p text:style-name="P13"/>
        <text:p text:style-name="P17">This book is about numerically solving linear and nonlinear partial differential equations (PDEs) by writing C code that directly calls PETSc. It both explains the ideas<text:span text:style-name="T37"> embodied in PETSc</text:span> and illustrates them through example codes. <text:s/>These codes come with enough background information and context so that readers can easily use them as a basis for further developments. Demonstrated performance and scalability are goals, so runtime options are explained and compared, and explored in the exercises.</text:p>
        <text:p text:style-name="P2"><text:bookmark text:name="__Fieldmark__1399_1098465150"/><text:bookmark text:name="__Fieldmark__3895_497860794"/><text:bookmark text:name="__Fieldmark__1399_1098465150747"/><text:bookmark text:name="Text42"/><field:fieldmark-start text:name="__Fieldmark__4462_643765501" field:type="vnd.oasis.opendocument.field.FORMTEXT"/><field:fieldmark-end/><field:fieldmark-start text:name="__Fieldmark__4489_643765501" field:type="vnd.oasis.opendocument.field.FORMTEXT"/><text:bookmark text:name="__Fieldmark__3925_497860794"/><text:bookmark text:name="__Fieldmark__3895_4978607942148"/><text:bookmark text:name="__Fieldmark__2383_11029785051257"/><text:bookmark text:name="__Fieldmark__1411_1098465150"/><text:bookmark text:name="Text42409"/><text:bookmark text:name="Text42407"/><text:bookmark text:name="Text42408"/><text:bookmark text:name="__Fieldmark__657_273468429"/><text:bookmark text:name="__Fieldmark__1399_1098465150744"/><text:bookmark text:name="__Fieldmark__1399_10984651507471265"/><text:bookmark text:name="__Fieldmark__2404_1102978505"/><text:bookmark text:name="__Fieldmark__3895_4978607942138"/><field:fieldmark-end/></text:p>
        <text:p text:style-name="P8"/>
        <text:p text:style-name="P12">What is the scope of your book? </text:p>
        <text:p text:style-name="P2"><text:bookmark text:name="__Fieldmark__1423_1098465150"/><text:bookmark text:name="__Fieldmark__3943_497860794"/><text:bookmark text:name="__Fieldmark__2422_1102978505"/><text:bookmark text:name="Text44"/><field:fieldmark-start text:name="__Fieldmark__4506_643765501" field:type="vnd.oasis.opendocument.field.FORMTEXT"/><field:fieldmark-end/>     <text:bookmark text:name="__Fieldmark__3943_4978607942162"/><text:bookmark text:name="__Fieldmark__2422_11029785051273"/><text:bookmark text:name="__Fieldmark__1423_1098465150756"/><text:bookmark text:name="__Fieldmark__3943_4978607942158"/></text:p>
        <text:p text:style-name="P16">The scope in terms of software used is<text:span text:style-name="T35">: </text:span><text:s/>C<text:span text:style-name="T35"> and </text:span>PETSc.</text:p>
        <text:p text:style-name="P14"/>
        <text:p text:style-name="P16">The scope in terms of PDEs is a selection of specific linear and nonlinear PDEs, including some systems of PDEs, but especially nonlinear elliptic PDEs and nonlinear variational inequalities. <text:s/>(See the proposed inside-back-cover chart in the PDF.)</text:p>
        <text:p text:style-name="P14"/>
        <text:p text:style-name="P16">The scope in<text:span text:style-name="T37"> terms of</text:span> scientific computing <text:s/>and numerical analysis topics: <text:s/>Krylov methods, preconditioning, Newton method, multigrid, structured finite difference schemes, structured and unstructured finite element schemes.</text:p>
        <text:p text:style-name="P22"><text:bookmark text:name="Text444151281"/><text:bookmark text:name="Text444142176"/><text:bookmark text:name="Text444152175"/><text:bookmark text:name="Text444147612174"/><text:bookmark text:name="Text4441575912822173"/><text:bookmark text:name="Text444157592172"/><text:bookmark text:name="Text4441412802171"/><text:bookmark text:name="Text4441512812170"/><text:bookmark text:name="Text444157591282"/><text:bookmark text:name="Text44414"/><text:bookmark text:name="Text44415759"/><text:bookmark text:name="Text44415"/><text:bookmark text:name="Text444141280"/><text:bookmark text:name="Text44414761"/></text:p>
        <text:p text:style-name="P8"/>
        <text:p text:style-name="P2"><text:span text:style-name="T2">List three distinctive features of your book and give reasons why your colleagues will want to purchase it</text:span><text:bookmark text:name="form1[0].#subform[1].Features[0]"/><text:span text:style-name="T2">.</text:span></text:p>
        <text:p text:style-name="P2"><text:bookmark text:name="__Fieldmark__1449_1098465150"/><text:bookmark text:name="__Fieldmark__3999_497860794"/><text:bookmark text:name="__Fieldmark__2460_1102978505"/><text:bookmark text:name="__Fieldmark__679_273468429"/><field:fieldmark-start text:name="__Fieldmark__4583_643765501" field:type="vnd.oasis.opendocument.field.FORMTEXT"/><field:fieldmark-end/>  <text:bookmark text:name="__Fieldmark__3999_4978607942188"/><text:bookmark text:name="__Fieldmark__2460_11029785051289"/><text:bookmark text:name="__Fieldmark__1449_1098465150767"/><text:bookmark text:name="__Fieldmark__3999_4978607942184"/></text:p>
        <text:p text:style-name="P16">1. PETSc is the most important scientific software layer right now that does not have good introductory documentation. <text:s/>It is the part of the software stack upon which <text:span text:style-name="T32">major</text:span> FEM libraries (e.g. firedrake and moose), and many other kinds of software suitable for supercomputers, are being built. <text:s/>This book is in the big documentation gap, though it does not fill it.</text:p>
        <text:p text:style-name="P15"/>
        <text:p text:style-name="P16">2. <text:s/>Serious high-performance-computing is increasingly a domain where linear and nonlinear systems must be solved, not just explicit time steps taken, <text:span text:style-name="T38">where codes must work on parallel hardware, and </text:span>where preconditioning really matters.<text:span text:style-name="T32"> <text:s/>This book introduces that world.</text:span></text:p>
        <text:p text:style-name="P15"/>
        <text:p text:style-name="P2"><text:span text:style-name="T4">3. <text:s/></text:span><text:bookmark text:name="__Fieldmark__1464_1098465150"/><text:bookmark text:name="__Fieldmark__679_273468429421"/><text:bookmark text:name="__Fieldmark__679_273468429420"/><text:bookmark text:name="__Fieldmark__681_273468429"/><text:bookmark text:name="__Fieldmark__2483_1102978505"/><text:bookmark text:name="__Fieldmark__4031_497860794"/><text:span text:style-name="T5">Existing PETSc example codes are hap-hazardly designed and maintained. <text:s/>The codes in this book are better-designed and simpler, and match explanatory text, </text:span><text:span text:style-name="T6">al</text:span><text:span text:style-name="T5">though their scope is much less than the full </text:span><text:span text:style-name="T6">existing </text:span><text:span text:style-name="T5">PETSc </text:span><text:span text:style-name="T6">example </text:span><text:span text:style-name="T5">collection.</text:span><field:fieldmark-start text:name="__Fieldmark__4638_643765501" field:type="vnd.oasis.opendocument.field.FORMTEXT"/><field:fieldmark-end/></text:p>
        <text:p text:style-name="P16"/>
        <text:p text:style-name="P8"/>
        <text:p text:style-name="P12">Are any topics omitted? If so, why? What topics are emphasized and why?</text:p>
        <text:p text:style-name="P2"><text:bookmark text:name="__Fieldmark__1479_1098465150"/><text:bookmark text:name="__Fieldmark__4049_497860794"/><text:bookmark text:name="__Fieldmark__2502_1102978505"/><text:bookmark text:name="Text48"/><field:fieldmark-start text:name="__Fieldmark__4657_643765501" field:type="vnd.oasis.opendocument.field.FORMTEXT"/><field:fieldmark-end/>     <text:bookmark text:name="__Fieldmark__4049_4978607942208"/><text:bookmark text:name="__Fieldmark__2502_11029785051305"/><text:bookmark text:name="__Fieldmark__1479_1098465150780"/><text:bookmark text:name="__Fieldmark__4049_4978607942204"/></text:p>
        <text:p text:style-name="P16">Umm ... lots of topics are omitted!</text:p>
        <text:p text:style-name="P14"/>
        <text:p text:style-name="P16"><text:span text:style-name="T39">Some p</text:span>laces I do not plan to go: <text:s/>serious discussion of hyperbolic systems, "field-split"-type preconditioners, serious discussion of performance tuning<text:span text:style-name="T39">, scaling beyond ~500 processes.</text:span></text:p>
        <text:p text:style-name="P14"/>
        <text:p text:style-name="P16"><text:bookmark text:name="Text48430"/><text:bookmark text:name="Text48431"/><text:bookmark text:name="__Fieldmark__1499_1098465150"/>Lots of nice nonlinear PDE examples will not appear, unfortunately.<text:span text:style-name="T39"> <text:s/>(I hope to expose a few nice ones, that's all.)</text:span></text:p>
        <text:p text:style-name="P2"><text:bookmark text:name="__Fieldmark__1499_10984651501315"/><text:bookmark text:name="__Fieldmark__4092_497860794"/><text:bookmark text:name="__Fieldmark__2532_11029785051316"/><text:bookmark text:name="__Fieldmark__2532_1102978505"/><text:bookmark text:name="Text48155"/><field:fieldmark-start text:name="__Fieldmark__4702_643765501" field:type="vnd.oasis.opendocument.field.FORMTEXT"/><field:fieldmark-end/></text:p>
        <text:p text:style-name="P22"/>
        <text:p text:style-name="P22"><text:bookmark text:name="__Fieldmark__4092_4978607942222"/><text:bookmark text:name="__Fieldmark__4092_4978607942221"/><text:soft-page-break/></text:p>
        <text:p text:style-name="P12">What applications are covered?</text:p>
        <text:p text:style-name="P2"><text:bookmark text:name="__Fieldmark__2551_1102978505"/><text:bookmark text:name="__Fieldmark__4111_497860794"/><text:bookmark text:name="__Fieldmark__1514_1098465150799"/><text:bookmark text:name="Text45"/><text:bookmark text:name="__Fieldmark__1514_1098465150"/><field:fieldmark-start text:name="__Fieldmark__4728_643765501" field:type="vnd.oasis.opendocument.field.FORMTEXT"/><field:fieldmark-end/></text:p>
        <text:p text:style-name="P15">I do not plan to include real science/engineering "applications" at all, because <text:span text:style-name="T40">my</text:span> book is about the software and the mathematical ideas that make it work. <text:s/>The audience<text:span text:style-name="T40"> definitely</text:span> includes scientists and engineers who need to use the software/library<text:span text:style-name="T33">, but I won't try to teach them their applications.</text:span></text:p>
        <text:p text:style-name="P2"><text:bookmark text:name="__Fieldmark__4111_4978607942229"/><text:bookmark text:name="__Fieldmark__4111_4978607942233"/><text:bookmark text:name="__Fieldmark__2551_11029785051324"/><text:bookmark text:name="__Fieldmark__2551_110297850513262233"/><text:bookmark text:name="__Fieldmark__2551_11029785051326"/><text:span text:style-name="T1">     </text:span><text:bookmark text:name="__Fieldmark__4145_497860794"/><text:bookmark text:name="__Fieldmark__2576_1102978505"/><text:bookmark text:name="Text45442"/><text:bookmark text:name="Text45440"/><text:bookmark text:name="Text45441"/><text:bookmark text:name="__Fieldmark__1514_10984651507991333"/><field:fieldmark-start text:name="__Fieldmark__4765_643765501" field:type="vnd.oasis.opendocument.field.FORMTEXT"/><field:fieldmark-end/></text:p>
        <text:p text:style-name="P8"/>
        <text:p text:style-name="P12">List new methods or special techniques not discussed in other books.</text:p>
        <text:p text:style-name="P3"><text:bookmark text:name="Text47"/><text:bookmark text:name="__Fieldmark__1547_1098465150812"/><text:bookmark text:name="__Fieldmark__4164_497860794"/><text:bookmark text:name="__Fieldmark__1547_1098465150"/><field:fieldmark-start text:name="__Fieldmark__4782_643765501" field:type="vnd.oasis.opendocument.field.FORMTEXT"/><field:fieldmark-end/>     <text:bookmark text:name="Text47452"/><text:bookmark text:name="__Fieldmark__1547_10984651508121351"/><text:bookmark text:name="Text47451"/><text:bookmark text:name="Text47450"/><text:bookmark text:name="__Fieldmark__2621_1102978505"/><text:bookmark text:name="__Fieldmark__1547_1098465150809"/><text:bookmark text:name="__Fieldmark__2596_11029785051342"/><text:bookmark text:name="__Fieldmark__4164_4978607942253"/><text:bookmark text:name="__Fieldmark__4198_497860794"/><text:bookmark text:name="__Fieldmark__4164_4978607942249"/><text:span text:style-name="T1"><text:line-break/></text:span><text:span text:style-name="T11">PETSc itself is not in other texts, other than Smith et al. [1996; see references in PDF draft] which is very dated. <text:s/>My book will be more modern for preconditioning and Newton's method than other books</text:span><text:span text:style-name="T12"> of which I am aware and which are</text:span><text:span text:style-name="T11"> at the same level of accessibility.</text:span></text:p>
        <text:p text:style-name="P3"><field:fieldmark-start text:name="__Fieldmark__4815_643765501" field:type="vnd.oasis.opendocument.field.FORMTEXT"/><field:fieldmark-end/></text:p>
        <text:p text:style-name="P8"/>
        <text:p text:style-name="P12">What previous knowledge is the reader assumed to have?</text:p>
        <text:p text:style-name="P2"><text:bookmark text:name="__Fieldmark__1579_1098465150"/><text:bookmark text:name="__Fieldmark__4217_497860794"/><text:bookmark text:name="__Fieldmark__1579_1098465150825"/><text:bookmark text:name="Text49"/><field:fieldmark-start text:name="__Fieldmark__4832_643765501" field:type="vnd.oasis.opendocument.field.FORMTEXT"/><field:fieldmark-end/>     <text:bookmark text:name="__Fieldmark__4217_4978607942273"/><text:bookmark text:name="__Fieldmark__2640_11029785051360"/><text:bookmark text:name="__Fieldmark__1579_1098465150822"/><text:bookmark text:name="__Fieldmark__4217_4978607942269"/><text:bookmark text:name="__Fieldmark__4251_497860794"/><text:bookmark text:name="__Fieldmark__2665_1102978505"/><text:bookmark text:name="Text49461"/><text:bookmark text:name="Text49460"/><text:bookmark text:name="Text49167"/><text:bookmark text:name="__Fieldmark__1579_10984651508251369"/><field:fieldmark-start text:name="__Fieldmark__4855_643765501" field:type="vnd.oasis.opendocument.field.FORMTEXT"/><field:fieldmark-end/></text:p>
        <text:p text:style-name="P18">As stated in the preface, the reader has to have a fair amount of background.<text:span text:style-name="T41"> <text:s/></text:span>On the programming side, exposure to C, though expert-level programming is definitely not needed.<text:span text:style-name="T41"> <text:s/></text:span>On the mathematical side, some numerical linear algebra (at the level of Trefethen &amp; Bau) is assumed. <text:s/><text:span text:style-name="T41"><text:s/></text:span></text:p>
        <text:p text:style-name="P18"/>
        <text:p text:style-name="P18"><text:span text:style-name="T41">Moreover, t</text:span>his cannot be the first PDE book the reader has seen; it won't make sense. <text:s/>I am trying to write a book targeting the same (roughly) level of reader as Elman et al's FEM book<text:span text:style-name="T34">, LeVeque's FVM book,</text:span> and Trefethen's spectral methods book<text:span text:style-name="T34">--</text:span>see <text:span text:style-name="T34">my </text:span>references<text:span text:style-name="T34">--</text:span>but such readers need to be living in a unix/C world<text:span text:style-name="T42"> already,</text:span> not <text:span text:style-name="T42">exclusively in</text:span> a Matlab world.</text:p>
        <text:p text:style-name="P8"/>
        <text:p text:style-name="P8"/>
        <text:p text:style-name="P12">How will this book benefit the reader? </text:p>
        <text:p text:style-name="P4"><text:bookmark text:name="Text50"/><text:bookmark text:name="__Fieldmark__1611_1098465150838"/><text:bookmark text:name="__Fieldmark__4270_497860794"/><text:bookmark text:name="__Fieldmark__1611_1098465150"/><field:fieldmark-start text:name="__Fieldmark__4900_643765501" field:type="vnd.oasis.opendocument.field.FORMTEXT"/><field:fieldmark-end/>     </text:p>
        <text:p text:style-name="P23"><text:bookmark text:name="__Fieldmark__4304_497860794"/><text:bookmark text:name="__Fieldmark__4270_4978607942293"/><text:bookmark text:name="__Fieldmark__1611_1098465150835"/><text:bookmark text:name="__Fieldmark__4270_4978607942289"/><text:bookmark text:name="__Fieldmark__2684_11029785051378"/><text:bookmark text:name="Text50470"/><text:bookmark text:name="__Fieldmark__2709_1102978505"/><text:bookmark text:name="__Fieldmark__1611_10984651508381387"/><text:bookmark text:name="Text50471"/><text:bookmark text:name="Text50472"/><text:span text:style-name="T22">The reader will come away with a powerful tool </text:span><text:span text:style-name="T23">well </text:span><text:span text:style-name="T22">in hand: PETSc. <text:s/>Big projects can be built on this tool.</text:span></text:p>
        <text:p text:style-name="P4"><field:fieldmark-start text:name="__Fieldmark__4933_643765501" field:type="vnd.oasis.opendocument.field.FORMTEXT"/><field:fieldmark-end/></text:p>
        <text:p text:style-name="P8"/>
        <text:p text:style-name="P12">What software is used in your book?</text:p>
        <text:p text:style-name="P12"/>
        <text:p text:style-name="P21">C and PETSc</text:p>
        <text:p text:style-name="P2"><text:bookmark text:name="__Fieldmark__1643_1098465150"/><text:bookmark text:name="__Fieldmark__4323_497860794"/><text:bookmark text:name="__Fieldmark__1643_1098465150851"/><text:bookmark text:name="Text52"/><field:fieldmark-start text:name="__Fieldmark__4954_643765501" field:type="vnd.oasis.opendocument.field.FORMTEXT"/><field:fieldmark-end/>     <text:bookmark text:name="__Fieldmark__4323_4978607942313"/><text:bookmark text:name="__Fieldmark__2728_11029785051396"/><text:bookmark text:name="__Fieldmark__1643_1098465150848"/><text:bookmark text:name="__Fieldmark__4323_4978607942309"/><text:bookmark text:name="__Fieldmark__4357_497860794"/><text:bookmark text:name="__Fieldmark__2753_1102978505"/><text:bookmark text:name="Text52481"/><text:bookmark text:name="Text52480"/><text:bookmark text:name="Text52175"/><text:bookmark text:name="__Fieldmark__1643_10984651508511405"/><field:fieldmark-start text:name="__Fieldmark__4977_643765501" field:type="vnd.oasis.opendocument.field.FORMTEXT"/><field:fieldmark-end/></text:p>
        <text:p text:style-name="P8"/>
        <text:p text:style-name="P27">Textbooks</text:p>
        <text:p text:style-name="P12"/>
        <text:p text:style-name="P12">If your book is appropriate for classroom use, complete this section; otherwise skip to the next section on Competing and Similar Books.</text:p>
        <text:p text:style-name="P8"/>
        <text:p text:style-name="P12">What course or course topics are relevant to the topic of the book?</text:p>
        <text:p text:style-name="P2"><text:bookmark text:name="__Fieldmark__1677_1098465150"/><text:bookmark text:name="__Fieldmark__4378_497860794"/><text:bookmark text:name="__Fieldmark__1677_1098465150864"/><text:bookmark text:name="Text53"/><field:fieldmark-start text:name="__Fieldmark__5002_643765501" field:type="vnd.oasis.opendocument.field.FORMTEXT"/><field:fieldmark-end/>     <text:bookmark text:name="__Fieldmark__4378_4978607942333"/><text:bookmark text:name="__Fieldmark__2774_11029785051414"/><text:bookmark text:name="__Fieldmark__1677_1098465150861"/><text:bookmark text:name="__Fieldmark__4378_4978607942329"/><text:bookmark text:name="__Fieldmark__4412_497860794"/><text:bookmark text:name="__Fieldmark__2799_1102978505"/><text:bookmark text:name="Text53491"/><text:bookmark text:name="Text53490"/><text:bookmark text:name="Text53179"/><text:bookmark text:name="__Fieldmark__1677_10984651508641423"/><field:fieldmark-start text:name="__Fieldmark__5025_643765501" field:type="vnd.oasis.opendocument.field.FORMTEXT"/><field:fieldmark-end/></text:p>
        <text:p text:style-name="P19">The book is suitable as a text for an advanced graduate course in scientific high-performance computing. <text:s/>This course can be aimed at students who have the equivalent of a Masters in Computational Science/Engineering or a Masters in Applied Mathematics. <text:s/>I will try such a course in Spring 2016 from this book, so I'll be providing some slides along with the text itself and the example codes.</text:p>
        <text:p text:style-name="P9"/>
        <text:p text:style-name="P12">What textbook(s) are you currently using?</text:p>
        <text:p text:style-name="P5"><text:bookmark text:name="Text54"/><text:bookmark text:name="__Fieldmark__1709_1098465150877"/><text:bookmark text:name="__Fieldmark__4431_497860794"/><text:bookmark text:name="__Fieldmark__1709_1098465150"/><field:fieldmark-start text:name="__Fieldmark__5044_643765501" field:type="vnd.oasis.opendocument.field.FORMTEXT"/><field:fieldmark-end/>     </text:p>
        <text:p text:style-name="P5"><text:bookmark text:name="__Fieldmark__1709_1098465150874"/><text:bookmark text:name="__Fieldmark__4465_497860794"/><text:bookmark text:name="__Fieldmark__2843_1102978505"/><text:bookmark text:name="__Fieldmark__1709_10984651508771441"/><text:bookmark text:name="Text54501"/><text:bookmark text:name="__Fieldmark__2818_11029785051432"/><text:bookmark text:name="Text54500"/><text:bookmark text:name="__Fieldmark__4431_4978607942349"/><text:bookmark text:name="__Fieldmark__4431_4978607942353"/><text:bookmark text:name="Text54183"/><text:span text:style-name="T13">None exist. <text:s/>The course described above would be a new one</text:span><text:span text:style-name="T14">, though such "courses" have been attempted many times as tutorials at conferences, for example.</text:span></text:p>
        <text:p text:style-name="P20"><text:soft-page-break/></text:p>
        <text:p text:style-name="P8"/>
        <text:p text:style-name="P12">What is the level of the textbook?</text:p>
        <text:p text:style-name="P8"/>
        <text:p text:style-name="P26"><text:bookmark text:name="__Fieldmark__4493_497860794"/><text:bookmark text:name="__Fieldmark__1742_1098465150888"/><text:bookmark text:name="__Fieldmark__1742_1098465150887"/><text:bookmark text:name="__Fieldmark__2868_1102978505"/><text:bookmark text:name="__Fieldmark__1742_1098465150"/><text:bookmark text:name="__Fieldmark__818_273468429"/><text:bookmark text:name="__Fieldmark__818_273468429506"/><text:bookmark text:name="__Fieldmark__4493_4978607942371"/><field:fieldmark text:name="__Fieldmark__5099_643765501" field:type="vnd.oasis.opendocument.field.FORMCHECKBOX"/><text:s/><text:bookmark text:name="__Fieldmark__4493_4978607942373"/><text:span text:style-name="T18">Undergraduate</text:span><text:span text:style-name="T3"><text:tab/></text:span><text:bookmark text:name="__Fieldmark__4522_4978607942384"/><text:bookmark text:name="__Fieldmark__4522_497860794"/><text:bookmark text:name="__Fieldmark__2891_11029785051463"/><text:bookmark text:name="__Fieldmark__1756_1098465150"/><text:bookmark text:name="Check1"/><text:bookmark text:name="__Fieldmark__824_273468429"/><text:bookmark text:name="__Fieldmark__1756_1098465150896"/><text:bookmark text:name="__Fieldmark__2891_1102978505"/><text:bookmark-start text:name="__Fieldmark__4522_4978607942385"/><field:fieldmark text:name="__Fieldmark__5124_643765501" field:type="vnd.oasis.opendocument.field.FORMCHECKBOX"/><text:bookmark-end text:name="__Fieldmark__4522_4978607942385"/> Advanced Undergraduate/First-Year Graduat<text:span text:style-name="T36">e <text:s text:c="6"/></text:span><text:bookmark text:name="__Fieldmark__2913_1102978505"/><text:bookmark text:name="__Fieldmark__1770_1098465150904"/><text:bookmark text:name="__Fieldmark__830_273468429"/><text:bookmark text:name="Check19"/><text:bookmark text:name="__Fieldmark__1770_1098465150"/><text:bookmark text:name="__Fieldmark__2913_11029785051473"/><text:bookmark text:name="__Fieldmark__4550_497860794"/><text:bookmark text:name="__Fieldmark__4550_4978607942396"/><field:fieldmark text:name="__Fieldmark__5146_643765501" field:type="vnd.oasis.opendocument.field.FORMCHECKBOX"><field:param field:name="Checkbox_Checked" field:value="true"/></field:fieldmark><text:s/>Advanced Graduate <text:bookmark text:name="__Fieldmark__4550_4978607942398"/></text:p>
        <text:p text:style-name="P10"/>
        <text:p text:style-name="P25"><text:bookmark text:name="__Fieldmark__2934_1102978505"/><text:bookmark text:name="__Fieldmark__4577_4978607942408"/><text:bookmark text:name="__Fieldmark__4577_497860794"/><text:bookmark text:name="__Fieldmark__2934_11029785051483"/><text:bookmark text:name="__Fieldmark__1785_1098465150"/><text:bookmark text:name="__Fieldmark__839_273468429523"/><text:bookmark text:name="__Fieldmark__839_273468429"/><text:bookmark text:name="__Fieldmark__1785_1098465150912"/><field:fieldmark text:name="__Fieldmark__5170_643765501" field:type="vnd.oasis.opendocument.field.FORMCHECKBOX"><field:param field:name="Checkbox_Checked" field:value="true"/></field:fieldmark><text:s/><text:bookmark text:name="__Fieldmark__4577_4978607942410"/><text:span text:style-name="T18">Primary</text:span><text:span text:style-name="T3"><text:tab/></text:span><text:bookmark text:name="__Fieldmark__4604_4978607942420"/><text:bookmark text:name="__Fieldmark__4604_497860794"/><text:bookmark text:name="__Fieldmark__2955_11029785051493"/><text:bookmark text:name="__Fieldmark__1800_1098465150"/><text:bookmark text:name="Check4525"/><text:bookmark text:name="__Fieldmark__846_273468429"/><text:bookmark text:name="__Fieldmark__1800_1098465150920"/><text:bookmark text:name="__Fieldmark__2955_1102978505"/><field:fieldmark text:name="__Fieldmark__5194_643765501" field:type="vnd.oasis.opendocument.field.FORMCHECKBOX"/> Supplementary<text:bookmark text:name="__Fieldmark__4604_4978607942422"/></text:p>
        <text:p text:style-name="P8"/>
        <text:p text:style-name="P8"/>
        <text:p text:style-name="P27">Competing and Similar Books</text:p>
        <text:p text:style-name="P12"/>
        <text:p text:style-name="P12">Please list the author(s), title, and publisher for any competing or similar books. Please tell us how your book compares.</text:p>
        <text:list xml:id="list8258112727964915560" text:style-name="WWNum3">
          <text:list-item>
            <text:p text:style-name="P38"><text:bookmark text:name="__Fieldmark__2972_1102978505"/><text:bookmark text:name="form1[0].#subform[3].Competitors[0]197"/><text:bookmark text:name="__Fieldmark__1813_1098465150"/><text:bookmark text:name="__Fieldmark__4624_497860794"/><field:fieldmark-start text:name="__Fieldmark__5219_643765501" field:type="vnd.oasis.opendocument.field.FORMTEXT"/><field:fieldmark-end/>The only <text:bookmark text:name="__Fieldmark__4624_4978607942434"/><text:bookmark text:name="__Fieldmark__2972_11029785051502"/><text:bookmark text:name="__Fieldmark__1813_1098465150928"/><text:bookmark text:name="__Fieldmark__4624_4978607942430"/><text:span text:style-name="T15">"comparable"</text:span><text:span text:style-name="T16"> book is</text:span></text:p>
            <text:p text:style-name="P39"/>
            <text:p text:style-name="P39">B. Smith et al., 1996. <text:s/>Domain Decomposition: Parallel Multilevel Methods for Elliptic Partial Differential Equations, Cambridge University Press</text:p>
          </text:list-item>
        </text:list>
        <text:p text:style-name="P32"/>
        <text:p text:style-name="P40"><text:span text:style-name="T21"><text:s text:c="6"/></text:span><text:span text:style-name="T27">which</text:span><text:span text:style-name="T21"> is </text:span><text:span text:style-name="T27">now </text:span><text:span text:style-name="T21">very dated now relative to the ideas and API of the PETSc library software. <text:s/>My book will include significant material on Newton's method and nonlinear PDEs, plus material on multigrid and variational inequalities.</text:span></text:p>
        <text:p text:style-name="P40"><text:span text:style-name="T21"/></text:p>
        <text:p text:style-name="P40"><text:span text:style-name="T27"><text:s text:c="6"/></text:span><text:span text:style-name="T21">Note that Barry Smith </text:span><text:span text:style-name="T27">and other PETSc developers generally </text:span><text:span text:style-name="T21">support my project to write a new </text:span><text:span text:style-name="T26">PETSc </text:span><text:span text:style-name="T21">book.</text:span></text:p>
        <text:p text:style-name="P31"><text:bookmark text:name="__Fieldmark__1830_1098465150"/><text:bookmark text:name="__Fieldmark__4652_497860794"/><text:bookmark text:name="__Fieldmark__2994_1102978505"/><text:bookmark text:name="__Fieldmark__869_273468429932"/><field:fieldmark-start text:name="__Fieldmark__5264_643765501" field:type="vnd.oasis.opendocument.field.FORMTEXT"/><field:fieldmark-end/><text:bookmark text:name="Text58"/><text:bookmark text:name="__Fieldmark__1842_1098465150942"/><text:bookmark text:name="__Fieldmark__4670_497860794"/><text:bookmark text:name="__Fieldmark__1842_1098465150"/><text:bookmark text:name="__Fieldmark__4700_4978607942462"/><text:bookmark text:name="Text58199946"/><text:bookmark text:name="__Fieldmark__3036_1102978505"/><text:bookmark text:name="__Fieldmark__4700_497860794"/><text:bookmark text:name="__Fieldmark__1860_1098465150"/><text:bookmark text:name="__Fieldmark__4730_4978607942474"/><text:bookmark text:name="Text59201954"/><text:bookmark text:name="__Fieldmark__3060_1102978505"/><text:bookmark text:name="__Fieldmark__4730_497860794"/><text:bookmark text:name="__Fieldmark__1878_1098465150"/><text:bookmark text:name="__Fieldmark__4730_4978607942472"/><text:bookmark text:name="__Fieldmark__1878_1098465150957"/><text:bookmark text:name="__Fieldmark__3060_11029785051538"/><text:bookmark text:name="__Fieldmark__3060_11029785051539"/></text:p>
        <text:p text:style-name="P27"/>
        <text:p text:style-name="P27">Market</text:p>
        <text:p text:style-name="P12"/>
        <text:p text:style-name="P8">SIAM uses the following subject areas to identify the special interests of its members. <text:s/>Please use an asterisk to mark the code most appropriate for your book.</text:p>
      </text:section>
      <text:section text:style-name="Sect1" text:name="Section1">
        <text:p text:style-name="P28"/>
        <text:p text:style-name="P30"><text:bookmark text:name="__Fieldmark__1897_1098465150"/><text:bookmark text:name="__Fieldmark__4761_497860794"/><text:bookmark text:name="__Fieldmark__3085_1102978505"/><text:bookmark text:name="Text60203961"/><field:fieldmark-start text:name="__Fieldmark__5326_643765501" field:type="vnd.oasis.opendocument.field.FORMTEXT"/><field:fieldmark-end/>     <text:bookmark text:name="__Fieldmark__4761_4978607942487"/><text:bookmark text:name="__Fieldmark__3085_11029785051547"/><text:bookmark text:name="__Fieldmark__1897_1098465150964"/><text:bookmark text:name="__Fieldmark__4761_4978607942483"/><text:bookmark text:name="__Fieldmark__913_273468429"/><text:span text:style-name="T1">(1) Linear algebra and matrix theory</text:span><text:bookmark text:name="__Fieldmark__4792_497860794"/><text:bookmark text:name="__Fieldmark__3109_1102978505"/><text:bookmark text:name="__Fieldmark__913_273468429969"/><text:bookmark text:name="__Fieldmark__1913_1098465150"/><field:fieldmark-start text:name="__Fieldmark__5349_643765501" field:type="vnd.oasis.opendocument.field.FORMTEXT"/><field:fieldmark-end/></text:p>
        <text:p text:style-name="P1"><text:bookmark text:name="__Fieldmark__1927_1098465150"/><text:bookmark text:name="__Fieldmark__4812_497860794"/><text:bookmark text:name="__Fieldmark__3129_1102978505"/><text:bookmark text:name="__Fieldmark__924_273468429"/><text:bookmark text:name="form1[0].#subform[3].Ninetynine[0]"/><field:fieldmark-start text:name="__Fieldmark__5364_643765501" field:type="vnd.oasis.opendocument.field.FORMTEXT"/><field:fieldmark-end/>     <text:bookmark text:name="__Fieldmark__4812_4978607942507"/><text:bookmark text:name="__Fieldmark__3129_11029785051563"/><text:bookmark text:name="__Fieldmark__1927_1098465150978"/><text:bookmark text:name="__Fieldmark__4812_4978607942503"/><text:bookmark text:name="__Fieldmark__927_273468429"/><text:span text:style-name="T1">(2) Real and complex analysis including approximation theory, integral transforms (including Fourier series and wavelets), integral equations, asymptotic methods, and special functions</text:span><text:bookmark text:name="__Fieldmark__4843_497860794"/><text:bookmark text:name="__Fieldmark__3153_1102978505"/><text:bookmark text:name="__Fieldmark__927_273468429983"/><text:bookmark text:name="__Fieldmark__1943_1098465150"/><field:fieldmark-start text:name="__Fieldmark__5387_643765501" field:type="vnd.oasis.opendocument.field.FORMTEXT"/><field:fieldmark-end/></text:p>
        <text:p text:style-name="P30"><text:bookmark text:name="__Fieldmark__1956_1098465150"/><text:bookmark text:name="__Fieldmark__4860_497860794"/><text:bookmark text:name="__Fieldmark__3170_1102978505"/><text:bookmark text:name="form1[0].#subform[3].Twentynine[0]"/><field:fieldmark-start text:name="__Fieldmark__5400_643765501" field:type="vnd.oasis.opendocument.field.FORMTEXT"/><field:fieldmark-end/>     <text:bookmark text:name="__Fieldmark__4860_4978607942526"/><text:bookmark text:name="__Fieldmark__3170_11029785051578"/><text:bookmark text:name="__Fieldmark__1956_1098465150991"/><text:bookmark text:name="__Fieldmark__4860_4978607942522"/><text:bookmark text:name="__Fieldmark__943_273468429"/><text:span text:style-name="T1">(3) Ordinary differential equations including dynamical systems </text:span><text:bookmark text:name="__Fieldmark__4891_497860794"/><text:bookmark text:name="__Fieldmark__3194_1102978505"/><text:bookmark text:name="__Fieldmark__943_273468429996"/><text:bookmark text:name="__Fieldmark__1972_1098465150"/><field:fieldmark-start text:name="__Fieldmark__5423_643765501" field:type="vnd.oasis.opendocument.field.FORMTEXT"/><field:fieldmark-end/></text:p>
        <text:p text:style-name="P30"><text:bookmark text:name="__Fieldmark__1983_1098465150"/><text:bookmark text:name="__Fieldmark__4908_497860794"/><text:bookmark text:name="__Fieldmark__3211_1102978505"/><text:bookmark text:name="__Fieldmark__951_273468429"/><field:fieldmark-start text:name="__Fieldmark__5436_643765501" field:type="vnd.oasis.opendocument.field.FORMTEXT"/><field:fieldmark-end/>     <text:bookmark text:name="__Fieldmark__4908_4978607942545"/><text:bookmark text:name="__Fieldmark__3211_11029785051593"/><text:bookmark text:name="__Fieldmark__1983_10984651501004"/><text:bookmark text:name="__Fieldmark__4908_4978607942541"/><text:bookmark text:name="form1[0].#subform[3].Nineteen[0]"/><text:span text:style-name="T1">(4) Partial differential equations including inverse problem </text:span><text:bookmark text:name="__Fieldmark__4939_497860794"/><text:bookmark text:name="__Fieldmark__3236_1102978505"/><text:bookmark text:name="__Fieldmark__959_273468429"/><text:bookmark text:name="__Fieldmark__2002_1098465150"/><field:fieldmark-start text:name="__Fieldmark__5459_643765501" field:type="vnd.oasis.opendocument.field.FORMTEXT"/><field:fieldmark-end/></text:p>
        <text:p text:style-name="P1"><text:bookmark text:name="__Fieldmark__2013_1098465150"/><text:bookmark text:name="__Fieldmark__4956_497860794"/><text:bookmark text:name="__Fieldmark__3253_1102978505"/><text:bookmark text:name="__Fieldmark__967_273468429"/><field:fieldmark-start text:name="__Fieldmark__5472_643765501" field:type="vnd.oasis.opendocument.field.FORMTEXT"/><field:fieldmark-end/>     <text:bookmark text:name="__Fieldmark__4956_4978607942564"/><text:bookmark text:name="__Fieldmark__3253_11029785051608"/><text:bookmark text:name="__Fieldmark__2013_10984651501017"/><text:bookmark text:name="__Fieldmark__4956_4978607942560"/><text:bookmark text:name="form1[0].#subform[3].Twenty[0]"/><text:span text:style-name="T1">(5) Discrete mathematics and graph theory including combinatorics, combinatorial optimization, and networks</text:span><text:bookmark text:name="__Fieldmark__4987_497860794"/><text:bookmark text:name="__Fieldmark__3278_1102978505"/><text:bookmark text:name="__Fieldmark__974_273468429"/><text:bookmark text:name="__Fieldmark__2032_1098465150"/><field:fieldmark-start text:name="__Fieldmark__5495_643765501" field:type="vnd.oasis.opendocument.field.FORMTEXT"/><field:fieldmark-end/></text:p>
        <text:p text:style-name="P30"><text:bookmark text:name="__Fieldmark__2043_1098465150"/><text:bookmark text:name="__Fieldmark__5004_497860794"/><text:bookmark text:name="__Fieldmark__3295_1102978505"/><text:bookmark text:name="__Fieldmark__982_273468429"/><field:fieldmark-start text:name="__Fieldmark__5508_643765501" field:type="vnd.oasis.opendocument.field.FORMTEXT"/><field:fieldmark-end/>     <text:bookmark text:name="__Fieldmark__5004_4978607942583"/><text:bookmark text:name="__Fieldmark__3295_11029785051623"/><text:bookmark text:name="__Fieldmark__2043_10984651501030"/><text:bookmark text:name="__Fieldmark__5004_4978607942579"/><text:bookmark text:name="form1[0].#subform[3].Fifteen[0]"/><text:span text:style-name="T1">(6) Numerical analysis (theory)</text:span><text:bookmark text:name="__Fieldmark__5035_497860794"/><text:bookmark text:name="__Fieldmark__3320_1102978505"/><text:bookmark text:name="__Fieldmark__989_273468429"/><text:bookmark text:name="__Fieldmark__2062_1098465150"/><field:fieldmark-start text:name="__Fieldmark__5531_643765501" field:type="vnd.oasis.opendocument.field.FORMTEXT"/><field:fieldmark-end/></text:p>
        <text:p text:style-name="P1"><text:bookmark text:name="__Fieldmark__2073_1098465150"/><text:bookmark text:name="__Fieldmark__5052_497860794"/><text:bookmark text:name="__Fieldmark__3337_1102978505"/><text:bookmark text:name="__Fieldmark__997_273468429"/><field:fieldmark-start text:name="__Fieldmark__5544_643765501" field:type="vnd.oasis.opendocument.field.FORMTEXT"/><field:fieldmark-end/>*    <text:bookmark text:name="__Fieldmark__5052_4978607942602"/><text:bookmark text:name="__Fieldmark__3337_11029785051638"/><text:bookmark text:name="__Fieldmark__2073_10984651501043"/><text:bookmark text:name="__Fieldmark__5052_4978607942598"/><text:bookmark text:name="form1[0].#subform[3].Twentytwo[0]"/><text:span text:style-name="T1">(7) Computational mathematics including scientific computing, parallel computing, and algorithm development</text:span><text:bookmark text:name="__Fieldmark__5083_497860794"/><text:bookmark text:name="__Fieldmark__3362_1102978505"/><text:bookmark text:name="__Fieldmark__1004_273468429"/><text:bookmark text:name="__Fieldmark__2092_1098465150"/><field:fieldmark-start text:name="__Fieldmark__5567_643765501" field:type="vnd.oasis.opendocument.field.FORMTEXT"/><field:fieldmark-end/></text:p>
        <text:p text:style-name="P1"><text:bookmark text:name="__Fieldmark__2105_1098465150"/><text:bookmark text:name="__Fieldmark__5100_497860794"/><text:bookmark text:name="__Fieldmark__3379_1102978505"/><text:bookmark text:name="form1[0].#subform[3].One[0]"/><field:fieldmark-start text:name="__Fieldmark__5580_643765501" field:type="vnd.oasis.opendocument.field.FORMTEXT"/><field:fieldmark-end/>     <text:bookmark text:name="__Fieldmark__5100_4978607942621"/><text:bookmark text:name="__Fieldmark__3379_11029785051653"/><text:bookmark text:name="__Fieldmark__2105_10984651501056"/><text:bookmark text:name="__Fieldmark__5100_4978607942617"/><text:bookmark text:name="__Fieldmark__1024_273468429"/><text:span text:style-name="T1">(8) Computer science including computer architecture, computer hardware, computational complexity, applied logic, database, symbolic computation</text:span></text:p>
        <text:p text:style-name="P1"><text:bookmark text:name="__Fieldmark__2122_1098465150"/><text:bookmark text:name="__Fieldmark__5132_497860794"/><text:bookmark text:name="__Fieldmark__3404_1102978505"/><text:bookmark text:name="__Fieldmark__1024_2734684291061"/><field:fieldmark-start text:name="__Fieldmark__5605_643765501" field:type="vnd.oasis.opendocument.field.FORMTEXT"/><field:fieldmark-end/>     <text:bookmark text:name="__Fieldmark__5132_4978607942633"/><text:bookmark text:name="__Fieldmark__3404_11029785051663"/><text:bookmark text:name="__Fieldmark__2122_10984651501064"/><text:bookmark text:name="__Fieldmark__5132_4978607942629"/><text:bookmark text:name="form1[0].#subform[3].Twentyeight[0]"/><text:span text:style-name="T1">(9) Applied probability including stochastic processes, queueing theory, and signal processing</text:span><text:bookmark text:name="__Fieldmark__5163_497860794"/><text:bookmark text:name="__Fieldmark__3429_1102978505"/><text:bookmark text:name="__Fieldmark__1031_273468429"/><text:bookmark text:name="__Fieldmark__2141_1098465150"/><field:fieldmark-start text:name="__Fieldmark__5628_643765501" field:type="vnd.oasis.opendocument.field.FORMTEXT"/><field:fieldmark-end/></text:p>
        <text:p text:style-name="P30"><text:bookmark text:name="__Fieldmark__2152_1098465150"/><text:bookmark text:name="__Fieldmark__5180_497860794"/><text:bookmark text:name="__Fieldmark__3446_1102978505"/><text:bookmark text:name="__Fieldmark__1039_273468429"/><field:fieldmark-start text:name="__Fieldmark__5641_643765501" field:type="vnd.oasis.opendocument.field.FORMTEXT"/><field:fieldmark-end/>     <text:bookmark text:name="__Fieldmark__5180_4978607942652"/><text:bookmark text:name="__Fieldmark__3446_11029785051678"/><text:bookmark text:name="__Fieldmark__2152_10984651501077"/><text:bookmark text:name="__Fieldmark__5180_4978607942648"/><text:bookmark text:name="form1[0].#subform[3].Twentyseven[0]"/><text:span text:style-name="T1">(10) Statistics including data analysis and time series analysis</text:span><text:bookmark text:name="__Fieldmark__5211_497860794"/><text:bookmark text:name="__Fieldmark__3471_1102978505"/><text:bookmark text:name="__Fieldmark__1046_273468429"/><text:bookmark text:name="__Fieldmark__2171_1098465150"/><field:fieldmark-start text:name="__Fieldmark__5664_643765501" field:type="vnd.oasis.opendocument.field.FORMTEXT"/><field:fieldmark-end/></text:p>
        <text:p text:style-name="P30"><text:bookmark text:name="__Fieldmark__2185_1098465150"/><text:bookmark text:name="__Fieldmark__5231_497860794"/><text:bookmark text:name="__Fieldmark__3491_1102978505"/><text:bookmark text:name="__Fieldmark__1057_273468429"/><text:bookmark text:name="form1[0].#subform[3].Twentyone[0]"/><field:fieldmark-start text:name="__Fieldmark__5679_643765501" field:type="vnd.oasis.opendocument.field.FORMTEXT"/><field:fieldmark-end/>     <text:bookmark text:name="__Fieldmark__5231_4978607942672"/><text:bookmark text:name="__Fieldmark__3491_11029785051694"/><text:bookmark text:name="__Fieldmark__2185_10984651501091"/><text:bookmark text:name="__Fieldmark__5231_4978607942668"/><text:bookmark text:name="__Fieldmark__1061_273468429"/><text:span text:style-name="T1">(11) Control and systems theory including optimal control</text:span><text:bookmark text:name="__Fieldmark__5262_497860794"/><text:bookmark text:name="__Fieldmark__3515_1102978505"/><text:bookmark text:name="__Fieldmark__1061_2734684291096"/><text:bookmark text:name="__Fieldmark__2201_1098465150"/><field:fieldmark-start text:name="__Fieldmark__5702_643765501" field:type="vnd.oasis.opendocument.field.FORMTEXT"/><field:fieldmark-end/></text:p>
        <text:p text:style-name="P1"><text:bookmark text:name="__Fieldmark__2212_1098465150"/><text:bookmark text:name="__Fieldmark__5279_497860794"/><text:bookmark text:name="__Fieldmark__3532_1102978505"/><text:bookmark text:name="__Fieldmark__1069_273468429"/><field:fieldmark-start text:name="__Fieldmark__5715_643765501" field:type="vnd.oasis.opendocument.field.FORMTEXT"/><field:fieldmark-end/>     <text:bookmark text:name="__Fieldmark__5279_4978607942691"/><text:bookmark text:name="__Fieldmark__3532_11029785051709"/><text:bookmark text:name="__Fieldmark__2212_10984651501104"/><text:bookmark text:name="__Fieldmark__5279_4978607942687"/><text:bookmark text:name="__Fieldmark__1078_273468429"/><text:span text:style-name="T1">(12) Optimization theory and mathematical programming including discrete and numerical optimization and linear and nonlinear programming</text:span></text:p>
        <text:p text:style-name="P1"><text:bookmark text:name="__Fieldmark__2229_1098465150"/><text:bookmark text:name="__Fieldmark__5311_497860794"/><text:bookmark text:name="__Fieldmark__3557_1102978505"/><text:bookmark text:name="__Fieldmark__1078_2734684291109"/><field:fieldmark-start text:name="__Fieldmark__5740_643765501" field:type="vnd.oasis.opendocument.field.FORMTEXT"/><field:fieldmark-end/>     <text:bookmark text:name="__Fieldmark__5311_4978607942703"/><text:bookmark text:name="__Fieldmark__3557_11029785051719"/><text:bookmark text:name="__Fieldmark__2229_10984651501112"/><text:bookmark text:name="__Fieldmark__5311_4978607942699"/><text:bookmark text:name="form1[0].#subform[3].Thirteen[0]"/><text:span text:style-name="T1">(13) Communication theory including information theory and coding theory</text:span><text:bookmark text:name="__Fieldmark__5342_497860794"/><text:bookmark text:name="__Fieldmark__3582_1102978505"/><text:bookmark text:name="__Fieldmark__1085_273468429"/><text:bookmark text:name="__Fieldmark__2248_1098465150"/><field:fieldmark-start text:name="__Fieldmark__5763_643765501" field:type="vnd.oasis.opendocument.field.FORMTEXT"/><field:fieldmark-end/></text:p>
        <text:p text:style-name="P30"><text:bookmark text:name="__Fieldmark__2259_1098465150"/><text:bookmark text:name="__Fieldmark__5359_497860794"/><text:bookmark text:name="__Fieldmark__3599_1102978505"/><text:bookmark text:name="__Fieldmark__1093_273468429"/><field:fieldmark-start text:name="__Fieldmark__5776_643765501" field:type="vnd.oasis.opendocument.field.FORMTEXT"/><field:fieldmark-end/>     <text:bookmark text:name="__Fieldmark__5359_4978607942722"/><text:bookmark text:name="__Fieldmark__3599_11029785051734"/><text:bookmark text:name="__Fieldmark__2259_10984651501125"/><text:bookmark text:name="__Fieldmark__5359_4978607942718"/><text:bookmark text:name="form1[0].#subform[3].Eighteen[0]"/><text:span text:style-name="T1">(14) Applied geometry including computer-aided design and related robotics</text:span><text:bookmark text:name="__Fieldmark__5390_497860794"/><text:bookmark text:name="__Fieldmark__3624_1102978505"/><text:bookmark text:name="__Fieldmark__1100_273468429"/><text:bookmark text:name="__Fieldmark__2278_1098465150"/><field:fieldmark-start text:name="__Fieldmark__5799_643765501" field:type="vnd.oasis.opendocument.field.FORMTEXT"/><field:fieldmark-end/></text:p>
        <text:p text:style-name="P1"><text:bookmark text:name="__Fieldmark__2291_1098465150"/><text:bookmark text:name="__Fieldmark__5407_497860794"/><text:bookmark text:name="__Fieldmark__3641_1102978505"/><text:bookmark text:name="form1[0].#subform[3].Forty[0]"/><field:fieldmark-start text:name="__Fieldmark__5812_643765501" field:type="vnd.oasis.opendocument.field.FORMTEXT"/><field:fieldmark-end/>     <text:bookmark text:name="__Fieldmark__5407_4978607942741"/><text:bookmark text:name="__Fieldmark__3641_11029785051749"/><text:bookmark text:name="__Fieldmark__2291_10984651501138"/><text:bookmark text:name="__Fieldmark__5407_4978607942737"/><text:bookmark text:name="__Fieldmark__1114_273468429"/><text:span text:style-name="T1">(15) Imaging science including computer graphics, computer vision, related robotics, and tomography</text:span><text:bookmark text:name="__Fieldmark__5438_497860794"/><text:bookmark text:name="__Fieldmark__3665_1102978505"/><text:bookmark text:name="__Fieldmark__1114_2734684291143"/><text:bookmark text:name="__Fieldmark__2307_1098465150"/><field:fieldmark-start text:name="__Fieldmark__5835_643765501" field:type="vnd.oasis.opendocument.field.FORMTEXT"/><field:fieldmark-end/></text:p>
        <text:p text:style-name="P1"><text:bookmark text:name="__Fieldmark__2318_1098465150"/><text:bookmark text:name="__Fieldmark__5455_497860794"/><text:bookmark text:name="__Fieldmark__3682_1102978505"/><text:bookmark text:name="__Fieldmark__1122_273468429"/><field:fieldmark-start text:name="__Fieldmark__5848_643765501" field:type="vnd.oasis.opendocument.field.FORMTEXT"/><field:fieldmark-end/>     <text:bookmark text:name="__Fieldmark__5455_4978607942760"/><text:bookmark text:name="__Fieldmark__3682_11029785051764"/><text:bookmark text:name="__Fieldmark__2318_10984651501151"/><text:bookmark text:name="__Fieldmark__5455_4978607942756"/><text:bookmark text:name="__Fieldmark__1131_273468429"/><text:span text:style-name="T1">(16) Classical mechanics of solids including elasticity, structures and vibrations, and constitutive models</text:span></text:p>
        <text:p text:style-name="P1"><text:bookmark text:name="__Fieldmark__2335_1098465150"/><text:bookmark text:name="__Fieldmark__5487_497860794"/><text:bookmark text:name="__Fieldmark__3707_1102978505"/><text:bookmark text:name="__Fieldmark__1131_2734684291156"/><field:fieldmark-start text:name="__Fieldmark__5873_643765501" field:type="vnd.oasis.opendocument.field.FORMTEXT"/><field:fieldmark-end/>     <text:bookmark text:name="__Fieldmark__5487_4978607942772"/><text:bookmark text:name="__Fieldmark__3707_11029785051774"/><text:bookmark text:name="__Fieldmark__2335_10984651501159"/><text:bookmark text:name="__Fieldmark__5487_4978607942768"/><text:bookmark text:name="form1[0].#subform[3].Seven[0]"/><text:span text:style-name="T1">(17) Fluid mechanics including turbulence, aeronautics, and multiphase flow</text:span><text:bookmark text:name="__Fieldmark__5518_497860794"/><text:bookmark text:name="__Fieldmark__3732_1102978505"/><text:bookmark text:name="__Fieldmark__1138_273468429"/><text:bookmark text:name="__Fieldmark__2354_1098465150"/><field:fieldmark-start text:name="__Fieldmark__5896_643765501" field:type="vnd.oasis.opendocument.field.FORMTEXT"/><field:fieldmark-end/></text:p>
        <text:p text:style-name="P1"><text:bookmark text:name="__Fieldmark__2365_1098465150"/><text:bookmark text:name="__Fieldmark__5535_497860794"/><text:bookmark text:name="__Fieldmark__3749_1102978505"/><text:bookmark text:name="__Fieldmark__1146_273468429"/><field:fieldmark-start text:name="__Fieldmark__5909_643765501" field:type="vnd.oasis.opendocument.field.FORMTEXT"/><field:fieldmark-end/>     <text:bookmark text:name="__Fieldmark__5535_4978607942791"/><text:bookmark text:name="__Fieldmark__3749_11029785051789"/><text:bookmark text:name="__Fieldmark__2365_10984651501172"/><text:bookmark text:name="__Fieldmark__5535_4978607942787"/><text:bookmark text:name="form1[0].#subform[3].Six[0]"/><text:span text:style-name="T1">(18) Quantum physics, statistical mechanics, and relativity</text:span><text:bookmark text:name="__Fieldmark__5566_497860794"/><text:bookmark text:name="__Fieldmark__3774_1102978505"/><text:bookmark text:name="__Fieldmark__1153_273468429"/><text:bookmark text:name="__Fieldmark__2384_1098465150"/><field:fieldmark-start text:name="__Fieldmark__5932_643765501" field:type="vnd.oasis.opendocument.field.FORMTEXT"/><field:fieldmark-end/></text:p>
        <text:p text:style-name="P1"><text:bookmark text:name="__Fieldmark__2397_1098465150"/><text:bookmark text:name="__Fieldmark__5583_497860794"/><text:bookmark text:name="__Fieldmark__3791_1102978505"/><text:bookmark text:name="form1[0].#subform[3].Eight[0]"/><field:fieldmark-start text:name="__Fieldmark__5945_643765501" field:type="vnd.oasis.opendocument.field.FORMTEXT"/><field:fieldmark-end/>     <text:bookmark text:name="__Fieldmark__5583_4978607942810"/><text:bookmark text:name="__Fieldmark__3791_11029785051804"/><text:bookmark text:name="__Fieldmark__2397_10984651501185"/><text:bookmark text:name="__Fieldmark__5583_4978607942806"/><text:bookmark text:name="__Fieldmark__1167_273468429"/><text:span text:style-name="T1">(19) Geophysical sciences including reservoir modeling, seismic exploration, and petroleum engineering</text:span><text:bookmark text:name="__Fieldmark__5614_497860794"/><text:bookmark text:name="__Fieldmark__3815_1102978505"/><text:bookmark text:name="__Fieldmark__1167_2734684291190"/><text:bookmark text:name="__Fieldmark__2413_1098465150"/><field:fieldmark-start text:name="__Fieldmark__5968_643765501" field:type="vnd.oasis.opendocument.field.FORMTEXT"/><field:fieldmark-end/></text:p>
        <text:p text:style-name="P30"><text:bookmark text:name="__Fieldmark__2424_1098465150"/><text:bookmark text:name="__Fieldmark__5631_497860794"/><text:bookmark text:name="__Fieldmark__3832_1102978505"/><text:bookmark text:name="__Fieldmark__1175_273468429"/><field:fieldmark-start text:name="__Fieldmark__5981_643765501" field:type="vnd.oasis.opendocument.field.FORMTEXT"/><field:fieldmark-end/>     <text:bookmark text:name="__Fieldmark__5631_4978607942829"/><text:bookmark text:name="__Fieldmark__3832_11029785051819"/><text:bookmark text:name="__Fieldmark__2424_10984651501198"/><text:bookmark text:name="__Fieldmark__5631_4978607942825"/><text:bookmark text:name="form1[0].#subform[3].Twelve[0]"/><text:span text:style-name="T1">(20) Atmospheric and oceanographic sciences </text:span><text:bookmark text:name="__Fieldmark__5662_497860794"/><text:bookmark text:name="__Fieldmark__3857_1102978505"/><text:bookmark text:name="__Fieldmark__1183_273468429"/><text:bookmark text:name="__Fieldmark__2443_1098465150"/><field:fieldmark-start text:name="__Fieldmark__6004_643765501" field:type="vnd.oasis.opendocument.field.FORMTEXT"/><field:fieldmark-end/></text:p>
        <text:p text:style-name="P30"><text:bookmark text:name="__Fieldmark__2457_1098465150"/><text:bookmark text:name="__Fieldmark__5682_497860794"/><text:bookmark text:name="__Fieldmark__3877_1102978505"/><text:bookmark text:name="__Fieldmark__1194_273468429"/><text:bookmark text:name="form1[0].#subform[3].Eleven[0]"/><field:fieldmark-start text:name="__Fieldmark__6019_643765501" field:type="vnd.oasis.opendocument.field.FORMTEXT"/><field:fieldmark-end/>     <text:bookmark text:name="__Fieldmark__5682_4978607942849"/><text:bookmark text:name="__Fieldmark__3877_11029785051835"/><text:bookmark text:name="__Fieldmark__2457_10984651501212"/><text:bookmark text:name="__Fieldmark__5682_4978607942845"/><text:bookmark text:name="__Fieldmark__1198_273468429"/><text:span text:style-name="T1">(21) Chemical kinetics, combustion theory, thermodynamics, and heat transfer</text:span><text:bookmark text:name="__Fieldmark__5713_497860794"/><text:bookmark text:name="__Fieldmark__3901_1102978505"/><text:bookmark text:name="__Fieldmark__1198_2734684291217"/><text:bookmark text:name="__Fieldmark__2473_1098465150"/><field:fieldmark-start text:name="__Fieldmark__6042_643765501" field:type="vnd.oasis.opendocument.field.FORMTEXT"/><field:fieldmark-end/></text:p>
        <text:p text:style-name="P1"><text:bookmark text:name="__Fieldmark__2487_1098465150"/><text:bookmark text:name="__Fieldmark__5733_497860794"/><text:bookmark text:name="__Fieldmark__3921_1102978505"/><text:bookmark text:name="__Fieldmark__1209_273468429"/><text:bookmark text:name="form1[0].#subform[3].Three[0]"/><text:soft-page-break/><field:fieldmark-start text:name="__Fieldmark__6057_643765501" field:type="vnd.oasis.opendocument.field.FORMTEXT"/><field:fieldmark-end/>     <text:bookmark text:name="__Fieldmark__5733_4978607942869"/><text:bookmark text:name="__Fieldmark__3921_11029785051851"/><text:bookmark text:name="__Fieldmark__2487_10984651501226"/><text:bookmark text:name="__Fieldmark__5733_4978607942865"/><text:bookmark text:name="__Fieldmark__1212_273468429"/><text:span text:style-name="T1">(22) Life sciences including biophysics, biomedical engineering, and biomathematics </text:span><text:bookmark text:name="__Fieldmark__5764_497860794"/><text:bookmark text:name="__Fieldmark__3945_1102978505"/><text:bookmark text:name="__Fieldmark__1212_2734684291231"/><text:bookmark text:name="__Fieldmark__2503_1098465150"/><field:fieldmark-start text:name="__Fieldmark__6080_643765501" field:type="vnd.oasis.opendocument.field.FORMTEXT"/><field:fieldmark-end/></text:p>
        <text:p text:style-name="P30"><text:bookmark text:name="__Fieldmark__2514_1098465150"/><text:bookmark text:name="__Fieldmark__5781_497860794"/><text:bookmark text:name="__Fieldmark__3962_1102978505"/><text:bookmark text:name="__Fieldmark__1220_273468429"/><field:fieldmark-start text:name="__Fieldmark__6093_643765501" field:type="vnd.oasis.opendocument.field.FORMTEXT"/><field:fieldmark-end/>     <text:bookmark text:name="__Fieldmark__5781_4978607942888"/><text:bookmark text:name="__Fieldmark__3962_11029785051866"/><text:bookmark text:name="__Fieldmark__2514_10984651501239"/><text:bookmark text:name="__Fieldmark__5781_4978607942884"/><text:bookmark text:name="__Fieldmark__1231_273468429"/><text:span text:style-name="T1">(23) Environmental sciences </text:span></text:p>
        <text:p text:style-name="P1"><text:bookmark text:name="__Fieldmark__2531_1098465150"/><text:bookmark text:name="__Fieldmark__5813_497860794"/><text:bookmark text:name="__Fieldmark__3987_1102978505"/><text:bookmark text:name="__Fieldmark__1231_2734684291244"/><field:fieldmark-start text:name="__Fieldmark__6119_643765501" field:type="vnd.oasis.opendocument.field.FORMTEXT"/><field:fieldmark-end/>     <text:bookmark text:name="__Fieldmark__5813_4978607942900"/><text:bookmark text:name="__Fieldmark__3987_11029785051876"/><text:bookmark text:name="__Fieldmark__2531_10984651501247"/><text:bookmark text:name="__Fieldmark__5813_4978607942896"/><text:bookmark text:name="form1[0].#subform[3].NumericField1[1]"/><text:span text:style-name="T1">(24) Economics and finance</text:span></text:p>
        <text:p text:style-name="P30"><text:bookmark text:name="__Fieldmark__2551_1098465150"/><text:bookmark text:name="__Fieldmark__5845_497860794"/><text:bookmark text:name="__Fieldmark__4013_1102978505"/><text:bookmark text:name="__Fieldmark__1244_273468429"/><field:fieldmark-start text:name="__Fieldmark__6144_643765501" field:type="vnd.oasis.opendocument.field.FORMTEXT"/><field:fieldmark-end/>     <text:bookmark text:name="__Fieldmark__5845_4978607942912"/><text:bookmark text:name="__Fieldmark__4013_11029785051886"/><text:bookmark text:name="__Fieldmark__2551_10984651501255"/><text:bookmark text:name="__Fieldmark__5845_4978607942908"/><text:bookmark text:name="form1[0].#subform[3].Five[0]"/><text:span text:style-name="T1">(25) Social sciences </text:span><text:bookmark text:name="__Fieldmark__5876_497860794"/><text:bookmark text:name="__Fieldmark__4038_1102978505"/><text:bookmark text:name="__Fieldmark__1252_273468429"/><text:bookmark text:name="__Fieldmark__2570_1098465150"/><field:fieldmark-start text:name="__Fieldmark__6167_643765501" field:type="vnd.oasis.opendocument.field.FORMTEXT"/><field:fieldmark-end/></text:p>
        <text:p text:style-name="P1"><text:bookmark text:name="__Fieldmark__2581_1098465150"/><text:bookmark text:name="__Fieldmark__5893_497860794"/><text:bookmark text:name="__Fieldmark__4055_1102978505"/><text:bookmark text:name="__Fieldmark__1260_273468429"/><field:fieldmark-start text:name="__Fieldmark__6180_643765501" field:type="vnd.oasis.opendocument.field.FORMTEXT"/><field:fieldmark-end/>     <text:bookmark text:name="__Fieldmark__5893_4978607942931"/><text:bookmark text:name="__Fieldmark__4055_11029785051901"/><text:bookmark text:name="__Fieldmark__2581_10984651501268"/><text:bookmark text:name="__Fieldmark__5893_4978607942927"/><text:bookmark text:name="form1[0].#subform[3].Nine[0]"/><text:span text:style-name="T1">(26) Functional analysis and operator equations, and integral and functional equations</text:span><text:bookmark text:name="__Fieldmark__5924_497860794"/><text:bookmark text:name="__Fieldmark__4080_1102978505"/><text:bookmark text:name="__Fieldmark__1267_273468429"/><text:bookmark text:name="__Fieldmark__2600_1098465150"/><field:fieldmark-start text:name="__Fieldmark__6203_643765501" field:type="vnd.oasis.opendocument.field.FORMTEXT"/><field:fieldmark-end/></text:p>
        <text:p text:style-name="P30"><text:bookmark text:name="__Fieldmark__2611_1098465150"/><text:bookmark text:name="__Fieldmark__5941_497860794"/><text:bookmark text:name="__Fieldmark__4097_1102978505"/><text:bookmark text:name="__Fieldmark__1275_273468429"/><field:fieldmark-start text:name="__Fieldmark__6216_643765501" field:type="vnd.oasis.opendocument.field.FORMTEXT"/><field:fieldmark-end/>     <text:bookmark text:name="__Fieldmark__5941_4978607942950"/><text:bookmark text:name="__Fieldmark__4097_11029785051916"/><text:bookmark text:name="__Fieldmark__2611_10984651501281"/><text:bookmark text:name="__Fieldmark__5941_4978607942946"/><text:bookmark text:name="__Fieldmark__1282_273468429"/><text:span text:style-name="T1">(27) Management sciences including operations research </text:span><text:bookmark text:name="__Fieldmark__5975_497860794"/><text:bookmark text:name="__Fieldmark__4124_1102978505"/><text:bookmark text:name="__Fieldmark__1282_2734684291287"/><text:bookmark text:name="form1[0].#subform[3].Eighteen[1]"/><text:bookmark text:name="__Fieldmark__2630_1098465150"/><field:fieldmark-start text:name="__Fieldmark__6241_643765501" field:type="vnd.oasis.opendocument.field.FORMTEXT"/><field:fieldmark-end/></text:p>
        <text:p text:style-name="P1"><text:bookmark text:name="__Fieldmark__2641_1098465150"/><text:bookmark text:name="__Fieldmark__5992_497860794"/><text:bookmark text:name="__Fieldmark__4141_1102978505"/><text:bookmark text:name="__Fieldmark__1290_273468429"/><field:fieldmark-start text:name="__Fieldmark__6254_643765501" field:type="vnd.oasis.opendocument.field.FORMTEXT"/><field:fieldmark-end/>     <text:bookmark text:name="__Fieldmark__5992_4978607942970"/><text:bookmark text:name="__Fieldmark__4141_11029785051932"/><text:bookmark text:name="__Fieldmark__2641_10984651501295"/><text:bookmark text:name="__Fieldmark__5992_4978607942966"/><text:bookmark text:name="__Fieldmark__1299_273468429"/><text:span text:style-name="T1">culum, graduate study, and modeling courses)</text:span></text:p>
        <text:p text:style-name="P1"><text:bookmark text:name="__Fieldmark__2658_1098465150"/><text:bookmark text:name="__Fieldmark__6024_497860794"/><text:bookmark text:name="__Fieldmark__4166_1102978505"/><text:bookmark text:name="__Fieldmark__1299_2734684291300"/><field:fieldmark-start text:name="__Fieldmark__6279_643765501" field:type="vnd.oasis.opendocument.field.FORMTEXT"/><field:fieldmark-end/>     <text:bookmark text:name="__Fieldmark__6024_4978607942982"/><text:bookmark text:name="__Fieldmark__4166_11029785051942"/><text:bookmark text:name="__Fieldmark__2658_10984651501303"/><text:bookmark text:name="__Fieldmark__6024_4978607942978"/><text:bookmark text:name="__Fieldmark__1302_273468429"/><text:span text:style-name="T1">(28) Mathematics education (K-12, undergraduate curriculum, graduate study, and modeling courses</text:span><text:bookmark text:name="__Fieldmark__6055_497860794"/><text:bookmark text:name="__Fieldmark__4190_1102978505"/><text:bookmark text:name="__Fieldmark__1302_2734684291308"/><text:bookmark text:name="__Fieldmark__2674_1098465150"/><field:fieldmark-start text:name="__Fieldmark__6302_643765501" field:type="vnd.oasis.opendocument.field.FORMTEXT"/><field:fieldmark-end/></text:p>
        <text:p text:style-name="P30"><text:bookmark text:name="__Fieldmark__2685_1098465150"/><text:bookmark text:name="__Fieldmark__6072_497860794"/><text:bookmark text:name="__Fieldmark__4207_1102978505"/><text:bookmark text:name="__Fieldmark__1310_273468429"/><field:fieldmark-start text:name="__Fieldmark__6315_643765501" field:type="vnd.oasis.opendocument.field.FORMTEXT"/><field:fieldmark-end/>     <text:bookmark text:name="__Fieldmark__6072_4978607943001"/><text:bookmark text:name="__Fieldmark__4207_11029785051957"/><text:bookmark text:name="__Fieldmark__2685_10984651501316"/><text:bookmark text:name="__Fieldmark__6072_4978607942997"/><text:bookmark text:name="form1[0].#subform[3].Tow[0]"/><text:span text:style-name="T1">(29) Astronomy, planetary sciences, and optics</text:span><text:bookmark text:name="__Fieldmark__6103_497860794"/><text:bookmark text:name="__Fieldmark__4232_1102978505"/><text:bookmark text:name="__Fieldmark__1318_273468429"/><text:bookmark text:name="__Fieldmark__2704_1098465150"/><field:fieldmark-start text:name="__Fieldmark__6338_643765501" field:type="vnd.oasis.opendocument.field.FORMTEXT"/><field:fieldmark-end/></text:p>
        <text:p text:style-name="P30"><text:bookmark text:name="__Fieldmark__2715_1098465150"/><text:bookmark text:name="__Fieldmark__6120_497860794"/><text:bookmark text:name="__Fieldmark__4249_1102978505"/><text:bookmark text:name="__Fieldmark__1326_273468429"/><field:fieldmark-start text:name="__Fieldmark__6351_643765501" field:type="vnd.oasis.opendocument.field.FORMTEXT"/><field:fieldmark-end/>     <text:bookmark text:name="__Fieldmark__6120_4978607943020"/><text:bookmark text:name="__Fieldmark__4249_11029785051972"/><text:bookmark text:name="__Fieldmark__2715_10984651501329"/><text:bookmark text:name="__Fieldmark__6120_4978607943016"/><text:bookmark text:name="form1[0].#subform[3].Twentyeight[1]"/><text:span text:style-name="T1">(30) Simulation and modeling</text:span><text:bookmark text:name="__Fieldmark__6151_497860794"/><text:bookmark text:name="__Fieldmark__4274_1102978505"/><text:bookmark text:name="__Fieldmark__1333_273468429"/><text:bookmark text:name="__Fieldmark__2734_1098465150"/><field:fieldmark-start text:name="__Fieldmark__6374_643765501" field:type="vnd.oasis.opendocument.field.FORMTEXT"/><field:fieldmark-end/></text:p>
        <text:p text:style-name="P30"><text:bookmark text:name="__Fieldmark__2745_1098465150"/><text:bookmark text:name="__Fieldmark__6168_497860794"/><text:bookmark text:name="__Fieldmark__4291_1102978505"/><text:bookmark text:name="__Fieldmark__1341_273468429"/><field:fieldmark-start text:name="__Fieldmark__6387_643765501" field:type="vnd.oasis.opendocument.field.FORMTEXT"/><field:fieldmark-end/>     <text:bookmark text:name="__Fieldmark__6168_4978607943039"/><text:bookmark text:name="__Fieldmark__4291_11029785051987"/><text:bookmark text:name="__Fieldmark__2745_10984651501342"/><text:bookmark text:name="__Fieldmark__6168_4978607943035"/><text:bookmark text:name="form1[0].#subform[3].Thirty[0]"/><text:span text:style-name="T1">(31). Materials science, polymer physics, and structure of matter </text:span><text:bookmark text:name="__Fieldmark__6199_497860794"/><text:bookmark text:name="__Fieldmark__4316_1102978505"/><text:bookmark text:name="__Fieldmark__1349_273468429"/><text:bookmark text:name="__Fieldmark__2764_1098465150"/><field:fieldmark-start text:name="__Fieldmark__6410_643765501" field:type="vnd.oasis.opendocument.field.FORMTEXT"/><field:fieldmark-end/></text:p>
        <text:p text:style-name="P30"><text:bookmark text:name="__Fieldmark__2777_1098465150"/><text:bookmark text:name="__Fieldmark__6216_497860794"/><text:bookmark text:name="__Fieldmark__4333_1102978505"/><text:bookmark text:name="form1[0].#subform[3].Thirtytwo[0]"/><field:fieldmark-start text:name="__Fieldmark__6423_643765501" field:type="vnd.oasis.opendocument.field.FORMTEXT"/><field:fieldmark-end/>     <text:bookmark text:name="__Fieldmark__6216_4978607943058"/><text:bookmark text:name="__Fieldmark__4333_11029785052002"/><text:bookmark text:name="__Fieldmark__2777_10984651501355"/><text:bookmark text:name="__Fieldmark__6216_4978607943054"/><text:bookmark text:name="__Fieldmark__1363_273468429"/><text:span text:style-name="T1">(32) Electromagnetic theory, semi-conductors, and circuit analysis</text:span><text:bookmark text:name="__Fieldmark__6247_497860794"/><text:bookmark text:name="__Fieldmark__4357_1102978505"/><text:bookmark text:name="__Fieldmark__1363_2734684291360"/><text:bookmark text:name="__Fieldmark__2793_1098465150"/><field:fieldmark-start text:name="__Fieldmark__6446_643765501" field:type="vnd.oasis.opendocument.field.FORMTEXT"/><field:fieldmark-end/></text:p>
        <text:p text:style-name="P30"><text:bookmark text:name="__Fieldmark__2804_1098465150"/><text:bookmark text:name="__Fieldmark__6264_497860794"/><text:bookmark text:name="__Fieldmark__4374_1102978505"/><text:bookmark text:name="__Fieldmark__1371_273468429"/><field:fieldmark-start text:name="__Fieldmark__6459_643765501" field:type="vnd.oasis.opendocument.field.FORMTEXT"/><field:fieldmark-end/>     <text:bookmark text:name="__Fieldmark__6264_4978607943077"/><text:bookmark text:name="__Fieldmark__4374_11029785052017"/><text:bookmark text:name="__Fieldmark__2804_10984651501368"/><text:bookmark text:name="__Fieldmark__6264_4978607943073"/><text:bookmark text:name="form1[0].#subform[3].Twentyfive[0]"/><text:span text:style-name="T1">(40) Applications of mathematics and computation in industry</text:span><text:bookmark text:name="__Fieldmark__6295_497860794"/><text:bookmark text:name="__Fieldmark__4399_1102978505"/><text:bookmark text:name="__Fieldmark__1378_273468429"/><text:bookmark text:name="__Fieldmark__2823_1098465150"/><field:fieldmark-start text:name="__Fieldmark__6482_643765501" field:type="vnd.oasis.opendocument.field.FORMTEXT"/><field:fieldmark-end/></text:p>
        <text:p text:style-name="P30"><text:bookmark text:name="__Fieldmark__2834_1098465150"/><text:bookmark text:name="__Fieldmark__6312_497860794"/><text:bookmark text:name="__Fieldmark__4416_1102978505"/><text:bookmark text:name="__Fieldmark__1386_273468429"/><field:fieldmark-start text:name="__Fieldmark__6495_643765501" field:type="vnd.oasis.opendocument.field.FORMTEXT"/><field:fieldmark-end/>     <text:bookmark text:name="__Fieldmark__6312_4978607943096"/><text:bookmark text:name="__Fieldmark__4416_11029785052032"/><text:bookmark text:name="__Fieldmark__2834_10984651501381"/><text:bookmark text:name="__Fieldmark__6312_4978607943092"/><text:bookmark text:name="form1[0].#subform[3].Twentythree[0]"/><text:span text:style-name="T1">(43) Dynamical systems </text:span><text:bookmark text:name="__Fieldmark__6343_497860794"/><text:bookmark text:name="__Fieldmark__4441_1102978505"/><text:bookmark text:name="__Fieldmark__1395_273468429"/><text:bookmark text:name="__Fieldmark__2853_1098465150"/><field:fieldmark-start text:name="__Fieldmark__6518_643765501" field:type="vnd.oasis.opendocument.field.FORMTEXT"/><field:fieldmark-end/></text:p>
        <text:p text:style-name="P30"><text:bookmark text:name="__Fieldmark__2864_1098465150"/><text:bookmark text:name="__Fieldmark__6360_497860794"/><text:bookmark text:name="__Fieldmark__4458_1102978505"/><text:bookmark text:name="__Fieldmark__1403_273468429"/><field:fieldmark-start text:name="__Fieldmark__6531_643765501" field:type="vnd.oasis.opendocument.field.FORMTEXT"/><field:fieldmark-end/>     <text:bookmark text:name="__Fieldmark__6360_4978607943115"/><text:bookmark text:name="__Fieldmark__4458_11029785052047"/><text:bookmark text:name="__Fieldmark__2864_10984651501394"/><text:bookmark text:name="__Fieldmark__6360_4978607943111"/><text:bookmark text:name="form1[0].#subform[3].Sixteen[0]"/><text:span text:style-name="T1">(44) Nonlinear waves and coherent structures </text:span><text:bookmark text:name="__Fieldmark__6391_497860794"/><text:bookmark text:name="__Fieldmark__4483_1102978505"/><text:bookmark text:name="__Fieldmark__1411_273468429"/><text:bookmark text:name="__Fieldmark__2883_1098465150"/><field:fieldmark-start text:name="__Fieldmark__6554_643765501" field:type="vnd.oasis.opendocument.field.FORMTEXT"/><field:fieldmark-end/></text:p>
        <text:p text:style-name="P30"><text:bookmark text:name="__Fieldmark__2894_1098465150"/><text:bookmark text:name="__Fieldmark__6408_497860794"/><text:bookmark text:name="__Fieldmark__4500_1102978505"/><text:bookmark text:name="__Fieldmark__1419_273468429"/><field:fieldmark-start text:name="__Fieldmark__6567_643765501" field:type="vnd.oasis.opendocument.field.FORMTEXT"/><field:fieldmark-end/>     <text:bookmark text:name="__Fieldmark__6408_4978607943134"/><text:bookmark text:name="__Fieldmark__4500_11029785052062"/><text:bookmark text:name="__Fieldmark__2894_10984651501407"/><text:bookmark text:name="__Fieldmark__6408_4978607943130"/><text:bookmark text:name="form1[0].#subform[3].Seventeen[0]"/><text:span text:style-name="T1">(48) Data mining, information retrieval</text:span><text:bookmark text:name="__Fieldmark__6439_497860794"/><text:bookmark text:name="__Fieldmark__4525_1102978505"/><text:bookmark text:name="__Fieldmark__1426_273468429"/><text:bookmark text:name="__Fieldmark__2913_1098465150"/><field:fieldmark-start text:name="__Fieldmark__6590_643765501" field:type="vnd.oasis.opendocument.field.FORMTEXT"/><field:fieldmark-end/></text:p>
        <text:p text:style-name="P30"><text:span text:style-name="T1">Other</text:span><text:bookmark text:name="__Fieldmark__6460_497860794"/><text:bookmark text:name="__Fieldmark__4546_1102978505"/><text:bookmark text:name="__Fieldmark__1436_273468429"/><text:bookmark text:name="form1[0].#subform[3].Other[1]"/><text:bookmark text:name="__Fieldmark__2928_1098465150"/><field:fieldmark-start text:name="__Fieldmark__6607_643765501" field:type="vnd.oasis.opendocument.field.FORMTEXT"/><field:fieldmark-end/> <text:bookmark text:name="__Fieldmark__6460_4978607943155"/><text:bookmark text:name="__Fieldmark__4546_11029785052078"/><text:bookmark text:name="__Fieldmark__1436_273468429854"/><text:bookmark text:name="__Fieldmark__2928_10984651501421"/><text:bookmark text:name="__Fieldmark__6460_4978607943150"/><text:bookmark text:name="__Fieldmark__6486_497860794"/><text:bookmark text:name="__Fieldmark__4566_1102978505"/><text:bookmark text:name="__Fieldmark__1444_273468429"/><text:bookmark text:name="__Fieldmark__2939_1098465150"/><field:fieldmark-start text:name="__Fieldmark__6628_643765501" field:type="vnd.oasis.opendocument.field.FORMTEXT"/><field:fieldmark-end/>     <text:bookmark text:name="__Fieldmark__6486_4978607943166"/><text:bookmark text:name="__Fieldmark__4566_11029785052088"/><text:bookmark text:name="__Fieldmark__2939_10984651501429"/><text:bookmark text:name="__Fieldmark__6486_4978607943162"/></text:p>
        <text:p text:style-name="P29"/>
      </text:section>
      <text:section text:style-name="Sect1" text:name="Section2">
        <text:p text:style-name="P11"><text:s/></text:p>
        <text:p text:style-name="P8"/>
        <text:p text:style-name="P12">What engineers would read your book? </text:p>
        <text:p text:style-name="P2"><text:bookmark text:name="__Fieldmark__4596_1102978505"/><text:bookmark text:name="__Fieldmark__6525_4978607943175"/><text:bookmark text:name="__Fieldmark__6525_497860794"/><text:bookmark text:name="__Fieldmark__4596_11029785052098"/><text:bookmark text:name="__Fieldmark__2960_1098465150"/><text:bookmark text:name="__Fieldmark__1460_2734684291434"/><text:bookmark text:name="__Fieldmark__1460_273468429859"/><text:bookmark text:name="__Fieldmark__2960_10984651501436"/><field:fieldmark text:name="__Fieldmark__6665_643765501" field:type="vnd.oasis.opendocument.field.FORMCHECKBOX"><field:param field:name="Checkbox_Checked" field:value="true"/></field:fieldmark><text:s/><text:bookmark text:name="__Fieldmark__6525_4978607943177"/><text:span text:style-name="T1">Industrial <text:s text:c="2"/></text:span><text:bookmark-start text:name="__Fieldmark__6552_4978607943189"/><text:bookmark text:name="__Fieldmark__6552_4978607943188"/><text:bookmark text:name="__Fieldmark__6552_497860794"/><text:bookmark text:name="__Fieldmark__4618_11029785052109"/><text:bookmark text:name="__Fieldmark__2975_1098465150"/><text:bookmark text:name="__Fieldmark__1469_273468429867"/><text:bookmark text:name="__Fieldmark__1469_273468429"/><text:bookmark text:name="__Fieldmark__2975_10984651501445"/><text:bookmark text:name="__Fieldmark__4618_1102978505"/><field:fieldmark text:name="__Fieldmark__6688_643765501" field:type="vnd.oasis.opendocument.field.FORMCHECKBOX"><field:param field:name="Checkbox_Checked" field:value="true"/></field:fieldmark><text:bookmark-end text:name="__Fieldmark__6552_4978607943189"/><text:s/><text:bookmark text:name="__Fieldmark__4618_11029785052110"/><text:span text:style-name="T1">Aeronautical <text:s text:c="2"/></text:span><text:bookmark-start text:name="__Fieldmark__6580_4978607943202"/><text:bookmark text:name="__Fieldmark__6580_4978607943201"/><text:bookmark text:name="__Fieldmark__6580_497860794"/><text:bookmark text:name="__Fieldmark__4641_11029785052120"/><text:bookmark text:name="__Fieldmark__2991_1098465150"/><text:bookmark text:name="__Fieldmark__1479_273468429874"/><text:bookmark text:name="__Fieldmark__1479_273468429"/><text:bookmark text:name="__Fieldmark__2991_10984651501454"/><text:bookmark text:name="__Fieldmark__4641_1102978505"/><field:fieldmark text:name="__Fieldmark__6713_643765501" field:type="vnd.oasis.opendocument.field.FORMCHECKBOX"><field:param field:name="Checkbox_Checked" field:value="false"/></field:fieldmark><text:bookmark-end text:name="__Fieldmark__6580_4978607943202"/><text:s/><text:bookmark text:name="__Fieldmark__4641_11029785052121"/><text:span text:style-name="T1">Manufacturing <text:s text:c="2"/></text:span><text:bookmark-start text:name="__Fieldmark__6608_4978607943215"/><text:bookmark text:name="__Fieldmark__6608_4978607943214"/><text:bookmark text:name="__Fieldmark__6608_497860794"/><text:bookmark text:name="__Fieldmark__4664_11029785052131"/><text:bookmark text:name="__Fieldmark__3007_1098465150"/><text:bookmark text:name="__Fieldmark__1489_273468429881"/><text:bookmark text:name="__Fieldmark__1489_273468429"/><text:bookmark text:name="__Fieldmark__3007_10984651501463"/><text:bookmark text:name="__Fieldmark__4664_1102978505"/><field:fieldmark text:name="__Fieldmark__6738_643765501" field:type="vnd.oasis.opendocument.field.FORMCHECKBOX"><field:param field:name="Checkbox_Checked" field:value="true"/></field:fieldmark><text:bookmark-end text:name="__Fieldmark__6608_4978607943215"/><text:s/><text:bookmark text:name="__Fieldmark__4664_11029785052132"/><text:span text:style-name="T1">Civil <text:s text:c="2"/></text:span><text:bookmark-start text:name="__Fieldmark__6636_4978607943228"/><text:bookmark text:name="__Fieldmark__6636_4978607943227"/><text:bookmark text:name="__Fieldmark__6636_497860794"/><text:bookmark text:name="__Fieldmark__4687_11029785052142"/><text:bookmark text:name="__Fieldmark__3023_1098465150"/><text:bookmark text:name="__Fieldmark__1499_273468429888"/><text:bookmark text:name="__Fieldmark__1499_273468429"/><text:bookmark text:name="__Fieldmark__3023_10984651501472"/><text:bookmark text:name="__Fieldmark__4687_1102978505"/><field:fieldmark text:name="__Fieldmark__6763_643765501" field:type="vnd.oasis.opendocument.field.FORMCHECKBOX"><field:param field:name="Checkbox_Checked" field:value="true"/></field:fieldmark><text:bookmark-end text:name="__Fieldmark__6636_4978607943228"/><text:s/><text:bookmark text:name="__Fieldmark__4687_11029785052143"/><text:bookmark text:name="__Fieldmark__6657_497860794"/><text:bookmark text:name="__Fieldmark__4705_1102978505"/><text:bookmark text:name="form1[0].#subform[4]"/><text:bookmark text:name="form1[0].#subform[4].OtherScientists[0]"/><text:bookmark text:name="__Fieldmark__3035_1098465150"/><field:fieldmark-start text:name="__Fieldmark__6780_643765501" field:type="vnd.oasis.opendocument.field.FORMTEXT"/><field:fieldmark-end/>Mechanical <text:bookmark text:name="__Fieldmark__6657_4978607943243"/><text:bookmark text:name="__Fieldmark__4705_11029785052152"/><text:bookmark text:name="form1[0].#subform[4]894"/><text:bookmark text:name="__Fieldmark__3035_10984651501481"/><text:bookmark text:name="__Fieldmark__6657_4978607943238"/><text:span text:style-name="T1"><text:s text:c="2"/></text:span><text:bookmark-start text:name="__Fieldmark__6693_4978607943254"/><text:bookmark text:name="__Fieldmark__6693_4978607943253"/><text:bookmark text:name="__Fieldmark__6693_497860794"/><text:bookmark text:name="__Fieldmark__4733_11029785052164"/><text:bookmark text:name="__Fieldmark__3053_1098465150"/><text:bookmark text:name="__Fieldmark__1514_273468429900"/><text:bookmark text:name="__Fieldmark__1514_273468429"/><text:bookmark text:name="__Fieldmark__3053_10984651501490"/><text:bookmark text:name="__Fieldmark__4733_1102978505"/><field:fieldmark text:name="__Fieldmark__6811_643765501" field:type="vnd.oasis.opendocument.field.FORMCHECKBOX"><field:param field:name="Checkbox_Checked" field:value="true"/></field:fieldmark><text:bookmark-end text:name="__Fieldmark__6693_4978607943254"/><text:s/><text:bookmark text:name="__Fieldmark__4733_11029785052165"/><text:span text:style-name="T1">Chemical <text:s text:c="2"/></text:span><text:bookmark-start text:name="__Fieldmark__6721_4978607943267"/><text:bookmark text:name="__Fieldmark__6721_4978607943266"/><text:bookmark text:name="__Fieldmark__6721_497860794"/><text:bookmark text:name="__Fieldmark__4756_11029785052175"/><text:bookmark text:name="__Fieldmark__3069_1098465150"/><text:bookmark text:name="__Fieldmark__1524_273468429907"/><text:bookmark text:name="__Fieldmark__1524_273468429"/><text:bookmark text:name="__Fieldmark__3069_10984651501499"/><text:bookmark text:name="__Fieldmark__4756_1102978505"/><field:fieldmark text:name="__Fieldmark__6836_643765501" field:type="vnd.oasis.opendocument.field.FORMCHECKBOX"><field:param field:name="Checkbox_Checked" field:value="true"/></field:fieldmark><text:bookmark-end text:name="__Fieldmark__6721_4978607943267"/><text:s/><text:bookmark text:name="__Fieldmark__4756_11029785052176"/><text:span text:style-name="T1">Electrical <text:s text:c="2"/></text:span><text:bookmark-start text:name="__Fieldmark__6749_4978607943280"/><text:bookmark text:name="__Fieldmark__6749_4978607943279"/><text:bookmark text:name="__Fieldmark__6749_497860794"/><text:bookmark text:name="__Fieldmark__4779_11029785052186"/><text:bookmark text:name="__Fieldmark__3085_1098465150"/><text:bookmark text:name="__Fieldmark__1533_273468429914"/><text:bookmark text:name="__Fieldmark__1533_273468429"/><text:bookmark text:name="__Fieldmark__3085_10984651501508"/><text:bookmark text:name="__Fieldmark__4779_1102978505"/><field:fieldmark text:name="__Fieldmark__6861_643765501" field:type="vnd.oasis.opendocument.field.FORMCHECKBOX"/><text:bookmark-end text:name="__Fieldmark__6749_4978607943280"/><text:s/><text:bookmark text:name="__Fieldmark__4779_11029785052187"/><text:span text:style-name="T1">Other</text:span></text:p>
        <text:p text:style-name="P8"/>
        <text:p text:style-name="P12">What other scientists would read your book?</text:p>
        <text:p text:style-name="P2"><text:bookmark text:name="__Fieldmark__4802_1102978505"/><text:bookmark text:name="__Fieldmark__6778_4978607943291"/><text:bookmark text:name="__Fieldmark__6778_497860794"/><text:bookmark text:name="__Fieldmark__4802_11029785052196"/><text:bookmark text:name="__Fieldmark__3100_1098465150"/><text:bookmark text:name="Check13"/><text:bookmark text:name="__Fieldmark__1544_273468429"/><text:bookmark text:name="__Fieldmark__3100_10984651501516"/><field:fieldmark text:name="__Fieldmark__6891_643765501" field:type="vnd.oasis.opendocument.field.FORMCHECKBOX"><field:param field:name="Checkbox_Checked" field:value="true"/></field:fieldmark><text:s/><text:bookmark text:name="__Fieldmark__6778_4978607943293"/><text:span text:style-name="T1">Astronomers <text:s text:c="2"/></text:span><text:bookmark-start text:name="__Fieldmark__6805_4978607943305"/><text:bookmark text:name="__Fieldmark__6805_4978607943304"/><text:bookmark text:name="__Fieldmark__6805_497860794"/><text:bookmark text:name="__Fieldmark__4824_11029785052207"/><text:bookmark text:name="__Fieldmark__3116_1098465150"/><text:bookmark text:name="__Fieldmark__1554_273468429927"/><text:bookmark text:name="__Fieldmark__1554_273468429"/><text:bookmark text:name="__Fieldmark__3116_10984651501525"/><text:bookmark text:name="__Fieldmark__4824_1102978505"/><field:fieldmark text:name="__Fieldmark__6914_643765501" field:type="vnd.oasis.opendocument.field.FORMCHECKBOX"><field:param field:name="Checkbox_Checked" field:value="true"/></field:fieldmark><text:bookmark-end text:name="__Fieldmark__6805_4978607943305"/><text:s/><text:bookmark text:name="__Fieldmark__4824_11029785052208"/><text:span text:style-name="T1">Physicists <text:s text:c="2"/></text:span><text:bookmark-start text:name="__Fieldmark__6833_4978607943318"/><text:bookmark text:name="__Fieldmark__6833_4978607943317"/><text:bookmark text:name="__Fieldmark__6833_497860794"/><text:bookmark text:name="__Fieldmark__4847_11029785052218"/><text:bookmark text:name="__Fieldmark__3132_1098465150"/><text:bookmark text:name="__Fieldmark__1564_273468429934"/><text:bookmark text:name="__Fieldmark__1564_273468429"/><text:bookmark text:name="__Fieldmark__3132_10984651501534"/><text:bookmark text:name="__Fieldmark__4847_1102978505"/><field:fieldmark text:name="__Fieldmark__6939_643765501" field:type="vnd.oasis.opendocument.field.FORMCHECKBOX"/><text:bookmark-end text:name="__Fieldmark__6833_4978607943318"/><text:s/><text:bookmark text:name="__Fieldmark__4847_11029785052219"/><text:span text:style-name="T1">Biologists <text:s text:c="2"/></text:span><text:bookmark-start text:name="__Fieldmark__6861_4978607943331"/><text:bookmark text:name="__Fieldmark__6861_4978607943330"/><text:bookmark text:name="__Fieldmark__6861_497860794"/><text:bookmark text:name="__Fieldmark__4870_11029785052229"/><text:bookmark text:name="__Fieldmark__3148_1098465150"/><text:bookmark text:name="__Fieldmark__1574_273468429941"/><text:bookmark text:name="__Fieldmark__1574_273468429"/><text:bookmark text:name="__Fieldmark__3148_10984651501543"/><text:bookmark text:name="__Fieldmark__4870_1102978505"/><field:fieldmark text:name="__Fieldmark__6964_643765501" field:type="vnd.oasis.opendocument.field.FORMCHECKBOX"><field:param field:name="Checkbox_Checked" field:value="true"/></field:fieldmark><text:bookmark-end text:name="__Fieldmark__6861_4978607943331"/><text:s/><text:bookmark text:name="__Fieldmark__4870_11029785052230"/><text:span text:style-name="T1">Chemists <text:s text:c="2"/></text:span><text:bookmark-start text:name="__Fieldmark__6889_4978607943344"/><text:bookmark text:name="__Fieldmark__6889_4978607943343"/><text:bookmark text:name="__Fieldmark__6889_497860794"/><text:bookmark text:name="__Fieldmark__4893_11029785052240"/><text:bookmark text:name="__Fieldmark__3164_1098465150"/><text:bookmark text:name="__Fieldmark__1584_273468429948"/><text:bookmark text:name="__Fieldmark__1584_273468429"/><text:bookmark text:name="__Fieldmark__3164_10984651501552"/><text:bookmark text:name="__Fieldmark__4893_1102978505"/><field:fieldmark text:name="__Fieldmark__6989_643765501" field:type="vnd.oasis.opendocument.field.FORMCHECKBOX"/><text:bookmark-end text:name="__Fieldmark__6889_4978607943344"/><text:s/><text:bookmark text:name="__Fieldmark__4893_11029785052241"/><text:span text:style-name="T1">Other</text:span></text:p>
        <text:p text:style-name="P8"/>
        <text:p text:style-name="P27">Series</text:p>
        <text:p text:style-name="P12"/>
        <text:p text:style-name="P2"><text:span text:style-name="T2">Do you feel your book belongs in any of these series </text:span><text:a xlink:type="simple" xlink:href="http://www.siam.org/books/series/index.php" text:style-name="Internet_20_link" text:visited-style-name="Visited_20_Internet_20_Link"><text:span text:style-name="T28">http://www.siam.org/books/series/index.php</text:span></text:a><text:span text:style-name="T2">? You may choose more than one.</text:span></text:p>
        <text:p text:style-name="P2"><text:bookmark text:name="__Fieldmark__4923_1102978505"/><text:bookmark-start text:name="__Fieldmark__6927_4978607943358"/><text:bookmark text:name="__Fieldmark__6927_4978607943357"/><text:bookmark text:name="__Fieldmark__6927_497860794"/><text:bookmark text:name="__Fieldmark__4923_11029785052252"/><text:bookmark text:name="__Fieldmark__3186_10984651501562"/><text:bookmark text:name="__Fieldmark__3186_1098465150"/><text:bookmark text:name="__Fieldmark__1606_273468429955"/><text:bookmark text:name="__Fieldmark__1606_273468429"/><text:bookmark text:name="Text481551558"/><field:fieldmark text:name="__Fieldmark__7034_643765501" field:type="vnd.oasis.opendocument.field.FORMCHECKBOX"/><text:bookmark-end text:name="__Fieldmark__6927_4978607943358"/><text:s/><text:bookmark text:name="__Fieldmark__3186_10984651501561"/><text:span text:style-name="T1">Advances in Design and Control</text:span></text:p>
        <text:p text:style-name="P2"><text:bookmark text:name="__Fieldmark__4947_11029785052263"/><text:bookmark text:name="__Fieldmark__6961_4978607943371"/><text:bookmark text:name="__Fieldmark__6961_497860794"/><text:bookmark text:name="__Fieldmark__4947_11029785052264"/><text:bookmark text:name="__Fieldmark__4947_1102978505"/><text:bookmark text:name="__Fieldmark__3199_1098465150"/><text:bookmark text:name="__Fieldmark__1614_273468429"/><text:bookmark text:name="__Fieldmark__1614_273468429958"/><text:bookmark text:name="__Fieldmark__1614_273468429959"/><text:bookmark text:name="__Fieldmark__3199_10984651501573"/><field:fieldmark text:name="__Fieldmark__7064_643765501" field:type="vnd.oasis.opendocument.field.FORMCHECKBOX"/><text:s/><text:bookmark text:name="__Fieldmark__6961_4978607943373"/><text:span text:style-name="T1">Classics</text:span></text:p>
        <text:p text:style-name="P2"><text:bookmark text:name="__Fieldmark__4970_11029785052275"/><text:bookmark text:name="__Fieldmark__6994_4978607943385"/><text:bookmark text:name="__Fieldmark__6994_497860794"/><text:bookmark text:name="__Fieldmark__4970_11029785052276"/><text:bookmark text:name="__Fieldmark__4970_1102978505"/><text:bookmark text:name="__Fieldmark__3211_1098465150"/><text:bookmark text:name="__Fieldmark__1621_273468429"/><text:bookmark text:name="__Fieldmark__1621_273468429962"/><text:bookmark text:name="__Fieldmark__1621_273468429963"/><text:bookmark text:name="__Fieldmark__3199_109846515015732274"/><field:fieldmark text:name="__Fieldmark__7092_643765501" field:type="vnd.oasis.opendocument.field.FORMCHECKBOX"><field:param field:name="Checkbox_Checked" field:value="true"/></field:fieldmark><text:s/><text:bookmark text:name="__Fieldmark__6994_4978607943387"/><text:span text:style-name="T1">Computational Science and Engineering</text:span></text:p>
        <text:p text:style-name="P2"><text:bookmark text:name="__Fieldmark__4993_11029785052287"/><text:bookmark text:name="__Fieldmark__7028_4978607943399"/><text:bookmark text:name="__Fieldmark__7028_497860794"/><text:bookmark text:name="__Fieldmark__4993_11029785052288"/><text:bookmark text:name="__Fieldmark__4993_1102978505"/><text:bookmark text:name="__Fieldmark__3223_1098465150"/><text:bookmark text:name="__Fieldmark__1628_273468429"/><text:bookmark text:name="__Fieldmark__1628_273468429966"/><text:bookmark text:name="__Fieldmark__1628_273468429967"/><text:bookmark text:name="__Fieldmark__3223_10984651501588"/><field:fieldmark text:name="__Fieldmark__7120_643765501" field:type="vnd.oasis.opendocument.field.FORMCHECKBOX"/><text:s/><text:bookmark text:name="__Fieldmark__7028_4978607943401"/><text:span text:style-name="T1">Financial Mathematics</text:span></text:p>
        <text:p text:style-name="P2"><text:bookmark text:name="__Fieldmark__5016_11029785052299"/><text:bookmark text:name="__Fieldmark__7061_4978607943413"/><text:bookmark text:name="__Fieldmark__7061_497860794"/><text:bookmark text:name="__Fieldmark__5016_11029785052300"/><text:bookmark text:name="__Fieldmark__5016_1102978505"/><text:bookmark text:name="__Fieldmark__3235_1098465150"/><text:bookmark text:name="__Fieldmark__1632_273468429"/><text:bookmark text:name="__Fieldmark__1632_273468429970"/><text:bookmark text:name="__Fieldmark__1632_273468429971"/><text:bookmark text:name="__Fieldmark__3223_109846515015882298"/><field:fieldmark text:name="__Fieldmark__7148_643765501" field:type="vnd.oasis.opendocument.field.FORMCHECKBOX"/><text:s/><text:bookmark text:name="__Fieldmark__7061_4978607943415"/><text:span text:style-name="T1">Fundamentals of Algorithms</text:span></text:p>
        <text:p text:style-name="P2"><text:bookmark text:name="__Fieldmark__5038_1102978505"/><text:bookmark text:name="__Fieldmark__7091_4978607943426"/><text:bookmark text:name="__Fieldmark__7091_497860794"/><text:bookmark text:name="__Fieldmark__5038_11029785052311"/><text:bookmark text:name="__Fieldmark__3247_1098465150"/><text:bookmark text:name="__Fieldmark__1639_273468429"/><text:bookmark text:name="__Fieldmark__1639_273468429974"/><text:bookmark text:name="__Fieldmark__1639_273468429975"/><text:bookmark text:name="__Fieldmark__3247_10984651501598"/><field:fieldmark text:name="__Fieldmark__7174_643765501" field:type="vnd.oasis.opendocument.field.FORMCHECKBOX"/><text:s/><text:bookmark text:name="__Fieldmark__7091_4978607943428"/><text:span text:style-name="T1">Mathematics in Industry</text:span></text:p>
        <text:p text:style-name="P2"><text:bookmark text:name="__Fieldmark__5061_11029785052321"/><text:bookmark text:name="__Fieldmark__7121_4978607943439"/><text:bookmark text:name="__Fieldmark__7121_497860794"/><text:bookmark text:name="__Fieldmark__5061_11029785052322"/><text:bookmark text:name="__Fieldmark__5061_1102978505"/><text:bookmark text:name="__Fieldmark__3262_1098465150"/><text:bookmark text:name="__Fieldmark__1649_273468429981"/><text:bookmark text:name="__Fieldmark__1649_273468429"/><text:bookmark text:name="__Fieldmark__3262_10984651501611"/><field:fieldmark text:name="__Fieldmark__7200_643765501" field:type="vnd.oasis.opendocument.field.FORMCHECKBOX"/><text:s/><text:bookmark text:name="__Fieldmark__7121_4978607943441"/><text:span text:style-name="T1">Mathematical Modeling and Computation</text:span></text:p>
        <text:p text:style-name="P2"><text:bookmark text:name="__Fieldmark__5084_11029785052333"/><text:bookmark text:name="__Fieldmark__7154_4978607943453"/><text:bookmark text:name="__Fieldmark__7154_497860794"/><text:bookmark text:name="__Fieldmark__5084_11029785052334"/><text:bookmark text:name="__Fieldmark__5084_1102978505"/><text:bookmark text:name="__Fieldmark__3274_1098465150"/><text:bookmark text:name="__Fieldmark__1653_273468429"/><text:bookmark text:name="__Fieldmark__1653_273468429984"/><text:bookmark text:name="__Fieldmark__1653_273468429985"/><text:bookmark text:name="__Fieldmark__3262_109846515016112332"/><field:fieldmark text:name="__Fieldmark__7228_643765501" field:type="vnd.oasis.opendocument.field.FORMCHECKBOX"/><text:s/><text:bookmark text:name="__Fieldmark__7154_4978607943455"/><text:span text:style-name="T1">MOS-SIAM Series on Optimization</text:span></text:p>
        <text:p text:style-name="P2"><text:bookmark text:name="__Fieldmark__5107_1102978505"/><text:bookmark text:name="__Fieldmark__7184_4978607943466"/><text:bookmark text:name="__Fieldmark__7184_497860794"/><text:bookmark text:name="__Fieldmark__5107_11029785052345"/><text:bookmark text:name="__Fieldmark__3286_1098465150"/><text:bookmark text:name="__Fieldmark__1662_273468429"/><text:bookmark text:name="__Fieldmark__1662_273468429988"/><text:bookmark text:name="__Fieldmark__1662_273468429989"/><text:bookmark text:name="__Fieldmark__3286_10984651501622"/><field:fieldmark text:name="__Fieldmark__7254_643765501" field:type="vnd.oasis.opendocument.field.FORMCHECKBOX"/><text:s/><text:bookmark text:name="__Fieldmark__7184_4978607943468"/><text:span text:style-name="T1">Other Titles in Applied Mathematics</text:span></text:p>
        <text:p text:style-name="P2"><text:bookmark text:name="__Fieldmark__5129_1102978505"/><text:bookmark text:name="__Fieldmark__7214_4978607943479"/><text:bookmark text:name="__Fieldmark__7214_497860794"/><text:bookmark text:name="__Fieldmark__5129_11029785052356"/><text:bookmark text:name="__Fieldmark__3298_1098465150"/><text:bookmark text:name="__Fieldmark__1669_273468429"/><text:bookmark text:name="__Fieldmark__1669_273468429992"/><text:bookmark text:name="__Fieldmark__1669_273468429993"/><text:bookmark text:name="__Fieldmark__3298_10984651501629"/><field:fieldmark text:name="__Fieldmark__7280_643765501" field:type="vnd.oasis.opendocument.field.FORMCHECKBOX"><field:param field:name="Checkbox_Checked" field:value="true"/></field:fieldmark><text:s/><text:span text:style-name="T29">Software, Environments, and Tools</text:span><text:bookmark text:name="__Fieldmark__7214_4978607943481"/></text:p>
        <text:p text:style-name="P2"><text:bookmark text:name="__Fieldmark__5151_1102978505"/><text:bookmark text:name="__Fieldmark__7242_4978607943491"/><text:bookmark text:name="__Fieldmark__7242_497860794"/><text:bookmark text:name="__Fieldmark__5151_11029785052366"/><text:bookmark text:name="__Fieldmark__3313_1098465150"/><text:bookmark text:name="__Fieldmark__1677_273468429999"/><text:bookmark text:name="__Fieldmark__1677_273468429"/><text:bookmark text:name="__Fieldmark__3313_10984651501637"/><field:fieldmark text:name="__Fieldmark__7304_643765501" field:type="vnd.oasis.opendocument.field.FORMCHECKBOX"/><text:s/><text:span text:style-name="T1">Spotlight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0" svg:font-family="0"/>
    <style:font-face style:name="Calibri" svg:font-family="Calibri"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yriad Pro" svg:font-family="'Myriad Pr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erif1" svg:font-family="'Liberation Serif'" style:font-family-generic="system" style:font-pitch="variable"/>
    <style:font-face style:name="Myriad Pro1" svg:font-family="'Myriad Pr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left="0in" fo:margin-right="0in" fo:margin-top="0.1665in" fo:margin-bottom="0.0835in" loext:contextual-spacing="false" fo:text-align="start" style:justify-single-word="false" fo:orphans="2" fo:widows="2" fo:text-indent="0in" style:auto-text-indent="false" fo:keep-with-next="always" style:vertical-align="auto"/>
      <style:text-properties fo:color="#000000"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style:style>
    <style:style style:name="Text_20_body" style:display-name="Text body" style:family="paragraph" style:parent-style-name="Standard" style:default-outline-level="" style:class="text">
      <style:paragraph-properties fo:margin-left="0in" fo:margin-right="0in" fo:margin-top="0in" fo:margin-bottom="0.0972in" loext:contextual-spacing="false" fo:line-height="120%" fo:text-align="start" style:justify-single-word="false" fo:orphans="2" fo:widows="2" fo:text-indent="0in" style:auto-text-indent="false" style:vertical-align="auto"/>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style:style>
    <style:style style:name="List" style:family="paragraph" style:parent-style-name="Text_20_body" style:default-outline-level="" style:class="list">
      <style:paragraph-properties fo:margin-left="0in" fo:margin-right="0in" fo:margin-top="0in" fo:margin-bottom="0.0972in" loext:contextual-spacing="false" fo:line-height="120%" fo:text-align="start" style:justify-single-word="false" fo:orphans="2" fo:widows="2" fo:text-indent="0in" style:auto-text-indent="false" style:vertical-align="auto"/>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style:style>
    <style:style style:name="Caption" style:family="paragraph" style:parent-style-name="Standard" style:default-outline-level="" style:class="extra">
      <style:paragraph-properties fo:margin-left="0in" fo:margin-right="0in" fo:margin-top="0.0835in" fo:margin-bottom="0.0835in" loext:contextual-spacing="false" fo:text-align="start" style:justify-single-word="false" fo:orphans="2" fo:widows="2" fo:text-indent="0in" style:auto-text-indent="false" style:vertical-align="auto"/>
      <style:text-properties fo:color="#000000"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style:style>
    <style:style style:name="Index" style:family="paragraph" style:parent-style-name="Standard" style:default-outline-level="" style:class="index">
      <style:paragraph-properties fo:margin-left="0in" fo:margin-right="0in" fo:text-align="start" style:justify-single-word="false" fo:orphans="2" fo:widows="2" fo:text-indent="0in" style:auto-text-indent="false" style:vertical-align="auto"/>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000000" style:font-name="Times New Roman" fo:font-family="'Times New Roman'"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style:style>
    <style:style style:name="Default" style:family="paragraph" style:default-outline-level="">
      <style:paragraph-properties fo:margin-left="0in" fo:margin-right="0in" fo:text-align="start" style:justify-single-word="false" fo:orphans="0" fo:widows="0" fo:text-indent="0in" style:auto-text-indent="false" style:vertical-align="auto" style:writing-mode="lr-tb"/>
      <style:text-properties fo:color="#000000" style:font-name="Myriad Pro" fo:font-family="'Myriad Pro'"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able_20_Grid" style:display-name="Table Grid" style:family="paragraph" style:parent-style-name="DocumentMap"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text-properties fo:color="#000000" style:font-name="Times New Roman" fo:font-family="'Times New Roman'"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ar" style:country-asian="SA"/>
    </style:style>
    <style:style style:name="Footer" style:family="paragraph" style:parent-style-name="Standard" style:default-outline-level="" style:class="extra">
      <style:paragraph-properties fo:margin-left="0in" fo:margin-right="0in" fo:text-align="start" style:justify-single-word="false" fo:orphans="2" fo:widows="2" fo:text-indent="0in" style:auto-text-indent="false" style:vertical-align="auto">
        <style:tab-stops>
          <style:tab-stop style:position="3in" style:type="center"/>
          <style:tab-stop style:position="6in" style:type="right"/>
        </style:tab-stops>
      </style:paragraph-properties>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style:style>
    <style:style style:name="Header" style:family="paragraph" style:parent-style-name="Standard" style:default-outline-level="" style:class="extra">
      <style:paragraph-properties fo:margin-left="0in" fo:margin-right="0in" fo:text-align="start" style:justify-single-word="false" fo:orphans="2" fo:widows="2" fo:text-indent="0in" style:auto-text-indent="false" style:vertical-align="auto">
        <style:tab-stops>
          <style:tab-stop style:position="3in" style:type="center"/>
          <style:tab-stop style:position="6in" style:type="right"/>
        </style:tab-stops>
      </style:paragraph-properties>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style:style>
    <style:style style:name="MQ" style:family="paragraph" style:default-outline-level="">
      <style:paragraph-properties fo:margin-left="0in" fo:margin-right="0in" fo:text-align="start" style:justify-single-word="false" fo:orphans="0" fo:widows="0" fo:text-indent="0in" style:auto-text-indent="false" style:vertical-align="auto" style:writing-mode="lr-tb"/>
      <style:text-properties fo:color="#000000"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text-align="start" style:justify-single-word="false" fo:orphans="2" fo:widows="2" fo:text-indent="0in" style:auto-text-indent="false" style:vertical-align="auto"/>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asian="Times New Roman1" style:font-family-asian="'Times New Roman'" style:font-family-generic-asian="system" style:font-pitch-asian="variable"/>
    </style:style>
    <style:style style:name="Footer_20_Char" style:display-name="Footer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page_20_number" style:display-name="page number" style:family="text" style:parent-style-name="Default_20_Paragraph_20_Font">
      <style:text-properties style:font-name-asian="Times New Roman1" style:font-family-asian="'Times New Roman'" style:font-family-generic-asian="system" style:font-pitch-asian="variable"/>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FollowedHyperlink" style:family="text" style:parent-style-name="Default_20_Paragraph_20_Font">
      <style:text-properties fo:color="#800080" style:text-underline-style="solid" style:text-underline-width="auto" style:text-underline-color="font-color" style:font-name-asian="Times New Roman1" style:font-family-asian="'Times New Roman'"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ok Proposal</dc:title>
    <meta:initial-creator>eeg</meta:initial-creator>
    <meta:creation-date>2011-03-07T15:25:00</meta:creation-date>
    <dc:date>2015-09-23T19:02:58.947211188</dc:date>
    <meta:print-date>2009-12-17T13:26:00</meta:print-date>
    <meta:generator>LibreOffice/4.4.2.2$Linux_X86_64 LibreOffice_project/40m0$Build-2</meta:generator>
    <meta:editing-duration>PT47M42S</meta:editing-duration>
    <meta:editing-cycles>35</meta:editing-cycles>
    <meta:document-statistic meta:table-count="1" meta:image-count="0" meta:object-count="0" meta:page-count="5" meta:paragraph-count="170" meta:word-count="1983" meta:character-count="11768" meta:non-whitespace-character-count="9688"/>
  </office:meta>
</office:document-meta>
</file>